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courier" svg:font-family="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weight="normal" officeooo:rsid="000c3662" officeooo:paragraph-rsid="000c3662" style:font-weight-asian="normal" style:font-weight-complex="normal"/>
    </style:style>
    <style:style style:name="P2" style:family="paragraph" style:parent-style-name="Standard">
      <style:paragraph-properties fo:line-height="100%"/>
      <style:text-properties fo:font-weight="normal" officeooo:rsid="000c3662" officeooo:paragraph-rsid="0017769c" style:font-weight-asian="normal" style:font-weight-complex="normal"/>
    </style:style>
    <style:style style:name="P3" style:family="paragraph" style:parent-style-name="Standard">
      <style:text-properties fo:font-weight="normal" officeooo:rsid="000c3662" officeooo:paragraph-rsid="001466a8" style:font-weight-asian="normal" style:font-weight-complex="normal"/>
    </style:style>
    <style:style style:name="P4" style:family="paragraph" style:parent-style-name="Standard">
      <style:paragraph-properties fo:line-height="100%"/>
      <style:text-properties fo:font-weight="normal" officeooo:rsid="000d56a0" officeooo:paragraph-rsid="000d56a0" style:font-weight-asian="normal" style:font-weight-complex="normal"/>
    </style:style>
    <style:style style:name="P5" style:family="paragraph" style:parent-style-name="Standard">
      <style:paragraph-properties fo:line-height="100%"/>
      <style:text-properties fo:font-weight="normal" officeooo:rsid="00125520" officeooo:paragraph-rsid="001466a8" style:font-weight-asian="normal" style:font-weight-complex="normal"/>
    </style:style>
    <style:style style:name="P6" style:family="paragraph" style:parent-style-name="Standard">
      <style:text-properties fo:font-weight="bold" officeooo:rsid="000c3662" officeooo:paragraph-rsid="001466a8" style:font-weight-asian="bold" style:font-weight-complex="bold"/>
    </style:style>
    <style:style style:name="P7" style:family="paragraph" style:parent-style-name="Standard">
      <style:paragraph-properties fo:line-height="100%"/>
      <style:text-properties officeooo:paragraph-rsid="001466a8"/>
    </style:style>
    <style:style style:name="P8" style:family="paragraph" style:parent-style-name="Standard">
      <style:paragraph-properties fo:line-height="100%"/>
      <style:text-properties officeooo:paragraph-rsid="00540245"/>
    </style:style>
    <style:style style:name="P9" style:family="paragraph" style:parent-style-name="Standard">
      <style:text-properties officeooo:rsid="000d56a0" officeooo:paragraph-rsid="0014daf0"/>
    </style:style>
    <style:style style:name="P10" style:family="paragraph" style:parent-style-name="Standard">
      <style:paragraph-properties fo:line-height="100%"/>
      <style:text-properties fo:font-size="12pt" fo:font-weight="normal" officeooo:rsid="00127ab3" officeooo:paragraph-rsid="001466a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00%"/>
      <style:text-properties fo:font-size="12pt" fo:font-weight="normal" officeooo:rsid="00129875" officeooo:paragraph-rsid="001466a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00%"/>
      <style:text-properties fo:font-size="12pt" style:text-underline-style="none" fo:font-weight="normal" officeooo:rsid="001448c6" officeooo:paragraph-rsid="001448c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00%"/>
      <style:text-properties fo:font-size="12pt" style:text-underline-style="none" fo:font-weight="normal" officeooo:rsid="001448c6" officeooo:paragraph-rsid="0054024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00%"/>
      <style:text-properties fo:font-size="12pt" style:text-underline-style="none" fo:font-weight="normal" officeooo:rsid="001448c6" officeooo:paragraph-rsid="00583f3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00%"/>
      <style:text-properties fo:font-size="12pt" style:text-underline-style="none" fo:font-weight="normal" officeooo:rsid="001466a8" officeooo:paragraph-rsid="0015314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00%"/>
      <style:text-properties fo:font-size="12pt" style:text-underline-style="none" fo:font-weight="normal" officeooo:rsid="001466a8" officeooo:paragraph-rsid="001448c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00%"/>
      <style:text-properties fo:font-size="12pt" style:text-underline-style="none" fo:font-weight="normal" officeooo:rsid="0014daf0" officeooo:paragraph-rsid="001466a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00%"/>
      <style:text-properties fo:font-size="12pt" style:text-underline-style="none" fo:font-weight="normal" officeooo:rsid="00153146" officeooo:paragraph-rsid="0054024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00%"/>
      <style:text-properties fo:font-size="12pt" style:text-underline-style="none" fo:font-weight="normal" officeooo:rsid="000c3662" officeooo:paragraph-rsid="0017769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00%"/>
      <style:text-properties fo:font-size="12pt" style:text-underline-style="none" fo:font-weight="normal" officeooo:rsid="001ad688" officeooo:paragraph-rsid="0054024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line-height="100%"/>
      <style:text-properties fo:font-size="12pt" style:text-underline-style="none" fo:font-weight="normal" officeooo:rsid="002ccb77" officeooo:paragraph-rsid="0054024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00%"/>
      <style:text-properties fo:font-size="12pt" style:text-underline-style="none" fo:font-weight="normal" officeooo:rsid="00583f3e" officeooo:paragraph-rsid="00583f3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line-height="100%"/>
      <style:text-properties fo:font-size="12pt" style:text-underline-style="none" fo:font-weight="normal" officeooo:rsid="0019a511" officeooo:paragraph-rsid="0019a51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line-height="100%"/>
      <style:text-properties fo:font-size="12pt" style:text-underline-style="none" fo:font-weight="normal" officeooo:rsid="0038fbf8" officeooo:paragraph-rsid="00540245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00%"/>
      <style:text-properties fo:font-size="12pt" style:text-underline-style="none" fo:font-weight="normal" officeooo:rsid="0039e4c5" officeooo:paragraph-rsid="00540245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00%"/>
      <style:text-properties fo:font-size="12pt" style:text-underline-style="none" fo:font-weight="bold" officeooo:rsid="001466a8" officeooo:paragraph-rsid="00153146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line-height="100%"/>
      <style:text-properties fo:font-size="12pt" style:text-underline-style="none" fo:font-weight="bold" officeooo:rsid="0019a511" officeooo:paragraph-rsid="0019a511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line-height="100%"/>
      <style:text-properties fo:font-size="12pt" style:text-underline-style="none" fo:font-weight="bold" officeooo:rsid="002ccb77" officeooo:paragraph-rsid="00540245" style:font-size-asian="10.5pt" style:font-weight-asian="bold" style:font-size-complex="12pt" style:font-weight-complex="bold"/>
    </style:style>
    <style:style style:name="P29" style:family="paragraph" style:parent-style-name="Standard">
      <style:text-properties fo:font-size="14pt" fo:font-weight="bold" officeooo:rsid="0014daf0" officeooo:paragraph-rsid="0014daf0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rsid="000c3662" officeooo:paragraph-rsid="001466a8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00%"/>
      <style:text-properties fo:font-size="14pt" fo:font-weight="bold" officeooo:rsid="001ad688" officeooo:paragraph-rsid="000c3662" fo:background-color="#66ffff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00%"/>
      <style:text-properties fo:font-size="14pt" fo:font-weight="bold" officeooo:rsid="000ecd8e" officeooo:paragraph-rsid="001466a8" fo:background-color="#33ff99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line-height="100%"/>
      <style:text-properties fo:font-size="14pt" style:text-underline-style="solid" style:text-underline-width="auto" style:text-underline-color="font-color" fo:font-weight="bold" officeooo:rsid="001448c6" officeooo:paragraph-rsid="001448c6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00%"/>
      <style:text-properties fo:font-size="14pt" style:text-underline-style="none" fo:font-weight="bold" officeooo:rsid="001448c6" officeooo:paragraph-rsid="00540245" fo:background-color="#66ffff" style:font-size-asian="14pt" style:font-weight-asian="bold" style:font-size-complex="14pt" style:font-weight-complex="bold"/>
    </style:style>
    <style:style style:name="P35" style:family="paragraph" style:parent-style-name="Standard">
      <style:text-properties officeooo:rsid="000819cc" officeooo:paragraph-rsid="0014daf0"/>
    </style:style>
    <style:style style:name="P36" style:family="paragraph" style:parent-style-name="Standard">
      <style:text-properties officeooo:rsid="000b4051" officeooo:paragraph-rsid="0014daf0"/>
    </style:style>
    <style:style style:name="P37" style:family="paragraph" style:parent-style-name="Standard">
      <style:text-properties style:font-name="Liberation Serif" fo:font-size="12pt" fo:font-weight="normal" officeooo:paragraph-rsid="000c3662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83f3e" officeooo:paragraph-rsid="00583f3e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cb766" officeooo:paragraph-rsid="005cb766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d85dd" officeooo:paragraph-rsid="005d85dd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63befc" officeooo:paragraph-rsid="0063befc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66956c" officeooo:paragraph-rsid="0066956c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00%"/>
      <style:text-properties style:font-name="Liberation Serif" fo:font-size="12pt" style:text-underline-style="none" fo:font-weight="bold" officeooo:rsid="005d85dd" officeooo:paragraph-rsid="005d85dd" style:font-size-asian="12pt" style:font-weight-asian="bold" style:font-size-complex="12pt" style:font-weight-complex="bold"/>
    </style:style>
    <style:style style:name="P44" style:family="paragraph" style:parent-style-name="Standard">
      <style:paragraph-properties fo:line-height="100%"/>
      <style:text-properties style:font-name="Liberation Mono" fo:font-size="10pt" style:text-underline-style="none" fo:font-weight="normal" officeooo:rsid="001448c6" officeooo:paragraph-rsid="001757c6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line-height="100%"/>
      <style:text-properties style:font-name="Liberation Mono" fo:font-size="10pt" style:text-underline-style="none" fo:font-weight="normal" officeooo:rsid="005cb766" officeooo:paragraph-rsid="005cb766" style:font-size-asian="10pt" style:font-weight-asian="normal" style:font-size-complex="10pt" style:font-weight-complex="normal"/>
    </style:style>
    <style:style style:name="P46" style:family="paragraph" style:parent-style-name="Standard">
      <style:text-properties fo:font-size="16pt" fo:font-weight="bold" officeooo:rsid="000c3662" officeooo:paragraph-rsid="000c3662" style:font-size-asian="16pt" style:font-weight-asian="bold" style:font-size-complex="16pt" style:font-weight-complex="bold"/>
    </style:style>
    <style:style style:name="P47" style:family="paragraph" style:parent-style-name="Standard">
      <style:paragraph-properties fo:margin-top="0in" fo:margin-bottom="0.1965in" loext:contextual-spacing="false" fo:line-height="100%"/>
      <style:text-properties fo:font-size="12pt" style:text-underline-style="none" fo:font-weight="normal" officeooo:rsid="00129875" officeooo:paragraph-rsid="001466a8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margin-top="0in" fo:margin-bottom="0.1965in" loext:contextual-spacing="false" fo:line-height="100%"/>
      <style:text-properties fo:font-size="12pt" style:text-underline-style="none" fo:font-weight="normal" officeooo:rsid="00125520" officeooo:paragraph-rsid="0014daf0" style:font-size-asian="10.5pt" style:font-weight-asian="normal" style:font-size-complex="12pt" style:font-weight-complex="normal"/>
    </style:style>
    <style:style style:name="P49" style:family="paragraph" style:parent-style-name="Preformatted_20_Text">
      <style:paragraph-properties fo:margin-top="0in" fo:margin-bottom="0.1965in" loext:contextual-spacing="false"/>
    </style:style>
    <style:style style:name="P50" style:family="paragraph" style:parent-style-name="Preformatted_20_Text">
      <style:paragraph-properties fo:margin-top="0in" fo:margin-bottom="0.1965in" loext:contextual-spacing="false"/>
      <style:text-properties officeooo:paragraph-rsid="001466a8"/>
    </style:style>
    <style:style style:name="P51" style:family="paragraph" style:parent-style-name="Preformatted_20_Text">
      <style:paragraph-properties fo:margin-top="0in" fo:margin-bottom="0.1965in" loext:contextual-spacing="false" fo:line-height="100%"/>
      <style:text-properties fo:font-size="12pt" style:text-underline-style="none" fo:font-weight="normal" officeooo:rsid="001466a8" officeooo:paragraph-rsid="001466a8" style:font-size-asian="10.5pt" style:font-weight-asian="normal" style:font-size-complex="12pt" style:font-weight-complex="normal"/>
    </style:style>
    <style:style style:name="P52" style:family="paragraph" style:parent-style-name="Preformatted_20_Text">
      <style:paragraph-properties fo:margin-top="0in" fo:margin-bottom="0.1965in" loext:contextual-spacing="false"/>
      <style:text-properties officeooo:paragraph-rsid="004f55a1"/>
    </style:style>
    <style:style style:name="P53" style:family="paragraph" style:parent-style-name="Preformatted_20_Text">
      <style:paragraph-properties fo:margin-top="0in" fo:margin-bottom="0.1965in" loext:contextual-spacing="false"/>
      <style:text-properties style:font-name="Liberation Serif" fo:font-size="12pt" officeooo:rsid="004f55a1" officeooo:paragraph-rsid="004f55a1" style:font-size-asian="12pt" style:font-size-complex="12pt"/>
    </style:style>
    <style:style style:name="P54" style:family="paragraph" style:parent-style-name="Preformatted_20_Text">
      <style:paragraph-properties fo:margin-top="0in" fo:margin-bottom="0.1965in" loext:contextual-spacing="false" style:writing-mode="lr-tb"/>
    </style:style>
    <style:style style:name="P55" style:family="paragraph" style:parent-style-name="Preformatted_20_Text">
      <style:paragraph-properties fo:margin-top="0in" fo:margin-bottom="0.1965in" loext:contextual-spacing="false" style:writing-mode="lr-tb"/>
      <style:text-properties style:font-name="Liberation Serif" fo:font-size="12pt" fo:font-weight="bold" officeooo:rsid="00564c41" officeooo:paragraph-rsid="0058e810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top="0in" fo:margin-bottom="0in" loext:contextual-spacing="false" fo:line-height="100%"/>
      <style:text-properties fo:font-weight="normal" officeooo:rsid="000d56a0" officeooo:paragraph-rsid="000d56a0" style:font-weight-asian="normal" style:font-weight-complex="normal"/>
    </style:style>
    <style:style style:name="P57" style:family="paragraph" style:parent-style-name="Text_20_body">
      <style:paragraph-properties fo:margin-top="0in" fo:margin-bottom="0in" loext:contextual-spacing="false" fo:line-height="100%"/>
      <style:text-properties fo:font-weight="normal" officeooo:rsid="0029db22" officeooo:paragraph-rsid="004c72e0" style:font-weight-asian="normal" style:font-weight-complex="normal"/>
    </style:style>
    <style:style style:name="P58" style:family="paragraph" style:parent-style-name="Text_20_body">
      <style:paragraph-properties fo:margin-top="0in" fo:margin-bottom="0in" loext:contextual-spacing="false" fo:line-height="100%"/>
      <style:text-properties fo:font-weight="normal" officeooo:rsid="0029db22" officeooo:paragraph-rsid="004db6b6" style:font-weight-asian="normal" style:font-weight-complex="normal"/>
    </style:style>
    <style:style style:name="P59" style:family="paragraph" style:parent-style-name="Text_20_body">
      <style:paragraph-properties fo:margin-top="0in" fo:margin-bottom="0in" loext:contextual-spacing="false" fo:line-height="100%"/>
      <style:text-properties fo:font-weight="normal" officeooo:rsid="0049f328" officeooo:paragraph-rsid="004c72e0" style:font-weight-asian="normal" style:font-weight-complex="normal"/>
    </style:style>
    <style:style style:name="P60" style:family="paragraph" style:parent-style-name="Text_20_body">
      <style:paragraph-properties fo:margin-top="0in" fo:margin-bottom="0in" loext:contextual-spacing="false" fo:line-height="100%"/>
      <style:text-properties fo:font-weight="normal" officeooo:rsid="00564c41" officeooo:paragraph-rsid="00564c41" style:font-weight-asian="normal" style:font-weight-complex="normal"/>
    </style:style>
    <style:style style:name="P61" style:family="paragraph" style:parent-style-name="Text_20_body">
      <style:paragraph-properties fo:margin-top="0in" fo:margin-bottom="0in" loext:contextual-spacing="false" fo:line-height="100%"/>
      <style:text-properties fo:font-weight="normal" officeooo:rsid="00583f3e" officeooo:paragraph-rsid="00583f3e" style:font-weight-asian="normal" style:font-weight-complex="normal"/>
    </style:style>
    <style:style style:name="P62" style:family="paragraph" style:parent-style-name="Text_20_body">
      <style:paragraph-properties fo:margin-top="0in" fo:margin-bottom="0in" loext:contextual-spacing="false" fo:line-height="100%"/>
      <style:text-properties fo:font-weight="normal" officeooo:rsid="004db6b6" officeooo:paragraph-rsid="004db6b6" style:font-weight-asian="normal" style:font-weight-complex="normal"/>
    </style:style>
    <style:style style:name="P63" style:family="paragraph" style:parent-style-name="Text_20_body">
      <style:paragraph-properties fo:margin-top="0in" fo:margin-bottom="0in" loext:contextual-spacing="false" fo:line-height="100%"/>
      <style:text-properties fo:font-weight="normal" officeooo:rsid="003401bb" officeooo:paragraph-rsid="003401bb" style:font-weight-asian="normal" style:font-weight-complex="normal"/>
    </style:style>
    <style:style style:name="P64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paragraph-rsid="004c72e0" style:font-size-asian="10pt" style:font-size-complex="10pt"/>
    </style:style>
    <style:style style:name="P65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1e00e" officeooo:paragraph-rsid="004c72e0" style:font-size-asian="10pt" style:font-size-complex="10pt"/>
    </style:style>
    <style:style style:name="P66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f55a1" officeooo:paragraph-rsid="004f9272" style:font-size-asian="10pt" style:font-size-complex="10pt"/>
    </style:style>
    <style:style style:name="P67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f55a1" officeooo:paragraph-rsid="00511ff6" style:font-size-asian="10pt" style:font-size-complex="10pt"/>
    </style:style>
    <style:style style:name="P68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fo:font-weight="normal" officeooo:rsid="003401bb" officeooo:paragraph-rsid="003401bb" style:font-size-asian="10pt" style:font-weight-asian="normal" style:font-size-complex="10pt" style:font-weight-complex="normal"/>
    </style:style>
    <style:style style:name="P69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fo:font-weight="normal" officeooo:rsid="00583f3e" officeooo:paragraph-rsid="00583f3e" style:font-size-asian="10pt" style:font-weight-asian="normal" style:font-size-complex="10pt" style:font-weight-complex="normal"/>
    </style:style>
    <style:style style:name="P70" style:family="paragraph" style:parent-style-name="Text_20_body">
      <style:paragraph-properties fo:margin-top="0in" fo:margin-bottom="0in" loext:contextual-spacing="false" fo:line-height="100%"/>
      <style:text-properties officeooo:paragraph-rsid="004c72e0"/>
    </style:style>
    <style:style style:name="P71" style:family="paragraph" style:parent-style-name="Text_20_body">
      <style:paragraph-properties fo:margin-top="0in" fo:margin-bottom="0in" loext:contextual-spacing="false" fo:line-height="100%"/>
      <style:text-properties officeooo:rsid="000ecd8e" officeooo:paragraph-rsid="000ecd8e"/>
    </style:style>
    <style:style style:name="P72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rsid="004f55a1" officeooo:paragraph-rsid="004f55a1" style:font-size-asian="12pt" style:font-size-complex="12pt"/>
    </style:style>
    <style:style style:name="P73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paragraph-rsid="004f9272" style:font-size-asian="12pt" style:font-size-complex="12pt"/>
    </style:style>
    <style:style style:name="P74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rsid="004f9272" officeooo:paragraph-rsid="004f9272" style:font-size-asian="12pt" style:font-size-complex="12pt"/>
    </style:style>
    <style:style style:name="P75" style:family="paragraph" style:parent-style-name="Text_20_body">
      <style:paragraph-properties fo:margin-top="0in" fo:margin-bottom="0in" loext:contextual-spacing="false" fo:line-height="100%"/>
      <style:text-properties fo:font-weight="bold" officeooo:rsid="0029db22" officeooo:paragraph-rsid="0029db22" style:font-weight-asian="bold" style:font-weight-complex="bold"/>
    </style:style>
    <style:style style:name="P76" style:family="paragraph" style:parent-style-name="Text_20_body">
      <style:paragraph-properties fo:margin-top="0in" fo:margin-bottom="0in" loext:contextual-spacing="false" fo:line-height="100%"/>
      <style:text-properties style:text-underline-style="none" fo:font-weight="bold" officeooo:rsid="001ac661" officeooo:paragraph-rsid="001ac661" style:font-weight-asian="bold" style:font-weight-complex="bold"/>
    </style:style>
    <style:style style:name="P77" style:family="paragraph" style:parent-style-name="Text_20_body">
      <style:paragraph-properties fo:margin-top="0in" fo:margin-bottom="0in" loext:contextual-spacing="false" fo:line-height="100%"/>
      <style:text-properties fo:font-style="normal" fo:font-weight="normal" officeooo:rsid="008177ae" officeooo:paragraph-rsid="009807ee" style:font-style-asian="normal" style:font-weight-asian="normal" style:font-style-complex="normal" style:font-weight-complex="normal"/>
    </style:style>
    <style:style style:name="P78" style:family="paragraph" style:parent-style-name="Preformatted_20_Text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P79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3401bb" style:font-size-asian="10pt" style:font-size-complex="10pt"/>
    </style:style>
    <style:style style:name="P80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officeooo:paragraph-rsid="004c72e0" style:font-size-asian="10pt" style:font-size-complex="10pt"/>
    </style:style>
    <style:style style:name="P81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rsid="00495563" officeooo:paragraph-rsid="00495563" style:font-size-asian="10pt" style:font-size-complex="10pt"/>
    </style:style>
    <style:style style:name="P82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4c72e0" style:font-size-asian="10pt" style:font-size-complex="10pt"/>
    </style:style>
    <style:style style:name="P83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4f9272" style:font-size-asian="10pt" style:font-size-complex="10pt"/>
    </style:style>
    <style:style style:name="P84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511ff6" style:font-size-asian="10pt" style:font-size-complex="10pt"/>
    </style:style>
    <style:style style:name="P85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officeooo:rsid="0041e00e" officeooo:paragraph-rsid="004c72e0" style:font-size-asian="10pt" style:font-size-complex="10pt"/>
    </style:style>
    <style:style style:name="P86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fo:font-weight="normal" officeooo:rsid="00495563" officeooo:paragraph-rsid="00495563" style:font-size-asian="10pt" style:font-weight-asian="normal" style:font-size-complex="10pt" style:font-weight-complex="normal"/>
    </style:style>
    <style:style style:name="P87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43d34" officeooo:paragraph-rsid="00443d34" style:font-size-asian="12pt" style:font-size-complex="12pt"/>
    </style:style>
    <style:style style:name="P88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43d34" officeooo:paragraph-rsid="004c72e0" style:font-size-asian="12pt" style:font-size-complex="12pt"/>
    </style:style>
    <style:style style:name="P89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f55a1" officeooo:paragraph-rsid="004f55a1" style:font-size-asian="12pt" style:font-size-complex="12pt"/>
    </style:style>
    <style:style style:name="P90" style:family="paragraph" style:parent-style-name="Preformatted_20_Text">
      <style:paragraph-properties fo:margin-top="0in" fo:margin-bottom="0in" loext:contextual-spacing="false"/>
      <style:text-properties style:font-name="Liberation Serif" fo:font-size="12pt" fo:font-weight="bold" officeooo:rsid="00511ff6" officeooo:paragraph-rsid="00511ff6" style:font-size-asian="12pt" style:font-weight-asian="bold" style:font-size-complex="12pt" style:font-weight-complex="bold"/>
    </style:style>
    <style:style style:name="P91" style:family="paragraph" style:parent-style-name="Preformatted_20_Text">
      <style:paragraph-properties fo:margin-top="0in" fo:margin-bottom="0in" loext:contextual-spacing="false"/>
      <style:text-properties style:font-name="Liberation Serif" fo:font-size="12pt" fo:font-weight="bold" officeooo:rsid="004f55a1" officeooo:paragraph-rsid="004f55a1" style:font-size-asian="12pt" style:font-weight-asian="bold" style:font-size-complex="12pt" style:font-weight-complex="bold"/>
    </style:style>
    <style:style style:name="P92" style:family="paragraph" style:parent-style-name="Preformatted_20_Text">
      <style:paragraph-properties fo:margin-top="0in" fo:margin-bottom="0in" loext:contextual-spacing="false" fo:line-height="100%"/>
      <style:text-properties fo:font-weight="normal" officeooo:rsid="00416da1" officeooo:paragraph-rsid="004c72e0" style:font-weight-asian="normal" style:font-weight-complex="normal"/>
    </style:style>
    <style:style style:name="P93" style:family="paragraph" style:parent-style-name="Preformatted_20_Text">
      <style:paragraph-properties fo:margin-top="0in" fo:margin-bottom="0in" loext:contextual-spacing="false"/>
      <style:text-properties officeooo:paragraph-rsid="004c72e0"/>
    </style:style>
    <style:style style:name="P94" style:family="paragraph" style:parent-style-name="Preformatted_20_Text">
      <style:paragraph-properties fo:margin-top="0in" fo:margin-bottom="0in" loext:contextual-spacing="false"/>
      <style:text-properties officeooo:paragraph-rsid="00511ff6"/>
    </style:style>
    <style:style style:name="P95" style:family="paragraph" style:parent-style-name="Standard">
      <style:paragraph-properties fo:margin-top="0in" fo:margin-bottom="0.0201in" loext:contextual-spacing="false" fo:line-height="100%"/>
      <style:text-properties fo:font-size="12pt" style:text-underline-style="none" fo:font-weight="normal" officeooo:rsid="0017769c" officeooo:paragraph-rsid="0017769c" style:font-size-asian="10.5pt" style:font-weight-asian="normal" style:font-size-complex="12pt" style:font-weight-complex="normal"/>
    </style:style>
    <style:style style:name="P96" style:family="paragraph" style:parent-style-name="Text_20_body">
      <style:paragraph-properties fo:margin-top="0in" fo:margin-bottom="0.0201in" loext:contextual-spacing="false" fo:line-height="100%"/>
      <style:text-properties officeooo:rsid="001ad688" officeooo:paragraph-rsid="001ad688"/>
    </style:style>
    <style:style style:name="P97" style:family="paragraph" style:parent-style-name="Text_20_body">
      <style:paragraph-properties fo:margin-top="0in" fo:margin-bottom="0.0201in" loext:contextual-spacing="false" fo:line-height="100%"/>
      <style:text-properties officeooo:rsid="0023ab8f" officeooo:paragraph-rsid="0023ab8f"/>
    </style:style>
    <style:style style:name="P98" style:family="paragraph" style:parent-style-name="Text_20_body">
      <style:paragraph-properties fo:margin-top="0in" fo:margin-bottom="0.0201in" loext:contextual-spacing="false" fo:line-height="100%"/>
      <style:text-properties officeooo:rsid="001ccb03" officeooo:paragraph-rsid="002531c7"/>
    </style:style>
    <style:style style:name="P99" style:family="paragraph" style:parent-style-name="Text_20_body">
      <style:paragraph-properties fo:margin-top="0in" fo:margin-bottom="0.0201in" loext:contextual-spacing="false" fo:line-height="100%"/>
      <style:text-properties officeooo:rsid="007d479a" officeooo:paragraph-rsid="007d479a"/>
    </style:style>
    <style:style style:name="P100" style:family="paragraph" style:parent-style-name="Text_20_body">
      <style:paragraph-properties fo:line-height="100%"/>
      <style:text-properties officeooo:rsid="000ecd8e" officeooo:paragraph-rsid="001466a8"/>
    </style:style>
    <style:style style:name="P101" style:family="paragraph" style:parent-style-name="Text_20_body">
      <style:paragraph-properties fo:line-height="100%"/>
      <style:text-properties officeooo:paragraph-rsid="001466a8"/>
    </style:style>
    <style:style style:name="P102" style:family="paragraph" style:parent-style-name="Text_20_body">
      <style:paragraph-properties fo:line-height="100%"/>
      <style:text-properties officeooo:paragraph-rsid="0023ab8f"/>
    </style:style>
    <style:style style:name="P103" style:family="paragraph" style:parent-style-name="Text_20_body">
      <style:paragraph-properties fo:line-height="100%"/>
      <style:text-properties officeooo:paragraph-rsid="004c72e0"/>
    </style:style>
    <style:style style:name="P104" style:family="paragraph" style:parent-style-name="Text_20_body">
      <style:paragraph-properties fo:line-height="100%"/>
      <style:text-properties officeooo:paragraph-rsid="008177ae"/>
    </style:style>
    <style:style style:name="P105" style:family="paragraph" style:parent-style-name="Text_20_body">
      <style:paragraph-properties fo:line-height="100%"/>
      <style:text-properties fo:font-weight="bold" officeooo:rsid="000ecd8e" officeooo:paragraph-rsid="001466a8" style:font-weight-asian="bold" style:font-weight-complex="bold"/>
    </style:style>
    <style:style style:name="P106" style:family="paragraph" style:parent-style-name="Text_20_body">
      <style:text-properties fo:font-weight="bold" officeooo:rsid="000c3662" officeooo:paragraph-rsid="001466a8" style:font-weight-asian="bold" style:font-weight-complex="bold"/>
    </style:style>
    <style:style style:name="P107" style:family="paragraph" style:parent-style-name="Text_20_body">
      <style:paragraph-properties fo:line-height="100%"/>
      <style:text-properties fo:font-weight="bold" officeooo:rsid="00331c4d" officeooo:paragraph-rsid="0040ca15" style:font-weight-asian="bold" style:font-weight-complex="bold"/>
    </style:style>
    <style:style style:name="P108" style:family="paragraph" style:parent-style-name="Text_20_body">
      <style:text-properties officeooo:paragraph-rsid="001466a8"/>
    </style:style>
    <style:style style:name="P109" style:family="paragraph" style:parent-style-name="Text_20_body">
      <style:paragraph-properties fo:line-height="100%"/>
      <style:text-properties fo:font-size="12pt" style:text-underline-style="none" fo:font-weight="normal" officeooo:rsid="0029db22" officeooo:paragraph-rsid="00540245" style:font-size-asian="10.5pt" style:font-weight-asian="normal" style:font-size-complex="12pt" style:font-weight-complex="normal"/>
    </style:style>
    <style:style style:name="P110" style:family="paragraph" style:parent-style-name="Text_20_body">
      <style:paragraph-properties fo:line-height="100%"/>
      <style:text-properties fo:font-size="12pt" style:text-underline-style="none" fo:font-weight="bold" officeooo:rsid="00153146" officeooo:paragraph-rsid="002ed2a8" style:font-size-asian="10.5pt" style:font-weight-asian="bold" style:font-size-complex="12pt" style:font-weight-complex="bold"/>
    </style:style>
    <style:style style:name="P111" style:family="paragraph" style:parent-style-name="Text_20_body">
      <style:paragraph-properties fo:line-height="100%"/>
      <style:text-properties fo:font-size="12pt" fo:font-weight="normal" officeooo:rsid="000ecd8e" officeooo:paragraph-rsid="001466a8" style:font-size-asian="10.5pt" style:font-weight-asian="normal" style:font-size-complex="12pt" style:font-weight-complex="normal"/>
    </style:style>
    <style:style style:name="P112" style:family="paragraph" style:parent-style-name="Text_20_body">
      <style:paragraph-properties fo:line-height="100%"/>
      <style:text-properties fo:font-size="12pt" fo:font-weight="normal" officeooo:rsid="00108ce5" officeooo:paragraph-rsid="001466a8" style:font-size-asian="10.5pt" style:font-weight-asian="normal" style:font-size-complex="12pt" style:font-weight-complex="normal"/>
    </style:style>
    <style:style style:name="P113" style:family="paragraph" style:parent-style-name="Text_20_body">
      <style:paragraph-properties fo:line-height="100%"/>
      <style:text-properties officeooo:rsid="001ccb03" officeooo:paragraph-rsid="001ccb03"/>
    </style:style>
    <style:style style:name="P114" style:family="paragraph" style:parent-style-name="Text_20_body">
      <style:paragraph-properties fo:line-height="100%"/>
      <style:text-properties officeooo:rsid="001ccb03" officeooo:paragraph-rsid="001e05cd"/>
    </style:style>
    <style:style style:name="P115" style:family="paragraph" style:parent-style-name="Text_20_body">
      <style:paragraph-properties fo:line-height="100%"/>
      <style:text-properties officeooo:rsid="001ccb03" officeooo:paragraph-rsid="0031d4ca"/>
    </style:style>
    <style:style style:name="P116" style:family="paragraph" style:parent-style-name="Text_20_body">
      <style:paragraph-properties fo:line-height="100%"/>
      <style:text-properties officeooo:rsid="0023b7e6" officeooo:paragraph-rsid="0023b7e6"/>
    </style:style>
    <style:style style:name="P117" style:family="paragraph" style:parent-style-name="Text_20_body">
      <style:paragraph-properties fo:line-height="100%"/>
      <style:text-properties fo:font-style="normal" fo:font-weight="bold" officeooo:rsid="002531c7" officeooo:paragraph-rsid="002531c7" style:font-style-asian="normal" style:font-weight-asian="bold" style:font-style-complex="normal" style:font-weight-complex="bold"/>
    </style:style>
    <style:style style:name="P118" style:family="paragraph" style:parent-style-name="Text_20_body">
      <style:paragraph-properties fo:line-height="100%"/>
      <style:text-properties fo:font-style="normal" fo:font-weight="bold" officeooo:rsid="00269b5d" officeooo:paragraph-rsid="002531c7" fo:background-color="#66ffff" style:font-style-asian="normal" style:font-weight-asian="bold" style:font-style-complex="normal" style:font-weight-complex="bold"/>
    </style:style>
    <style:style style:name="P119" style:family="paragraph" style:parent-style-name="Text_20_body">
      <style:paragraph-properties fo:line-height="100%"/>
      <style:text-properties fo:font-style="normal" fo:font-weight="bold" officeooo:rsid="008177ae" officeooo:paragraph-rsid="008177ae" fo:background-color="#66ffff" style:font-style-asian="normal" style:font-weight-asian="bold" style:font-style-complex="normal" style:font-weight-complex="bold"/>
    </style:style>
    <style:style style:name="P120" style:family="paragraph" style:parent-style-name="Text_20_body">
      <style:paragraph-properties fo:line-height="100%"/>
      <style:text-properties fo:font-style="normal" fo:font-weight="normal" officeooo:rsid="0041383a" officeooo:paragraph-rsid="0041383a" fo:background-color="transparent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line-height="100%"/>
      <style:text-properties fo:font-style="normal" fo:font-weight="normal" officeooo:rsid="0025569d" officeooo:paragraph-rsid="002531c7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line-height="100%"/>
      <style:text-properties fo:font-style="normal" fo:font-weight="normal" officeooo:rsid="00269b5d" officeooo:paragraph-rsid="002531c7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line-height="100%"/>
      <style:text-properties fo:font-style="normal" fo:font-weight="normal" officeooo:rsid="008177ae" officeooo:paragraph-rsid="008177ae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line-height="100%"/>
      <style:text-properties fo:font-style="normal" fo:font-weight="normal" officeooo:rsid="008177ae" officeooo:paragraph-rsid="008964ae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line-height="100%"/>
      <style:text-properties fo:font-style="normal" fo:font-weight="normal" officeooo:rsid="008187bd" officeooo:paragraph-rsid="008187bd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line-height="100%"/>
      <style:text-properties fo:font-style="normal" fo:font-weight="normal" officeooo:rsid="0089cbc4" officeooo:paragraph-rsid="0089cbc4" style:font-style-asian="normal" style:font-weight-asian="normal" style:font-style-complex="normal" style:font-weight-complex="normal"/>
    </style:style>
    <style:style style:name="P127" style:family="paragraph" style:parent-style-name="Text_20_body">
      <style:paragraph-properties fo:line-height="100%"/>
      <style:text-properties fo:font-style="normal" fo:font-weight="normal" officeooo:rsid="008c4629" officeooo:paragraph-rsid="008c4629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line-height="100%"/>
      <style:text-properties fo:font-style="normal" fo:font-weight="normal" officeooo:rsid="008c4629" officeooo:paragraph-rsid="00aab2b8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line-height="100%"/>
      <style:text-properties fo:font-style="normal" fo:font-weight="normal" officeooo:rsid="009be38b" officeooo:paragraph-rsid="009be38b" style:font-style-asian="normal" style:font-weight-asian="normal" style:font-style-complex="normal" style:font-weight-complex="normal"/>
    </style:style>
    <style:style style:name="P130" style:family="paragraph" style:parent-style-name="Text_20_body">
      <style:paragraph-properties fo:line-height="100%"/>
      <style:text-properties fo:font-style="normal" fo:font-weight="normal" officeooo:rsid="009f4348" officeooo:paragraph-rsid="009f4348" style:font-style-asian="normal" style:font-weight-asian="normal" style:font-style-complex="normal" style:font-weight-complex="normal"/>
    </style:style>
    <style:style style:name="P131" style:family="paragraph" style:parent-style-name="Text_20_body">
      <style:paragraph-properties fo:line-height="100%"/>
      <style:text-properties fo:font-style="normal" officeooo:rsid="0023b7e6" officeooo:paragraph-rsid="0023b7e6" style:font-style-asian="normal" style:font-style-complex="normal"/>
    </style:style>
    <style:style style:name="P132" style:family="paragraph" style:parent-style-name="Text_20_body">
      <style:paragraph-properties fo:line-height="100%"/>
      <style:text-properties fo:font-weight="normal" officeooo:rsid="0029db22" officeooo:paragraph-rsid="002b08ee" style:font-weight-asian="normal" style:font-weight-complex="normal"/>
    </style:style>
    <style:style style:name="P133" style:family="paragraph" style:parent-style-name="Text_20_body">
      <style:paragraph-properties fo:line-height="100%"/>
      <style:text-properties fo:font-weight="normal" officeooo:rsid="003401bb" officeooo:paragraph-rsid="003401bb" style:font-weight-asian="normal" style:font-weight-complex="normal"/>
    </style:style>
    <style:style style:name="P134" style:family="paragraph" style:parent-style-name="Text_20_body">
      <style:paragraph-properties fo:line-height="100%"/>
      <style:text-properties fo:font-weight="normal" officeooo:rsid="00416da1" officeooo:paragraph-rsid="004c72e0" style:font-weight-asian="normal" style:font-weight-complex="normal"/>
    </style:style>
    <style:style style:name="P135" style:family="paragraph" style:parent-style-name="Text_20_body">
      <style:paragraph-properties fo:line-height="100%"/>
      <style:text-properties officeooo:rsid="001fe8c8" officeooo:paragraph-rsid="002531c7"/>
    </style:style>
    <style:style style:name="P136" style:family="paragraph" style:parent-style-name="Text_20_body">
      <style:paragraph-properties fo:line-height="100%"/>
      <style:text-properties fo:font-size="14pt" fo:font-weight="bold" officeooo:rsid="00331c4d" officeooo:paragraph-rsid="00331c4d" fo:background-color="#33ff99" style:font-size-asian="14pt" style:font-weight-asian="bold" style:font-size-complex="14pt" style:font-weight-complex="bold"/>
    </style:style>
    <style:style style:name="P137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4c72e0"/>
    </style:style>
    <style:style style:name="P138" style:family="paragraph" style:parent-style-name="Text_20_body">
      <style:paragraph-properties fo:margin-left="0in" fo:margin-right="0in" fo:margin-top="0in" fo:margin-bottom="0.1in" loext:contextual-spacing="false" fo:line-height="100%" fo:text-indent="0in" style:auto-text-indent="false"/>
      <style:text-properties fo:font-weight="normal" officeooo:rsid="00416da1" officeooo:paragraph-rsid="004c72e0" style:font-weight-asian="normal" style:font-weight-complex="normal"/>
    </style:style>
    <style:style style:name="P139" style:family="paragraph" style:parent-style-name="Text_20_body">
      <style:paragraph-properties fo:margin-top="0in" fo:margin-bottom="0.1in" loext:contextual-spacing="false" fo:line-height="100%"/>
      <style:text-properties fo:font-weight="normal" officeooo:rsid="0029db22" officeooo:paragraph-rsid="004db6b6" style:font-weight-asian="normal" style:font-weight-complex="normal"/>
    </style:style>
    <style:style style:name="P140" style:family="paragraph" style:parent-style-name="Text_20_body">
      <style:paragraph-properties fo:margin-top="0in" fo:margin-bottom="0.1in" loext:contextual-spacing="false" fo:line-height="100%"/>
      <style:text-properties fo:font-style="normal" fo:font-weight="normal" officeooo:rsid="008177ae" officeooo:paragraph-rsid="008177ae" style:font-style-asian="normal" style:font-weight-asian="normal" style:font-style-complex="normal" style:font-weight-complex="normal"/>
    </style:style>
    <style:style style:name="P141" style:family="paragraph" style:parent-style-name="Text_20_body">
      <style:paragraph-properties fo:margin-top="0in" fo:margin-bottom="0.1in" loext:contextual-spacing="false" fo:line-height="100%"/>
      <style:text-properties fo:font-style="normal" fo:font-weight="normal" officeooo:rsid="0096e433" officeooo:paragraph-rsid="009807ee" style:font-style-asian="normal" style:font-weight-asian="normal" style:font-style-complex="normal" style:font-weight-complex="normal"/>
    </style:style>
    <style:style style:name="P142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bold" officeooo:rsid="005d85dd" officeooo:paragraph-rsid="005d85dd" style:font-size-asian="12pt" style:font-weight-asian="bold" style:font-size-complex="12pt" style:font-weight-complex="bold"/>
    </style:style>
    <style:style style:name="P143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normal" officeooo:rsid="005d85dd" officeooo:paragraph-rsid="005d85dd" style:font-size-asian="12pt" style:font-weight-asian="normal" style:font-size-complex="12pt" style:font-weight-complex="normal"/>
    </style:style>
    <style:style style:name="P144" style:family="paragraph" style:parent-style-name="Text_20_body">
      <style:paragraph-properties fo:margin-top="0in" fo:margin-bottom="0.0598in" loext:contextual-spacing="false" fo:line-height="100%"/>
      <style:text-properties style:font-name="Liberation Serif" fo:font-size="12pt" fo:font-weight="normal" officeooo:rsid="00583f3e" officeooo:paragraph-rsid="00583f3e" style:font-size-asian="12pt" style:font-weight-asian="normal" style:font-size-complex="12pt" style:font-weight-complex="normal"/>
    </style:style>
    <style:style style:name="P145" style:family="paragraph" style:parent-style-name="Preformatted_20_Text">
      <style:text-properties fo:font-weight="normal" officeooo:rsid="000c3662" officeooo:paragraph-rsid="001466a8" style:font-weight-asian="normal" style:font-weight-complex="normal"/>
    </style:style>
    <style:style style:name="P146" style:family="paragraph" style:parent-style-name="Preformatted_20_Text">
      <style:paragraph-properties fo:line-height="100%"/>
      <style:text-properties fo:font-weight="normal" officeooo:rsid="0029db22" officeooo:paragraph-rsid="002b08ee" style:font-weight-asian="normal" style:font-weight-complex="normal"/>
    </style:style>
    <style:style style:name="P147" style:family="paragraph" style:parent-style-name="Preformatted_20_Text">
      <style:paragraph-properties fo:line-height="100%"/>
      <style:text-properties officeooo:paragraph-rsid="001466a8"/>
    </style:style>
    <style:style style:name="P148" style:family="paragraph" style:parent-style-name="Preformatted_20_Text">
      <style:paragraph-properties fo:line-height="100%"/>
      <style:text-properties officeooo:paragraph-rsid="0058e810"/>
    </style:style>
    <style:style style:name="P149" style:family="paragraph" style:parent-style-name="Preformatted_20_Text">
      <style:paragraph-properties fo:line-height="100%"/>
      <style:text-properties officeooo:paragraph-rsid="006daad7"/>
    </style:style>
    <style:style style:name="P150" style:family="paragraph" style:parent-style-name="Preformatted_20_Text">
      <style:paragraph-properties fo:line-height="100%"/>
      <style:text-properties officeooo:paragraph-rsid="00aab2b8"/>
    </style:style>
    <style:style style:name="P151" style:family="paragraph" style:parent-style-name="Preformatted_20_Text">
      <style:paragraph-properties fo:line-height="100%"/>
      <style:text-properties officeooo:rsid="000ecd8e" officeooo:paragraph-rsid="001466a8"/>
    </style:style>
    <style:style style:name="P152" style:family="paragraph" style:parent-style-name="Preformatted_20_Text">
      <style:text-properties officeooo:paragraph-rsid="001466a8"/>
    </style:style>
    <style:style style:name="P153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1448c6" officeooo:paragraph-rsid="0058e810" style:font-size-asian="10pt" style:font-weight-asian="normal" style:font-size-complex="10pt" style:font-weight-complex="normal"/>
    </style:style>
    <style:style style:name="P154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1448c6" officeooo:paragraph-rsid="001757c6" style:font-size-asian="10pt" style:font-weight-asian="normal" style:font-size-complex="10pt" style:font-weight-complex="normal"/>
    </style:style>
    <style:style style:name="P155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8c611" officeooo:paragraph-rsid="0068c611" style:font-size-asian="12pt" style:font-weight-asian="normal" style:font-size-complex="12pt" style:font-weight-complex="normal"/>
    </style:style>
    <style:style style:name="P156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1448c6" officeooo:paragraph-rsid="001757c6" style:font-size-asian="12pt" style:font-weight-asian="normal" style:font-size-complex="12pt" style:font-weight-complex="normal"/>
    </style:style>
    <style:style style:name="P157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96341" officeooo:paragraph-rsid="00696341" style:font-size-asian="12pt" style:font-weight-asian="normal" style:font-size-complex="12pt" style:font-weight-complex="normal"/>
    </style:style>
    <style:style style:name="P158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daad7" officeooo:paragraph-rsid="006daad7" style:font-size-asian="12pt" style:font-weight-asian="normal" style:font-size-complex="12pt" style:font-weight-complex="normal"/>
    </style:style>
    <style:style style:name="P159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3d7d4" officeooo:paragraph-rsid="0073d7d4" style:font-size-asian="12pt" style:font-weight-asian="normal" style:font-size-complex="12pt" style:font-weight-complex="normal"/>
    </style:style>
    <style:style style:name="P160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44994" officeooo:paragraph-rsid="00744994" style:font-size-asian="12pt" style:font-weight-asian="normal" style:font-size-complex="12pt" style:font-weight-complex="normal"/>
    </style:style>
    <style:style style:name="P161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5b5de" officeooo:paragraph-rsid="0075b5de" style:font-size-asian="12pt" style:font-weight-asian="normal" style:font-size-complex="12pt" style:font-weight-complex="normal"/>
    </style:style>
    <style:style style:name="P162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88edb" officeooo:paragraph-rsid="00788edb" style:font-size-asian="12pt" style:font-weight-asian="normal" style:font-size-complex="12pt" style:font-weight-complex="normal"/>
    </style:style>
    <style:style style:name="P163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88edb" officeooo:paragraph-rsid="00794889" style:font-size-asian="12pt" style:font-weight-asian="normal" style:font-size-complex="12pt" style:font-weight-complex="normal"/>
    </style:style>
    <style:style style:name="P164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a979c9" officeooo:paragraph-rsid="00a979c9" style:font-size-asian="12pt" style:font-weight-asian="normal" style:font-size-complex="12pt" style:font-weight-complex="normal"/>
    </style:style>
    <style:style style:name="P165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aab2b8" officeooo:paragraph-rsid="00aab2b8" style:font-size-asian="12pt" style:font-weight-asian="normal" style:font-size-complex="12pt" style:font-weight-complex="normal"/>
    </style:style>
    <style:style style:name="P166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bold" officeooo:rsid="006daad7" officeooo:paragraph-rsid="006daad7" style:font-size-asian="12pt" style:font-weight-asian="bold" style:font-size-complex="12pt" style:font-weight-complex="bold"/>
    </style:style>
    <style:style style:name="P167" style:family="paragraph" style:parent-style-name="Preformatted_20_Text">
      <style:paragraph-properties fo:line-height="100%"/>
      <style:text-properties style:font-name="Liberation Serif" fo:font-size="12pt" style:text-underline-style="none" fo:font-weight="normal" officeooo:rsid="001448c6" officeooo:paragraph-rsid="00794889" style:font-size-asian="12pt" style:font-weight-asian="normal" style:font-size-complex="12pt" style:font-weight-complex="normal"/>
    </style:style>
    <style:style style:name="P168" style:family="paragraph" style:parent-style-name="Preformatted_20_Text">
      <style:paragraph-properties fo:line-height="100%"/>
      <style:text-properties style:font-name="Liberation Serif" fo:font-size="14pt" fo:language="en" fo:country="US" style:text-underline-style="none" fo:font-weight="bold" officeooo:rsid="00794889" officeooo:paragraph-rsid="00794889" style:font-size-asian="14pt" style:font-weight-asian="bold" style:font-size-complex="14pt" style:font-weight-complex="bold"/>
    </style:style>
    <style:style style:name="P169" style:family="paragraph" style:parent-style-name="Preformatted_20_Text">
      <style:paragraph-properties fo:line-height="100%"/>
      <style:text-properties style:font-name="Liberation Serif" fo:font-size="14pt" fo:language="en" fo:country="US" style:text-underline-style="none" fo:font-weight="bold" officeooo:rsid="0073d7d4" officeooo:paragraph-rsid="0073d7d4" fo:background-color="#33ff99" style:font-size-asian="14pt" style:font-weight-asian="bold" style:font-size-complex="14pt" style:font-weight-complex="bold"/>
    </style:style>
    <style:style style:name="P170" style:family="paragraph" style:parent-style-name="Preformatted_20_Text">
      <style:paragraph-properties fo:line-height="100%"/>
      <style:text-properties style:font-name="Liberation Serif" fo:font-size="14pt" fo:language="en" fo:country="US" style:text-underline-style="none" fo:font-weight="bold" officeooo:rsid="00aab2b8" officeooo:paragraph-rsid="00aab2b8" fo:background-color="#33ff99" style:font-size-asian="14pt" style:font-weight-asian="bold" style:font-size-complex="14pt" style:font-weight-complex="bold"/>
    </style:style>
    <style:style style:name="P171" style:family="paragraph" style:parent-style-name="Preformatted_20_Text">
      <style:paragraph-properties style:writing-mode="lr-tb"/>
    </style:style>
    <style:style style:name="P172" style:family="paragraph" style:parent-style-name="Preformatted_20_Text">
      <style:paragraph-properties style:writing-mode="lr-tb"/>
      <style:text-properties officeooo:paragraph-rsid="0058e810"/>
    </style:style>
    <style:style style:name="P173" style:family="paragraph" style:parent-style-name="Preformatted_20_Text">
      <style:paragraph-properties style:writing-mode="lr-tb"/>
      <style:text-properties officeooo:paragraph-rsid="005ac7db"/>
    </style:style>
    <style:style style:name="P174" style:family="paragraph" style:parent-style-name="Preformatted_20_Text">
      <style:paragraph-properties style:writing-mode="lr-tb"/>
      <style:text-properties officeooo:rsid="005ac7db" officeooo:paragraph-rsid="005ac7db"/>
    </style:style>
    <style:style style:name="P175" style:family="paragraph" style:parent-style-name="Preformatted_20_Text">
      <style:paragraph-properties style:writing-mode="lr-tb"/>
      <style:text-properties style:font-name="Liberation Mono" fo:font-size="10pt" fo:language="en" fo:country="US" style:text-underline-style="none" officeooo:rsid="005ac7db" officeooo:paragraph-rsid="0058e810" style:font-size-asian="10pt" style:font-size-complex="10pt"/>
    </style:style>
    <style:style style:name="P176" style:family="paragraph" style:parent-style-name="Preformatted_20_Text">
      <style:paragraph-properties style:writing-mode="lr-tb"/>
      <style:text-properties style:font-name="Liberation Mono" fo:font-size="10pt" fo:language="en" fo:country="US" style:text-underline-style="none" officeooo:rsid="005ac7db" officeooo:paragraph-rsid="005ac7db" style:font-size-asian="10pt" style:font-size-complex="10pt"/>
    </style:style>
    <style:style style:name="P177" style:family="paragraph" style:parent-style-name="Preformatted_20_Text">
      <style:paragraph-properties style:writing-mode="lr-tb"/>
      <style:text-properties officeooo:rsid="006200c1" officeooo:paragraph-rsid="006200c1"/>
    </style:style>
    <style:style style:name="P178" style:family="paragraph" style:parent-style-name="Preformatted_20_Text">
      <style:paragraph-properties style:writing-mode="lr-tb"/>
      <style:text-properties fo:language="en" fo:country="US" officeooo:rsid="006dc36a" officeooo:paragraph-rsid="006dc36a"/>
    </style:style>
    <style:style style:name="P179" style:family="paragraph" style:parent-style-name="Preformatted_20_Text">
      <style:paragraph-properties style:writing-mode="lr-tb"/>
      <style:text-properties fo:language="en" fo:country="US" officeooo:rsid="006f35a6" officeooo:paragraph-rsid="006f35a6"/>
    </style:style>
    <style:style style:name="P180" style:family="paragraph" style:parent-style-name="Heading_20_1">
      <style:paragraph-properties fo:line-height="100%"/>
      <style:text-properties style:font-name="Liberation Serif" fo:font-size="14pt" fo:language="en" fo:country="US" style:text-underline-style="none" fo:font-weight="bold" officeooo:rsid="001448c6" officeooo:paragraph-rsid="001757c6" fo:background-color="#33ff99" style:font-size-asian="14pt" style:font-weight-asian="bold" style:font-size-complex="14pt" style:font-weight-complex="bold"/>
    </style:style>
    <style:style style:name="P181" style:family="paragraph" style:parent-style-name="Standard">
      <style:paragraph-properties fo:margin-top="0in" fo:margin-bottom="0in" loext:contextual-spacing="true" fo:line-height="100%"/>
      <style:text-properties fo:font-size="12pt" style:text-underline-style="none" fo:font-weight="bold" officeooo:rsid="00907c55" officeooo:paragraph-rsid="00907c55" style:font-size-asian="10.5pt" style:font-weight-asian="bold" style:font-size-complex="12pt" style:font-weight-complex="bold"/>
    </style:style>
    <style:style style:name="P182" style:family="paragraph" style:parent-style-name="Standard">
      <style:paragraph-properties fo:margin-top="0in" fo:margin-bottom="0in" loext:contextual-spacing="true" fo:line-height="100%"/>
      <style:text-properties fo:font-size="12pt" style:text-underline-style="none" fo:font-weight="normal" officeooo:rsid="00125520" officeooo:paragraph-rsid="0014daf0" fo:background-color="transparent" style:font-size-asian="10.5pt" style:font-weight-asian="normal" style:font-size-complex="12pt" style:font-weight-complex="normal"/>
    </style:style>
    <style:style style:name="P183" style:family="paragraph" style:parent-style-name="Preformatted_20_Text">
      <style:paragraph-properties fo:margin-top="0in" fo:margin-bottom="0in" loext:contextual-spacing="true" fo:line-height="100%"/>
      <style:text-properties officeooo:paragraph-rsid="00907c55"/>
    </style:style>
    <style:style style:name="P184" style:family="paragraph" style:parent-style-name="Preformatted_20_Text">
      <style:paragraph-properties fo:margin-top="0in" fo:margin-bottom="0in" loext:contextual-spacing="true" fo:line-height="100%" fo:text-align="start" style:justify-single-word="false" fo:orphans="2" fo:widows="2" fo:padding="0in" fo:border="none"/>
    </style:style>
    <style:style style:name="P185" style:family="paragraph" style:parent-style-name="Preformatted_20_Text" style:list-style-name="L1">
      <style:text-properties officeooo:paragraph-rsid="001466a8"/>
    </style:style>
    <style:style style:name="P186" style:family="paragraph" style:parent-style-name="Preformatted_20_Text">
      <style:paragraph-properties fo:line-height="100%"/>
      <style:text-properties style:font-name="Liberation Serif" fo:font-size="12pt" officeooo:paragraph-rsid="00aab2b8" style:font-size-asian="12pt" style:font-size-complex="12pt"/>
    </style:style>
    <style:style style:name="P187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8c611" officeooo:paragraph-rsid="0068c611" style:font-size-asian="12pt" style:font-weight-asian="normal" style:font-size-complex="12pt" style:font-weight-complex="normal"/>
    </style:style>
    <style:style style:name="P188" style:family="paragraph" style:parent-style-name="Preformatted_20_Text">
      <style:paragraph-properties fo:line-height="100%"/>
      <style:text-properties officeooo:paragraph-rsid="00aab2b8"/>
    </style:style>
    <style:style style:name="P189" style:family="paragraph" style:parent-style-name="Preformatted_20_Text" style:list-style-name="L1">
      <style:paragraph-properties fo:margin-top="0in" fo:margin-bottom="0.1965in" loext:contextual-spacing="false"/>
      <style:text-properties officeooo:paragraph-rsid="001466a8"/>
    </style:style>
    <style:style style:name="P190" style:family="paragraph" style:parent-style-name="Preformatted_20_Text">
      <style:paragraph-properties fo:margin-top="0in" fo:margin-bottom="0in" loext:contextual-spacing="false"/>
      <style:text-properties style:font-name="Liberation Serif" fo:font-size="14pt" fo:font-weight="bold" officeooo:rsid="00564c41" officeooo:paragraph-rsid="00564c41" fo:background-color="#33ff99" style:font-size-asian="14pt" style:font-weight-asian="bold" style:font-size-complex="14pt" style:font-weight-complex="bold"/>
    </style:style>
    <style:style style:name="P191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style:font-name="courier" fo:font-size="9.75pt" fo:letter-spacing="normal" fo:language="en" fo:country="US" fo:font-style="normal" fo:font-weight="normal"/>
    </style:style>
    <style:style style:name="P192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fo:letter-spacing="normal"/>
    </style:style>
    <style:style style:name="P193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fo:letter-spacing="normal" officeooo:rsid="00acf7d9" officeooo:paragraph-rsid="00acf7d9"/>
    </style:style>
    <style:style style:name="P194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</style:style>
    <style:style style:name="P195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bold" officeooo:rsid="00564c41" officeooo:paragraph-rsid="00564c41" style:font-size-asian="12pt" style:font-weight-asian="bold" style:font-size-complex="12pt" style:font-weight-complex="bold"/>
    </style:style>
    <style:style style:name="P196" style:family="paragraph" style:parent-style-name="Text_20_body">
      <style:paragraph-properties fo:line-height="100%"/>
      <style:text-properties fo:font-weight="bold" officeooo:rsid="00331c4d" officeooo:paragraph-rsid="0040ca15" style:font-weight-asian="bold" style:font-weight-complex="bold"/>
    </style:style>
    <style:style style:name="P197" style:family="paragraph" style:parent-style-name="Text_20_body">
      <style:paragraph-properties fo:line-height="100%"/>
      <style:text-properties style:font-name="Liberation Serif" fo:font-size="12pt" fo:language="en" fo:country="US" style:text-underline-style="none" fo:font-weight="bold" officeooo:rsid="00331c4d" officeooo:paragraph-rsid="00b06147" style:font-size-asian="12pt" style:font-weight-asian="bold" style:font-size-complex="12pt" style:font-weight-complex="bold"/>
    </style:style>
    <style:style style:name="P198" style:family="paragraph" style:parent-style-name="Text_20_body">
      <style:paragraph-properties fo:margin-top="0in" fo:margin-bottom="0.1in" loext:contextual-spacing="false" fo:line-height="100%"/>
      <style:text-properties style:font-name="Liberation Serif" fo:font-size="12pt" fo:font-weight="bold" officeooo:rsid="00331c4d" officeooo:paragraph-rsid="00b06147" style:font-size-asian="12pt" style:font-weight-asian="bold" style:font-size-complex="12pt" style:font-weight-complex="bold"/>
    </style:style>
    <style:style style:name="T1" style:family="text">
      <style:text-properties officeooo:rsid="000b405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5520" style:font-weight-asian="normal" style:font-weight-complex="normal"/>
    </style:style>
    <style:style style:name="T4" style:family="text">
      <style:text-properties fo:font-weight="normal" officeooo:rsid="0025569d" style:font-weight-asian="normal" style:font-weight-complex="normal"/>
    </style:style>
    <style:style style:name="T5" style:family="text">
      <style:text-properties fo:font-weight="normal" officeooo:rsid="00269b5d" style:font-weight-asian="normal" style:font-weight-complex="normal"/>
    </style:style>
    <style:style style:name="T6" style:family="text">
      <style:text-properties fo:font-weight="normal" officeooo:rsid="0029db22" style:font-weight-asian="normal" style:font-weight-complex="normal"/>
    </style:style>
    <style:style style:name="T7" style:family="text">
      <style:text-properties fo:font-weight="normal" officeooo:rsid="0040ca15" style:font-weight-asian="normal" style:font-weight-complex="normal"/>
    </style:style>
    <style:style style:name="T8" style:family="text">
      <style:text-properties fo:font-weight="normal" officeooo:rsid="00416da1" style:font-weight-asian="normal" style:font-weight-complex="normal"/>
    </style:style>
    <style:style style:name="T9" style:family="text">
      <style:text-properties fo:font-weight="normal" officeooo:rsid="003f7c46" style:font-weight-asian="normal" style:font-weight-complex="normal"/>
    </style:style>
    <style:style style:name="T10" style:family="text">
      <style:text-properties fo:font-weight="normal" officeooo:rsid="004c72e0" style:font-weight-asian="normal" style:font-weight-complex="normal"/>
    </style:style>
    <style:style style:name="T11" style:family="text">
      <style:text-properties fo:font-weight="normal" officeooo:rsid="004ce499" style:font-weight-asian="normal" style:font-weight-complex="normal"/>
    </style:style>
    <style:style style:name="T12" style:family="text">
      <style:text-properties fo:font-weight="normal" officeooo:rsid="0051ce30" style:font-weight-asian="normal" style:font-weight-complex="normal"/>
    </style:style>
    <style:style style:name="T13" style:family="text">
      <style:text-properties fo:font-weight="normal" officeooo:rsid="00b06147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ac661" style:font-weight-asian="bold" style:font-weight-complex="bold"/>
    </style:style>
    <style:style style:name="T16" style:family="text">
      <style:text-properties fo:font-weight="bold" officeooo:rsid="001ad688" style:font-weight-asian="bold" style:font-weight-complex="bold"/>
    </style:style>
    <style:style style:name="T17" style:family="text">
      <style:text-properties fo:font-weight="bold" officeooo:rsid="001e1a00" style:font-weight-asian="bold" style:font-weight-complex="bold"/>
    </style:style>
    <style:style style:name="T18" style:family="text">
      <style:text-properties fo:font-weight="bold" officeooo:rsid="001fe8c8" style:font-weight-asian="bold" style:font-weight-complex="bold"/>
    </style:style>
    <style:style style:name="T19" style:family="text">
      <style:text-properties fo:font-weight="bold" officeooo:rsid="00331c4d" style:font-weight-asian="bold" style:font-weight-complex="bold"/>
    </style:style>
    <style:style style:name="T20" style:family="text">
      <style:text-properties fo:font-weight="bold" officeooo:rsid="003f7c46" style:font-weight-asian="bold" style:font-weight-complex="bold"/>
    </style:style>
    <style:style style:name="T21" style:family="text">
      <style:text-properties fo:font-weight="bold" officeooo:rsid="0049f328" style:font-weight-asian="bold" style:font-weight-complex="bold"/>
    </style:style>
    <style:style style:name="T22" style:family="text">
      <style:text-properties fo:font-weight="bold" officeooo:rsid="004db6b6" style:font-weight-asian="bold" style:font-weight-complex="bold"/>
    </style:style>
    <style:style style:name="T23" style:family="text">
      <style:text-properties fo:font-weight="bold" officeooo:rsid="008187bd" style:font-weight-asian="bold" style:font-weight-complex="bold"/>
    </style:style>
    <style:style style:name="T24" style:family="text">
      <style:text-properties fo:font-weight="bold" officeooo:rsid="0096e433" style:font-weight-asian="bold" style:font-weight-complex="bold"/>
    </style:style>
    <style:style style:name="T25" style:family="text">
      <style:text-properties fo:font-weight="bold" officeooo:rsid="00a1c7c0" style:font-weight-asian="bold" style:font-weight-complex="bold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fo:font-weight="bold" officeooo:rsid="00127ab3" style:font-size-asian="14pt" style:font-weight-asian="bold" style:font-size-complex="14pt" style:font-weight-complex="bold"/>
    </style:style>
    <style:style style:name="T28" style:family="text">
      <style:text-properties style:font-name="Liberation Serif"/>
    </style:style>
    <style:style style:name="T2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0c3662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bold" officeooo:rsid="00511ff6" style:font-size-asian="12pt" style:font-weight-asian="bold" style:font-size-complex="12pt" style:font-weight-complex="bold"/>
    </style:style>
    <style:style style:name="T32" style:family="text">
      <style:text-properties style:font-name="Liberation Serif" fo:font-size="12pt" fo:language="en" fo:country="US" style:text-underline-style="none" fo:font-weight="normal" officeooo:rsid="006daad7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fo:language="en" fo:country="US" style:text-underline-style="none" fo:font-weight="normal" officeooo:rsid="006dc36a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language="en" fo:country="US" style:text-underline-style="none" fo:font-weight="normal" officeooo:rsid="00aab2b8" style:font-size-asian="12pt" style:font-weight-asian="normal" style:font-size-complex="12pt" style:font-weight-complex="normal"/>
    </style:style>
    <style:style style:name="T35" style:family="text">
      <style:text-properties style:font-name="Liberation Serif" fo:font-size="12pt" style:font-size-asian="12pt" style:font-size-complex="12pt"/>
    </style:style>
    <style:style style:name="T36" style:family="text">
      <style:text-properties style:font-name="Liberation Serif" fo:font-size="12pt" officeooo:rsid="00834f4f" style:font-size-asian="12pt" style:font-size-complex="12pt"/>
    </style:style>
    <style:style style:name="T37" style:family="text">
      <style:text-properties style:font-name="Liberation Serif" fo:font-size="12pt" fo:font-style="normal" fo:font-weight="normal" officeooo:rsid="008177ae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Liberation Serif" style:font-size-asian="12pt"/>
    </style:style>
    <style:style style:name="T39" style:family="text">
      <style:text-properties style:font-name="Liberation Serif" officeooo:rsid="002ccb77" style:font-size-asian="12pt"/>
    </style:style>
    <style:style style:name="T40" style:family="text">
      <style:text-properties style:font-name="Liberation Serif" officeooo:rsid="00583f3e" style:font-size-asian="12pt"/>
    </style:style>
    <style:style style:name="T41" style:family="text">
      <style:text-properties style:font-name="Liberation Serif" fo:font-weight="bold" style:font-weight-asian="bold" style:font-weight-complex="bold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font-size="12pt" fo:font-weight="normal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0ecd8e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0f6f07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108ce5" style:font-size-asian="10.5pt" style:font-weight-asian="normal" style:font-size-complex="12pt" style:font-weight-complex="normal"/>
    </style:style>
    <style:style style:name="T47" style:family="text">
      <style:text-properties fo:font-size="12pt" style:font-size-asian="10.5pt" style:font-size-complex="12pt"/>
    </style:style>
    <style:style style:name="T48" style:family="text">
      <style:text-properties fo:font-size="12pt" officeooo:rsid="00125520" style:font-size-asian="10.5pt" style:font-size-complex="12pt"/>
    </style:style>
    <style:style style:name="T49" style:family="text">
      <style:text-properties fo:font-size="12pt" style:text-underline-style="none" fo:font-weight="normal" officeooo:rsid="001448c6" style:font-size-asian="10.5pt" style:font-weight-asian="normal" style:font-size-complex="12pt" style:font-weight-complex="normal"/>
    </style:style>
    <style:style style:name="T50" style:family="text">
      <style:text-properties fo:font-size="12pt" style:font-size-asian="12pt" style:font-size-complex="12pt"/>
    </style:style>
    <style:style style:name="T51" style:family="text">
      <style:text-properties fo:font-size="12pt" fo:font-weight="bold" style:font-size-asian="12pt" style:font-weight-asian="bold" style:font-size-complex="12pt" style:font-weight-complex="bold"/>
    </style:style>
    <style:style style:name="T52" style:family="text">
      <style:text-properties officeooo:rsid="000ecd8e"/>
    </style:style>
    <style:style style:name="T53" style:family="text">
      <style:text-properties officeooo:rsid="00108ce5"/>
    </style:style>
    <style:style style:name="T54" style:family="text">
      <style:text-properties fo:font-size="10pt" fo:font-weight="normal" style:font-size-asian="10pt" style:font-weight-asian="normal" style:font-size-complex="10pt" style:font-weight-complex="normal"/>
    </style:style>
    <style:style style:name="T55" style:family="text">
      <style:text-properties officeooo:rsid="00125520"/>
    </style:style>
    <style:style style:name="T56" style:family="text">
      <style:text-properties officeooo:rsid="00129875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02531c7" style:font-style-asian="italic" style:font-style-complex="italic"/>
    </style:style>
    <style:style style:name="T59" style:family="text">
      <style:text-properties fo:font-style="italic" officeooo:rsid="0025569d" style:font-style-asian="italic" style:font-style-complex="italic"/>
    </style:style>
    <style:style style:name="T60" style:family="text">
      <style:text-properties fo:font-style="italic" officeooo:rsid="0054ccee" style:font-style-asian="italic" style:font-style-complex="italic"/>
    </style:style>
    <style:style style:name="T61" style:family="text">
      <style:text-properties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fo:font-style="italic" fo:font-weight="normal" officeooo:rsid="0025569d" style:font-style-asian="italic" style:font-weight-asian="normal" style:font-style-complex="italic" style:font-weight-complex="normal"/>
    </style:style>
    <style:style style:name="T63" style:family="text">
      <style:text-properties fo:font-size="16pt" fo:font-weight="bold" style:font-size-asian="16pt" style:font-weight-asian="bold" style:font-size-complex="16pt" style:font-weight-complex="bold"/>
    </style:style>
    <style:style style:name="T64" style:family="text">
      <style:text-properties style:text-underline-style="none"/>
    </style:style>
    <style:style style:name="T65" style:family="text">
      <style:text-properties style:text-underline-style="none" fo:background-color="transparent" loext:char-shading-value="0"/>
    </style:style>
    <style:style style:name="T66" style:family="text">
      <style:text-properties officeooo:rsid="00153146"/>
    </style:style>
    <style:style style:name="T67" style:family="text">
      <style:text-properties officeooo:rsid="0017469c"/>
    </style:style>
    <style:style style:name="T68" style:family="text">
      <style:text-properties officeooo:rsid="001757c6"/>
    </style:style>
    <style:style style:name="T69" style:family="text">
      <style:text-properties officeooo:rsid="00185c76"/>
    </style:style>
    <style:style style:name="T70" style:family="text">
      <style:text-properties officeooo:rsid="001ad688"/>
    </style:style>
    <style:style style:name="T71" style:family="text">
      <style:text-properties officeooo:rsid="001e05cd"/>
    </style:style>
    <style:style style:name="T72" style:family="text">
      <style:text-properties officeooo:rsid="001e1a00"/>
    </style:style>
    <style:style style:name="T73" style:family="text">
      <style:text-properties officeooo:rsid="001fcad1"/>
    </style:style>
    <style:style style:name="T74" style:family="text">
      <style:text-properties officeooo:rsid="001fe8c8"/>
    </style:style>
    <style:style style:name="T75" style:family="text">
      <style:text-properties officeooo:rsid="0023ab8f"/>
    </style:style>
    <style:style style:name="T76" style:family="text">
      <style:text-properties fo:font-style="normal" style:font-style-asian="normal" style:font-style-complex="normal"/>
    </style:style>
    <style:style style:name="T77" style:family="text">
      <style:text-properties fo:font-style="normal" officeooo:rsid="00251684" style:font-style-asian="normal" style:font-style-complex="normal"/>
    </style:style>
    <style:style style:name="T78" style:family="text">
      <style:text-properties fo:font-style="normal" officeooo:rsid="0025569d" style:font-style-asian="normal" style:font-style-complex="normal"/>
    </style:style>
    <style:style style:name="T79" style:family="text">
      <style:text-properties fo:font-style="normal" officeooo:rsid="00269b5d" style:font-style-asian="normal" style:font-style-complex="normal"/>
    </style:style>
    <style:style style:name="T80" style:family="text">
      <style:text-properties officeooo:rsid="0025569d"/>
    </style:style>
    <style:style style:name="T81" style:family="text">
      <style:text-properties officeooo:rsid="002a28cc"/>
    </style:style>
    <style:style style:name="T82" style:family="text">
      <style:text-properties officeooo:rsid="002b08ee"/>
    </style:style>
    <style:style style:name="T83" style:family="text">
      <style:text-properties officeooo:rsid="002cfe3d"/>
    </style:style>
    <style:style style:name="T84" style:family="text">
      <style:text-properties style:use-window-font-color="true"/>
    </style:style>
    <style:style style:name="T85" style:family="text">
      <style:text-properties officeooo:rsid="002ed2a8"/>
    </style:style>
    <style:style style:name="T86" style:family="text">
      <style:text-properties officeooo:rsid="00331c4d"/>
    </style:style>
    <style:style style:name="T87" style:family="text">
      <style:text-properties officeooo:rsid="003401bb"/>
    </style:style>
    <style:style style:name="T88" style:family="text">
      <style:text-properties style:font-name="Liberation Mono" fo:font-size="10pt" fo:font-weight="normal" officeooo:rsid="0041e00e" style:font-size-asian="10pt" style:font-weight-asian="normal" style:font-size-complex="10pt" style:font-weight-complex="normal"/>
    </style:style>
    <style:style style:name="T89" style:family="text">
      <style:text-properties style:font-name="Liberation Mono" fo:font-size="10pt" fo:font-weight="normal" officeooo:rsid="004f55a1" style:font-size-asian="10pt" style:font-weight-asian="normal" style:font-size-complex="10pt" style:font-weight-complex="normal"/>
    </style:style>
    <style:style style:name="T90" style:family="text">
      <style:text-properties style:font-name="Liberation Mono" fo:font-size="10pt" style:font-size-asian="10pt" style:font-size-complex="10pt"/>
    </style:style>
    <style:style style:name="T91" style:family="text">
      <style:text-properties style:font-name="Liberation Mono" fo:font-size="10pt" officeooo:rsid="004f9272" style:font-size-asian="10pt" style:font-size-complex="10pt"/>
    </style:style>
    <style:style style:name="T92" style:family="text">
      <style:text-properties style:font-name="Liberation Mono" fo:font-size="10pt" officeooo:rsid="004f55a1" style:font-size-asian="10pt" style:font-size-complex="10pt"/>
    </style:style>
    <style:style style:name="T93" style:family="text">
      <style:text-properties style:font-name="Liberation Mono" fo:font-size="10pt" fo:language="en" fo:country="US" style:text-underline-style="none" style:font-size-asian="10pt" style:font-size-complex="10pt"/>
    </style:style>
    <style:style style:name="T94" style:family="text">
      <style:text-properties style:font-name="Liberation Mono" fo:font-size="10pt" fo:language="en" fo:country="US" style:text-underline-style="none" officeooo:rsid="0058e810" style:font-size-asian="10pt" style:font-size-complex="10pt"/>
    </style:style>
    <style:style style:name="T95" style:family="text">
      <style:text-properties style:font-name="Liberation Mono" fo:font-size="10pt" fo:language="en" fo:country="US" style:text-underline-style="none" officeooo:rsid="005ac7db" style:font-size-asian="10pt" style:font-size-complex="10pt"/>
    </style:style>
    <style:style style:name="T96" style:family="text">
      <style:text-properties style:font-name="Liberation Mono" fo:font-size="10pt" fo:language="en" fo:country="US" style:text-underline-style="none" officeooo:rsid="005cb766" style:font-size-asian="10pt" style:font-size-complex="10pt"/>
    </style:style>
    <style:style style:name="T97" style:family="text">
      <style:text-properties style:font-name="Liberation Mono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T98" style:family="text">
      <style:text-properties style:font-name="Liberation Mono" fo:font-size="10pt" fo:language="en" fo:country="US" style:text-underline-style="none" fo:font-weight="normal" officeooo:rsid="0058e810" style:font-size-asian="10pt" style:font-weight-asian="normal" style:font-size-complex="10pt" style:font-weight-complex="normal"/>
    </style:style>
    <style:style style:name="T99" style:family="text">
      <style:text-properties style:font-name="Liberation Mono" fo:font-size="10pt" fo:language="en" fo:country="US" style:text-underline-style="none" fo:font-weight="normal" officeooo:rsid="001448c6" style:font-size-asian="10pt" style:font-weight-asian="normal" style:font-size-complex="10pt" style:font-weight-complex="normal"/>
    </style:style>
    <style:style style:name="T100" style:family="text">
      <style:text-properties style:font-name="Liberation Mono" fo:font-size="10pt" fo:language="en" fo:country="US" style:text-underline-style="none" fo:font-weight="normal" officeooo:rsid="005ac7db" style:font-size-asian="10pt" style:font-weight-asian="normal" style:font-size-complex="10pt" style:font-weight-complex="normal"/>
    </style:style>
    <style:style style:name="T101" style:family="text">
      <style:text-properties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T102" style:family="text">
      <style:text-properties style:font-name="Liberation Mono" fo:font-size="10pt" style:text-underline-style="none" officeooo:rsid="0058e810" style:font-size-asian="10pt" style:font-size-complex="10pt"/>
    </style:style>
    <style:style style:name="T103" style:family="text">
      <style:text-properties officeooo:rsid="003779db"/>
    </style:style>
    <style:style style:name="T104" style:family="text">
      <style:text-properties officeooo:rsid="0039e4c5"/>
    </style:style>
    <style:style style:name="T105" style:family="text">
      <style:text-properties officeooo:rsid="003c69e4"/>
    </style:style>
    <style:style style:name="T106" style:family="text">
      <style:text-properties officeooo:rsid="003f7c46"/>
    </style:style>
    <style:style style:name="T107" style:family="text">
      <style:text-properties officeooo:rsid="0041e00e"/>
    </style:style>
    <style:style style:name="T108" style:family="text">
      <style:text-properties officeooo:rsid="0042c2fc"/>
    </style:style>
    <style:style style:name="T109" style:family="text">
      <style:text-properties officeooo:rsid="0045f80a"/>
    </style:style>
    <style:style style:name="T110" style:family="text">
      <style:text-properties officeooo:rsid="0049f328"/>
    </style:style>
    <style:style style:name="T111" style:family="text">
      <style:text-properties officeooo:rsid="004c72e0"/>
    </style:style>
    <style:style style:name="T112" style:family="text">
      <style:text-properties officeooo:rsid="004db6b6"/>
    </style:style>
    <style:style style:name="T113" style:family="text">
      <style:text-properties officeooo:rsid="004ed958"/>
    </style:style>
    <style:style style:name="T114" style:family="text">
      <style:text-properties officeooo:rsid="004f55a1"/>
    </style:style>
    <style:style style:name="T115" style:family="text">
      <style:text-properties officeooo:rsid="004f9272"/>
    </style:style>
    <style:style style:name="T116" style:family="text">
      <style:text-properties officeooo:rsid="00511ff6"/>
    </style:style>
    <style:style style:name="T117" style:family="text">
      <style:text-properties officeooo:rsid="0052376c"/>
    </style:style>
    <style:style style:name="T118" style:family="text">
      <style:text-properties officeooo:rsid="00540245"/>
    </style:style>
    <style:style style:name="T119" style:family="text">
      <style:text-properties officeooo:rsid="005cb766"/>
    </style:style>
    <style:style style:name="T120" style:family="text">
      <style:text-properties fo:language="en" fo:country="US"/>
    </style:style>
    <style:style style:name="T121" style:family="text">
      <style:text-properties fo:language="en" fo:country="US" officeooo:rsid="0063befc"/>
    </style:style>
    <style:style style:name="T122" style:family="text">
      <style:text-properties fo:language="en" fo:country="US" officeooo:rsid="006dc36a"/>
    </style:style>
    <style:style style:name="T123" style:family="text">
      <style:text-properties officeooo:rsid="006200c1"/>
    </style:style>
    <style:style style:name="T124" style:family="text">
      <style:text-properties officeooo:rsid="006a70af"/>
    </style:style>
    <style:style style:name="T125" style:family="text">
      <style:text-properties officeooo:rsid="006daad7"/>
    </style:style>
    <style:style style:name="T126" style:family="text">
      <style:text-properties officeooo:rsid="0073d7d4"/>
    </style:style>
    <style:style style:name="T127" style:family="text">
      <style:text-properties officeooo:rsid="00744994"/>
    </style:style>
    <style:style style:name="T128" style:family="text">
      <style:text-properties officeooo:rsid="0075b5de"/>
    </style:style>
    <style:style style:name="T129" style:family="text">
      <style:text-properties officeooo:rsid="0078152f"/>
    </style:style>
    <style:style style:name="T130" style:family="text">
      <style:text-properties officeooo:rsid="00794889"/>
    </style:style>
    <style:style style:name="T131" style:family="text">
      <style:text-properties officeooo:rsid="007b4902"/>
    </style:style>
    <style:style style:name="T132" style:family="text">
      <style:text-properties officeooo:rsid="008187bd"/>
    </style:style>
    <style:style style:name="T133" style:family="text">
      <style:text-properties officeooo:rsid="00851a8d"/>
    </style:style>
    <style:style style:name="T134" style:family="text">
      <style:text-properties officeooo:rsid="00863ab6"/>
    </style:style>
    <style:style style:name="T135" style:family="text">
      <style:text-properties fo:font-variant="normal" fo:text-transform="none" fo:color="#242729" style:font-name="Consolas" fo:font-size="9.75pt" fo:letter-spacing="normal" fo:font-style="normal" fo:font-weight="normal" fo:background-color="transparent" loext:char-shading-value="0" loext:padding="0in" loext:border="none"/>
    </style:style>
    <style:style style:name="T136" style:family="text">
      <style:text-properties fo:font-variant="normal" fo:text-transform="none" fo:color="#242729" style:font-name="Consolas" fo:font-size="9.75pt" fo:letter-spacing="normal" fo:font-style="normal" fo:font-weight="normal" officeooo:rsid="00907c55" fo:background-color="transparent" loext:char-shading-value="0" loext:padding="0in" loext:border="none"/>
    </style:style>
    <style:style style:name="T137" style:family="text">
      <style:text-properties fo:font-variant="normal" fo:text-transform="none" fo:color="#242729" style:font-name="Consolas" fo:font-size="9.75pt" fo:letter-spacing="normal" fo:font-style="normal" style:text-underline-style="none" fo:font-weight="normal" officeooo:rsid="00125520" fo:background-color="transparent" loext:char-shading-value="0" style:font-size-asian="10.5pt" style:font-weight-asian="normal" style:font-size-complex="12pt" style:font-weight-complex="normal" loext:padding="0in" loext:border="none"/>
    </style:style>
    <style:style style:name="T138" style:family="text">
      <style:text-properties fo:font-variant="normal" fo:text-transform="none" fo:color="#242729" style:font-name="Consolas" fo:font-size="9.75pt" fo:letter-spacing="normal" fo:font-style="normal" style:text-underline-style="none" fo:font-weight="normal" officeooo:rsid="00907c55" fo:background-color="transparent" loext:char-shading-value="0" style:font-size-asian="10.5pt" style:font-weight-asian="normal" style:font-size-complex="12pt" style:font-weight-complex="normal" loext:padding="0in" loext:border="none"/>
    </style:style>
    <style:style style:name="T139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140" style:family="text">
      <style:text-properties fo:font-variant="normal" fo:text-transform="none" fo:color="#333333" style:font-name="Liberation Serif" fo:font-size="12pt" fo:letter-spacing="normal" fo:font-style="normal" fo:font-weight="normal" officeooo:rsid="00951e3b" style:font-size-asian="12pt" style:font-size-complex="12pt"/>
    </style:style>
    <style:style style:name="T141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42" style:family="text">
      <style:text-properties fo:font-variant="normal" fo:text-transform="none" fo:color="#333333" style:font-name="Liberation Serif" fo:font-size="12pt" fo:letter-spacing="normal" fo:font-style="normal" fo:font-weight="normal" officeooo:rsid="00951e3b" style:font-size-asian="12pt" style:font-weight-asian="normal" style:font-size-complex="12pt" style:font-weight-complex="normal"/>
    </style:style>
    <style:style style:name="T143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144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45" style:family="text">
      <style:text-properties fo:font-variant="normal" fo:text-transform="none" fo:color="#333333" style:font-name="Liberation Serif" fo:font-size="12pt" fo:letter-spacing="normal" fo:font-style="normal" fo:font-weight="normal" officeooo:rsid="00951e3b" fo:background-color="transparent" loext:char-shading-value="0" style:font-size-asian="12pt" style:font-weight-asian="normal" style:font-size-complex="12pt" style:font-weight-complex="normal"/>
    </style:style>
    <style:style style:name="T146" style:family="text">
      <style:text-properties fo:font-variant="normal" fo:text-transform="none" fo:color="#333333" style:font-name="courier" fo:font-size="9.75pt" fo:letter-spacing="normal" fo:language="en" fo:country="US" fo:font-style="normal" fo:font-weight="normal"/>
    </style:style>
    <style:style style:name="T147" style:family="text">
      <style:text-properties fo:font-variant="normal" fo:text-transform="none" fo:color="#a00000" style:font-name="courier" fo:font-size="9.75pt" fo:letter-spacing="normal" fo:language="en" fo:country="US" fo:font-style="normal" fo:font-weight="normal"/>
    </style:style>
    <style:style style:name="T148" style:family="text">
      <style:text-properties fo:font-variant="normal" fo:text-transform="none" fo:color="#000000" style:font-name="courier" fo:font-size="9.75pt" fo:letter-spacing="normal" fo:language="en" fo:country="US" fo:font-style="normal" fo:font-weight="normal"/>
    </style:style>
    <style:style style:name="T149" style:family="text">
      <style:text-properties fo:font-variant="normal" fo:text-transform="none" fo:color="#008000" style:font-name="courier" fo:font-size="9.75pt" fo:letter-spacing="normal" fo:language="en" fo:country="US" fo:font-style="normal" fo:font-weight="normal" style:font-size-asian="12pt" style:font-size-complex="12pt"/>
    </style:style>
    <style:style style:name="T150" style:family="text">
      <style:text-properties officeooo:rsid="00951e3b"/>
    </style:style>
    <style:style style:name="T151" style:family="text">
      <style:text-properties officeooo:rsid="0096e433"/>
    </style:style>
    <style:style style:name="T152" style:family="text">
      <style:text-properties officeooo:rsid="009a7057"/>
    </style:style>
    <style:style style:name="T153" style:family="text">
      <style:text-properties officeooo:rsid="009be38b"/>
    </style:style>
    <style:style style:name="T154" style:family="text">
      <style:text-properties officeooo:rsid="009dd54a"/>
    </style:style>
    <style:style style:name="T155" style:family="text">
      <style:text-properties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156" style:family="text">
      <style:text-properties officeooo:rsid="00a1c7c0"/>
    </style:style>
    <style:style style:name="T157" style:family="text">
      <style:text-properties officeooo:rsid="00a29a11"/>
    </style:style>
    <style:style style:name="T158" style:family="text">
      <style:text-properties fo:color="#a00000"/>
    </style:style>
    <style:style style:name="T159" style:family="text">
      <style:text-properties fo:color="#a00000" style:font-name="courier" fo:font-size="9.75pt" fo:language="en" fo:country="US" fo:font-style="normal" fo:font-weight="normal"/>
    </style:style>
    <style:style style:name="T160" style:family="text">
      <style:text-properties fo:color="#000000"/>
    </style:style>
    <style:style style:name="T161" style:family="text">
      <style:text-properties fo:color="#000000" style:font-name="courier" fo:font-size="9.75pt" fo:language="en" fo:country="US" fo:font-style="normal" fo:font-weight="normal"/>
    </style:style>
    <style:style style:name="T162" style:family="text">
      <style:text-properties fo:color="#004080"/>
    </style:style>
    <style:style style:name="T163" style:family="text">
      <style:text-properties fo:color="#004080" style:font-name="courier" fo:font-size="9.75pt" fo:language="en" fo:country="US" fo:font-style="normal" fo:font-weight="normal"/>
    </style:style>
    <style:style style:name="T164" style:family="text">
      <style:text-properties style:font-name="courier" fo:font-size="9.75pt" fo:language="en" fo:country="US" fo:font-style="normal" fo:font-weight="normal"/>
    </style:style>
    <style:style style:name="T165" style:family="text">
      <style:text-properties fo:color="#008000" style:font-name="courier" fo:font-size="9.75pt" fo:language="en" fo:country="US" fo:font-style="normal" fo:font-weight="normal"/>
    </style:style>
    <style:style style:name="T166" style:family="text">
      <style:text-properties officeooo:rsid="00acf7d9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ROS NOTES</text:p>
      <text:p text:style-name="P34">Startup</text:p>
      <text:p text:style-name="P24">0. Source the catkin setup, if needed. <text:span text:style-name="T105">Do this in each terminal necessary</text:span></text:p>
      <text:p text:style-name="P24"><text:tab/>$ source <text:s/>~/catkin_ws/devel/setup.bash</text:p>
      <text:p text:style-name="P24"><text:tab/><text:tab/>-Can check it <text:span text:style-name="T104">indirectly </text:span>by <text:span text:style-name="T104">seeing if this works</text:span>: <text:s/></text:p>
      <text:p text:style-name="P24"><text:tab/><text:tab/><text:tab/>$ roscd beginner_tutorials </text:p>
      <text:p text:style-name="P24"><text:tab/><text:tab/>-<text:span text:style-name="T104">Real check: <text:s text:c="2"/></text:span></text:p>
      <text:p text:style-name="P25"><text:tab/><text:tab/><text:tab/>$ <text:s/>echo <text:s/>$ROS_PACKAGE_PATH <text:s text:c="3"/>should give something like</text:p>
      <text:p text:style-name="P24"><text:tab/><text:tab/><text:tab/><text:span text:style-name="T104">&gt;&gt; /home/tm/catkin_ws/src:/opt/ros/kinetic/share</text:span></text:p>
      <text:p text:style-name="P13">1. Start ROS</text:p>
      <text:p text:style-name="P8"><text:span text:style-name="T49"><text:tab/></text:span>$ roscore</text:p>
      <text:p text:style-name="P13">2. <text:span text:style-name="T67">Run node in new terminal</text:span></text:p>
      <text:p text:style-name="P13"><text:tab/><text:span text:style-name="T66">$ rosrun [package_name] <text:s/>[node_name]<text:tab/> <text:s/>or, list with $ rosrun [package_name] <text:s/>&lt;tab&gt;&lt;tab&gt;</text:span></text:p>
      <text:p text:style-name="P18"><text:tab/><text:tab/>– optional- can rename node like <text:s text:c="2"/></text:p>
      <text:p text:style-name="P18"><text:tab/><text:tab/>$ rosrun [package_name] [node_name] <text:s/>__name:=my_name</text:p>
      <text:p text:style-name="P18">3. <text:span text:style-name="T70">Run as many nodes as needed in new terminals</text:span></text:p>
      <text:p text:style-name="P20"/>
      <text:p text:style-name="P28">OR</text:p>
      <text:p text:style-name="P21">1. Start ROS</text:p>
      <text:p text:style-name="P21"><text:tab/>$ roscore</text:p>
      <text:p text:style-name="P21">2. roslaunch to do a defined setup</text:p>
      <text:p text:style-name="P21"><text:tab/>$ roslaunch [package] [filename.launch]</text:p>
      <text:p text:style-name="P109"><text:span text:style-name="T63"><text:tab/></text:span><text:span text:style-name="T38">-</text:span><text:span text:style-name="T39">to set up the launch file, see http://wiki.ros.org/ROS/Tutorials/UsingRqtconsoleRoslaunch</text:span></text:p>
      <text:p text:style-name="P37"/>
      <text:p text:style-name="P31">ROS filesystem and commands</text:p>
      <text:p text:style-name="P1"/>
      <text:p text:style-name="P4"><text:span text:style-name="T14">rospack </text:span>– gets <text:span text:style-name="T83">path </text:span>about packages.<text:span text:style-name="T14"> find </text:span>returns path to packages</text:p>
      <text:p text:style-name="P4"><text:tab/> $ rospack find roscpp</text:p>
      <text:p text:style-name="P110"><text:tab/>–<text:span text:style-name="T84">list nodes in package</text:span>-<text:span text:style-name="T2"> use autocomplete. <text:s/>$ rosrun <text:s/>package_name <text:s/>&lt;tab&gt;&lt;tab&gt;</text:span></text:p>
      <text:p text:style-name="P56"><text:span text:style-name="T14">roscd</text:span> – change directory directly to package or stack <text:span text:style-name="T52">(don’t need path)</text:span></text:p>
      <text:p text:style-name="P56"><text:tab/>$ roscd roscpp<text:tab/><text:tab/><text:span text:style-name="T52">or $ roscd roscpp/cmake</text:span></text:p>
      <text:p text:style-name="P56"><text:tab/><text:tab/>*roscd and other ros tools will only find ros packages within directories on the <text:tab/><text:tab/><text:tab/><text:tab/>ros_package_path</text:p>
      <text:p text:style-name="P56"><text:tab/><text:tab/>$ echo $ROS_PACKAGE_PATH <text:s text:c="3"/></text:p>
      <text:p text:style-name="P71"><text:span text:style-name="T14">rosls</text:span> – list information about package by name instead of by path</text:p>
      <text:p text:style-name="P71"><text:tab/>$ rosls roscpp_tutorials</text:p>
      <text:p text:style-name="P71"><text:tab/>&gt;&gt; cmake <text:s/>launch <text:s/>package.xml <text:s/>srv</text:p>
      <text:p text:style-name="P76">rosnode</text:p>
      <text:p text:style-name="P26"><text:tab/>list – <text:span text:style-name="T2">see what is running </text:span></text:p>
      <text:p text:style-name="P15"><text:tab/><text:tab/>$ rosnode list</text:p>
      <text:p text:style-name="P27"><text:span text:style-name="T2"><text:tab/><text:tab/>-</text:span>cleanup<text:span text:style-name="T2">-- lets rosnode list show the correct answers after something has been killed</text:span></text:p>
      <text:p text:style-name="P23"><text:tab/><text:tab/><text:tab/>$ rosnode cleanup</text:p>
      <text:p text:style-name="P15"><text:span text:style-name="T14"><text:tab/></text:span><text:span text:style-name="T15">i</text:span><text:span text:style-name="T14">nfo </text:span>– gives publications, subscriptions, services, etc of a node</text:p>
      <text:p text:style-name="P15"><text:tab/><text:tab/>$ rosnode info /[node]<text:tab/>ex. $ rosnode info /rosout</text:p>
      <text:p text:style-name="P15"><text:tab/><text:span text:style-name="T16">ping</text:span><text:span text:style-name="T70"> – check connection</text:span></text:p>
      <text:p text:style-name="P15"><text:tab/><text:tab/><text:span text:style-name="T70">$ rosnode ping [node_name]</text:span></text:p>
      <text:p text:style-name="P95"><text:span text:style-name="T14">rosrun</text:span> – runs node</text:p>
      <text:p text:style-name="P95"><text:soft-page-break/><text:tab/>$ rosrun <text:s/>turtlesim <text:s/>turtlesim_node <text:s/><text:span text:style-name="T69">(optional: <text:s/>__name:=loggerhead)</text:span></text:p>
      <text:p text:style-name="P96"><text:span text:style-name="T14">rqt_graph</text:span> – makes <text:span text:style-name="T75">bubble chart </text:span>graph of what is happening in the system. </text:p>
      <text:p text:style-name="P96"><text:tab/>$ rosrun rqt_graph <text:s/>rqt_graph</text:p>
      <text:p text:style-name="P97"><text:span text:style-name="T14">rqt_plot </text:span>– plot the data being published on a topic in real time. </text:p>
      <text:p text:style-name="P97"><text:tab/>$ rosrun rqt_plot <text:s/>rqt_plot </text:p>
      <text:p text:style-name="P99"><text:span text:style-name="T14">rosmsg</text:span> – get info about messages</text:p>
      <text:p text:style-name="P99"><text:tab/>$ rosmsg list <text:tab/>#see all messages</text:p>
      <text:p text:style-name="P99"><text:tab/>$ rosmsg package &lt;package-name&gt; <text:s text:c="4"/># see all msgs in a package</text:p>
      <text:p text:style-name="P99"><text:tab/>$ rosmsg packages <text:s/><text:tab/><text:tab/><text:tab/># list the packages with msgs</text:p>
      <text:p text:style-name="P99"><text:tab/></text:p>
      <text:p text:style-name="P98"><text:span text:style-name="T14">rostopic</text:span> – get info about topics. <text:s text:c="2"/></text:p>
      <text:p text:style-name="P135"><text:tab/>Example topics: <text:s text:c="2"/>/turtle1/cmd_vel, /turtle2/pose, /rosout. <text:s text:c="2"/>Also use autocomplete</text:p>
      <text:p text:style-name="P113"><text:tab/>$ rostopic -h <text:tab/><text:tab/><text:tab/>#explains the rostopic commands</text:p>
      <text:p text:style-name="P113"><text:tab/>$ rostopic echo <text:span text:style-name="T71">[topic] <text:s/><text:tab/></text:span> #print messages to the screen</text:p>
      <text:p text:style-name="P113"><text:tab/><text:span text:style-name="T71">$ rostopic list<text:tab/><text:tab/>#list of topics. <text:s/>End with <text:s text:c="2"/>-v <text:s/>to get verbose published and subscriptions</text:span></text:p>
      <text:p text:style-name="P113"><text:tab/><text:span text:style-name="T71">$ rostopic type [topic] <text:tab/># gives message type sent on a topic</text:span></text:p>
      <text:p text:style-name="P114"><text:tab/><text:tab/>-<text:span text:style-name="T71">then to see details of the msg type, do </text:span></text:p>
      <text:p text:style-name="P102"><text:span text:style-name="T71"><text:tab/><text:tab/></text:span>$ rostopic type <text:span text:style-name="T75">[topic] </text:span>| rosmsg show<text:span text:style-name="T71"> <text:s text:c="3"/># $ rosmsg show geometry_msgs/Twist</text:span></text:p>
      <text:p text:style-name="P115"><text:span text:style-name="T17"><text:tab/>Send </text:span><text:span text:style-name="T18">ROS message</text:span><text:span text:style-name="T17"> manually</text:span></text:p>
      <text:p text:style-name="P115"><text:span text:style-name="T17"><text:tab/></text:span><text:span text:style-name="T72">$ rostopic pub [topic] [msg_type] [args]<text:tab/></text:span></text:p>
      <text:p text:style-name="P114"><text:tab/><text:tab/><text:span text:style-name="T118"># $ rostopic pub -1 /turtle1/cmd_vel geometry_msgs/Twist – ‘[2.0, 0, 0]’ <text:s text:c="2"/>‘[0, 0, 1.8]’</text:span></text:p>
      <text:p text:style-name="P114"><text:tab/><text:tab/><text:span text:style-name="T73">#the -1 means it only sends one message. Use -r to repeat ex. [-r 1] means repeat at 1hz</text:span></text:p>
      <text:p text:style-name="P114"><text:tab/><text:span text:style-name="T74">$ rostopic hz [topic]<text:tab/><text:tab/>#show frequency a topic is being published to</text:span></text:p>
      <text:p text:style-name="P116"><text:span text:style-name="T14">rosservice</text:span> – attach to client/service framework. Can use <text:span text:style-name="T57">list, call, type, find, uri</text:span></text:p>
      <text:p text:style-name="P116"><text:span text:style-name="T57"><text:tab/></text:span><text:span text:style-name="T60"># </text:span><text:span text:style-name="T59">turtle </text:span><text:span text:style-name="T58">example services: /clear, <text:s/>/kill, <text:s/>/reset, <text:s/>/spawn</text:span></text:p>
      <text:p text:style-name="P116"><text:span text:style-name="T57"><text:tab/></text:span><text:span text:style-name="T76">$ rosservice type [service] <text:s text:c="2"/>#tells the type of the argument</text:span></text:p>
      <text:p text:style-name="P116"><text:span text:style-name="T76"><text:tab/><text:tab/>-$ rosservice type [service] | rossrv show <text:s/>#to see the </text:span><text:span text:style-name="T79">actual </text:span><text:span text:style-name="T76">arguments</text:span></text:p>
      <text:p text:style-name="P131"><text:tab/>$ rosservice call [service] <text:s/>[args] <text:s/></text:p>
      <text:p text:style-name="P116"><text:span text:style-name="T76"><text:tab/><text:tab/></text:span><text:span text:style-name="T77">ex. $ rosservice call <text:s/>/spawn <text:s/>8 6 .5 “” <text:s text:c="2"/>#parameters x, y, theta, name(optional)</text:span></text:p>
      <text:p text:style-name="P116"><text:span text:style-name="T77"><text:tab/><text:tab/></text:span><text:span text:style-name="T78">ex. $ rosservice call <text:s/>/clear <text:s text:c="2"/>#this reset the background color and the tracks on the turtle</text:span></text:p>
      <text:p text:style-name="P117">ros<text:span text:style-name="T80">param – </text:span><text:span text:style-name="T4">lets us store and change data on ROS parameter server. Stores int, float, bool, dict, lists. </text:span></text:p>
      <text:p text:style-name="P117"><text:span text:style-name="T62"><text:tab/></text:span><text:span text:style-name="T4">$ rosparam -h<text:tab/><text:tab/>#show commands</text:span></text:p>
      <text:p text:style-name="P121"><text:tab/>$ rosparam [set or get] <text:s/>[param_name]<text:tab/># set parameter</text:p>
      <text:p text:style-name="P117"><text:span text:style-name="T4"><text:tab/></text:span><text:span text:style-name="T5"><text:tab/>$ rosparam get /<text:tab/>#gives all contents of parameter server </text:span></text:p>
      <text:p text:style-name="P122"><text:tab/>$ rosparam dump [file_name] <text:s/>[namespace]</text:p>
      <text:p text:style-name="P122"><text:soft-page-break/><text:tab/><text:tab/>ex. $ rosparam dump params.yaml</text:p>
      <text:p text:style-name="P122"><text:tab/>– can load yaml file into a new namespace, for example “copy”</text:p>
      <text:p text:style-name="P122"><text:tab/><text:tab/>$ rosparam load params.yaml <text:s/>copy</text:p>
      <text:p text:style-name="P122"><text:tab/><text:tab/>$ rosparam get <text:s/>/copy/background_b</text:p>
      <text:p text:style-name="P119">ROS Basics <text:span text:style-name="T150">and Conventions</text:span></text:p>
      <text:p text:style-name="P119"><text:a xlink:type="simple" xlink:href="http://wiki.ros.org/ROS/Patterns/Communication" text:style-name="Internet_20_link" text:visited-style-name="Visited_20_Internet_20_Link"><text:span text:style-name="T155">http://wiki.ros.org/ROS/Patterns/Communication</text:span></text:a></text:p>
      <text:p text:style-name="P123"><text:span text:style-name="T14">Pack</text:span><text:span text:style-name="T41">age </text:span><text:span text:style-name="T28">– so</text:span><text:span text:style-name="T35">ftware organization unit. Can hold libraries, executables, scripts… </text:span><text:span text:style-name="T36">Like a folder</text:span></text:p>
      <text:p text:style-name="P104"><text:span text:style-name="T37"><text:tab/>-</text:span><text:span text:style-name="T139">Package names sh</text:span><text:span text:style-name="T140">ould follow C naming conventions: </text:span><text:span text:style-name="T139">lower case, start with a letter, use <text:tab/>underscore separators, e.</text:span><text:span text:style-name="T143">g. </text:span><text:span text:style-name="T145">l</text:span><text:span text:style-name="Strong_20_Emphasis"><text:span text:style-name="T144">as</text:span></text:span><text:span text:style-name="Strong_20_Emphasis"><text:span text:style-name="T141">er_viewer</text:span></text:span></text:p>
      <text:p text:style-name="P104"><text:span text:style-name="Strong_20_Emphasis"><text:span text:style-name="T141"><text:tab/>- names should be specific enough to identify what the package does. </text:span></text:span><text:span text:style-name="Strong_20_Emphasis"><text:span text:style-name="T142">Ex.</text:span></text:span><text:span text:style-name="Strong_20_Emphasis"><text:span text:style-name="T141"> a motion planner <text:tab/>might be called wa</text:span></text:span><text:span text:style-name="Strong_20_Emphasis"><text:span text:style-name="T142">ypoint</text:span></text:span><text:span text:style-name="Strong_20_Emphasis"><text:span text:style-name="T141">_planner, </text:span></text:span><text:span text:style-name="Strong_20_Emphasis"><text:span text:style-name="T142">but not planner. </text:span></text:span></text:p>
      <text:p text:style-name="P123"><text:span text:style-name="T51">Node</text:span><text:span text:style-name="T50"> – executable that uses ROS to c</text:span>ommunicate with other nodes. </text:p>
      <text:p text:style-name="P123"><text:tab/>- <text:span text:style-name="T134">a process that performs computation.</text:span> <text:span text:style-name="T134">An </text:span>executable in a ROS <text:span text:style-name="T133">package</text:span></text:p>
      <text:p text:style-name="P123"><text:tab/>- <text:span text:style-name="T151">have </text:span><text:span text:style-name="T24">‘type’</text:span><text:span text:style-name="T151"> and </text:span><text:span text:style-name="T24">‘name’</text:span><text:span text:style-name="T151">. Type is the name of the executable used to launch the node. Name is <text:tab/>what goes to other ROS nodes when it starts. Named when doing rospy.init_node(‘name’,…)</text:span></text:p>
      <text:p text:style-name="P77"><text:tab/>-<text:span text:style-name="T151">node type- keep the type name short. </text:span></text:p>
      <text:p text:style-name="P141"><text:tab/>Ex. package= laser_scan, node type= view, <text:s text:c="2"/>$ rosrun <text:s/>laser_scan <text:s/>view</text:p>
      <text:p text:style-name="P140"><text:tab/>- <text:span text:style-name="T152">node name- want default name of node to be same as executable that launches node. Rename it <text:tab/>at startup if needed, not in code</text:span></text:p>
      <text:p text:style-name="P124"><text:tab/>- <text:span text:style-name="T132">nodes </text:span>can <text:span text:style-name="T14">publish, subscribe,</text:span> provide/use <text:span text:style-name="T132">a </text:span><text:span text:style-name="T14">service</text:span>…</text:p>
      <text:p text:style-name="P123"><text:span text:style-name="T23">Topic</text:span>- <text:span text:style-name="T132">nodes publish/subscribe to topics to receive msgs</text:span></text:p>
      <text:p text:style-name="P123"><text:tab/>-<text:span text:style-name="T153">Should be used for continuous data stream (sensor data, robot state…)</text:span></text:p>
      <text:p text:style-name="P123"><text:tab/>-<text:span text:style-name="T153">many to many connection</text:span></text:p>
      <text:p text:style-name="P123"><text:tab/>-<text:span text:style-name="T153">callbacks receive data when it is available</text:span></text:p>
      <text:p text:style-name="P123"><text:tab/>-<text:span text:style-name="T153">data can be published/subscribed at any time, independent of senders/receivers</text:span></text:p>
      <text:p text:style-name="P123"><text:tab/>-<text:span text:style-name="T153">publisher decides when data is sent</text:span></text:p>
      <text:p text:style-name="P123"><text:tab/>- <text:span text:style-name="T150">should follow C naming. ex. <text:s/>laser_scan</text:span></text:p>
      <text:p text:style-name="P123"><text:tab/>- <text:span text:style-name="T151">name should be descriptive. Don’t call topic ‘state’, call it ‘planner_state’.</text:span></text:p>
      <text:p text:style-name="P123"><text:tab/>-<text:span text:style-name="T154">ex. Can have topic ‘out’ on A(publisher), topic ‘in’ on B(subscriber), and as long as the later-<text:tab/>defined topic name is the same and they are on same ROS master they can communicate. <text:tab/>DON’T try to make topic names match inside nodeA and nodeB!</text:span></text:p>
      <text:p text:style-name="P125"><text:span text:style-name="T14">Message</text:span> – ROS data type for subscribing/publishing to a topic</text:p>
      <text:p text:style-name="P125"><text:tab/>- <text:span text:style-name="T151">used to auto generate class names. Must name with CamelCase <text:s/>ex. <text:s/>LaserScan.msg</text:span></text:p>
      <text:p text:style-name="P129"><text:span text:style-name="T14">Services </text:span>– used for remote calls that terminate quickly. For querying state of node or quick <text:tab/>calculations. </text:p>
      <text:p text:style-name="P129"><text:soft-page-break/><text:tab/>-not for longer running processes or anything that might be preempted</text:p>
      <text:p text:style-name="P129"><text:tab/>-blocking. For requesting specific data. Semantically for processing requests</text:p>
      <text:p text:style-name="P126"><text:span text:style-name="T14">RQT_graph </text:span>– nodes are circles, topics are lines</text:p>
      <text:p text:style-name="P127"><text:span text:style-name="T14">Action</text:span> – actions are built on top of msgs</text:p>
      <text:p text:style-name="P127"><text:tab/>- <text:span text:style-name="T153">should be used for anything that moves robot, or runs for a longer time with feedback during <text:tab/>execution</text:span></text:p>
      <text:p text:style-name="P127"><text:tab/>-<text:span text:style-name="T153">can be preempted, preemption should always be implemented cleanly by action servers</text:span></text:p>
      <text:p text:style-name="P128"><text:tab/>-<text:span text:style-name="T153">can execute toward multiple action goals on the same server (multiple clients).</text:span></text:p>
      <text:p text:style-name="P128"><text:tab/>-<text:span text:style-name="T157">SimpleActionServer only has one active goal at a time (always the most recent)</text:span></text:p>
      <text:p text:style-name="P127"><text:tab/>- action clients request goals </text:p>
      <text:p text:style-name="P127"><text:tab/>- action servers execute towards goals with function calls and callbacks</text:p>
      <text:p text:style-name="P127"><text:tab/>-<text:span text:style-name="T14"> goal </text:span>-sent to actionServer by actionClient.</text:p>
      <text:p text:style-name="P127"><text:tab/>- <text:span text:style-name="T14">feedback</text:span> – sent to <text:span text:style-name="T153">actionClient</text:span> to give incremental progress towards goal</text:p>
      <text:p text:style-name="P127"><text:tab/></text:p>
      <text:p text:style-name="P127"><text:tab/>- <text:span text:style-name="T14">result</text:span> – sent from actionServer to actionClient when goal is completed. Sent only once. Ex. <text:tab/>Moving to a location result= ‘finished’, but for a laser scan result= scanData</text:p>
      <text:p text:style-name="P130"><text:span text:style-name="T14">TF </text:span><text:span text:style-name="T25">or tf2</text:span> – in general, where you publish coordinate frames or spatial data. There are exceptions</text:p>
      <text:p text:style-name="P130"><text:tab/>-<text:span text:style-name="T156">holds relationships between frames over time. Lets you transform points, vectors, etc at any <text:tab/>point in time</text:span></text:p>
      <text:p text:style-name="P122"/>
      <text:p text:style-name="P118"><text:tab/>Developing</text:p>
      <text:p text:style-name="P120"><text:span text:style-name="T14">Editing </text:span>- <text:s text:c="2"/>$ rosed <text:s/>[package_name] <text:s/>[file_name] <text:s/><text:tab/><text:tab/> #opens file in nano for editing</text:p>
      <text:p text:style-name="P75">debugging <text:span text:style-name="T81">with rqt_console</text:span></text:p>
      <text:p text:style-name="P139"><text:tab/>-<text:span text:style-name="T82">http://wiki.ros.org/ROS/Tutorials/UsingRqtconsoleRoslaunch</text:span></text:p>
      <text:p text:style-name="P58"><text:span text:style-name="T22">copy file </text:span><text:span text:style-name="T112">– $ roscp [package_name] <text:s/>[path_of_file] <text:s/>[destination_path]</text:span></text:p>
      <text:p text:style-name="P62"><text:tab/>ex. $ roscp <text:s/>rospy_tutorials <text:s/>AddTwoInts.srv <text:s/>srv/AddTwoInts.srv<text:line-break/></text:p>
      <text:p text:style-name="P62"/>
      <text:p text:style-name="P136">Creating msg and srv</text:p>
      <text:p text:style-name="P107"><text:tab/><text:tab/><text:a xlink:type="simple" xlink:href="http://wiki.ros.org/ROS/Tutorials/CreatingMsgAndSrv" text:style-name="Internet_20_link" text:visited-style-name="Visited_20_Internet_20_Link"><text:span text:style-name="T7">http://wiki.ros.org/ROS/Tutorials/CreatingMsgAndSrv</text:span></text:a></text:p>
      <text:p text:style-name="P107"><text:span text:style-name="T7">*</text:span><text:span text:style-name="T13">see ‘ROS basics and conventions’ for naming help</text:span></text:p>
      <text:p text:style-name="P132"><text:span text:style-name="T19">msg </text:span><text:span text:style-name="T86">– text file that describes fields of ROS message. Used to generate source code for messages <text:tab/><text:tab/>in different languages. Stored in msg directory of package. </text:span></text:p>
      <text:p text:style-name="P86"><text:tab/>$ rosmsg show geometry_msgs/Twist<text:tab/><text:tab/>#do this to see an example</text:p>
      <text:p text:style-name="P133"><text:tab/><text:tab/>-can be int, float, string, time, array, or other msg files, header</text:p>
      <text:p text:style-name="P68"><text:tab/><text:tab/>ex. <text:tab/> Header header</text:p>
      <text:p text:style-name="P79"><text:soft-page-break/><text:s/><text:tab/><text:tab/><text:tab/> string child_frame_id</text:p>
      <text:p text:style-name="P78"><text:bookmark text:name="line-3-2"/><text:s/><text:tab/><text:tab/><text:tab/> geometry_msgs/PoseWithCovariance pose</text:p>
      <text:p text:style-name="P57"><text:span text:style-name="T21">C</text:span><text:span text:style-name="T20">reate new msg file </text:span><text:span text:style-name="T106">– ex. write “int64 num” to file Num.msg in folder msg</text:span></text:p>
      <text:p text:style-name="P57"><text:tab/></text:p>
      <text:p text:style-name="P59">0.<text:tab/>$ roscd [package]<text:tab/><text:tab/><text:tab/><text:span text:style-name="T111"># </text:span>$ <text:span text:style-name="T111">r</text:span>oscd beginner_tutorials</text:p>
      <text:p text:style-name="P103"><text:tab/><text:span text:style-name="T110">$ mkdir msg<text:tab/><text:tab/><text:tab/><text:tab/>#make a msg directory/folder</text:span><text:tab/> <text:span text:style-name="T113">(if it doesn’t exist)</text:span></text:p>
      <text:p text:style-name="P70"><text:span text:style-name="T106"><text:tab/>$ </text:span>echo "int64 num" &gt; msg/Num.msg</text:p>
      <text:p text:style-name="P137"><text:tab/><text:tab/><text:span text:style-name="T6">- <text:s/></text:span><text:span text:style-name="T11">[&gt;] <text:s/></text:span><text:span text:style-name="T9">overwrites anything currently in the file. Creates new file if necessary. </text:span></text:p>
      <text:p text:style-name="P137"><text:span text:style-name="T9"><text:tab/><text:tab/>-</text:span><text:span text:style-name="T10">Use </text:span><text:span text:style-name="T11">[</text:span><text:span text:style-name="T10"> &gt;&gt;</text:span><text:span text:style-name="T11">]</text:span><text:span text:style-name="T10"> to </text:span><text:span text:style-name="T11">append to the</text:span><text:span text:style-name="T10"> file</text:span></text:p>
      <text:p text:style-name="P138">1. write msg file (see step 0, above)</text:p>
      <text:p text:style-name="P134">2. <text:span text:style-name="T107">Check</text:span> package.xml <text:span text:style-name="T107">for: </text:span>(in build_depend and exec_depend)</text:p>
      <text:p text:style-name="P92"><text:tab/>&lt;build_depend&gt;message_generation&lt;/build_depend&gt;</text:p>
      <text:p text:style-name="P93"><text:bookmark text:name="line-2-7"/><text:s text:c="2"/><text:tab/>&lt;exec_depend&gt;message_runtime&lt;/exec_depend&gt;</text:p>
      <text:p text:style-name="P134">3. <text:span text:style-name="T107">Check CMakeLists.txt for:</text:span></text:p>
      <text:p text:style-name="P70"><text:span text:style-name="T8"><text:tab/></text:span><text:span text:style-name="T89">3.</text:span><text:span text:style-name="T88">1. </text:span><text:span text:style-name="T90">find_package(catkin REQUIRED COMPONENTS</text:span></text:p>
      <text:p text:style-name="P64"><text:tab/><text:tab/>...</text:p>
      <text:p text:style-name="P64"><text:tab/><text:tab/><text:span text:style-name="T107">message_generation</text:span></text:p>
      <text:p text:style-name="P65"><text:tab/><text:tab/>)</text:p>
      <text:p text:style-name="P85"><text:tab/>3.2. catkin_package(</text:p>
      <text:p text:style-name="P80"><text:bookmark text:name="line-2-9"/><text:tab/><text:tab/>...</text:p>
      <text:p text:style-name="P82"><text:bookmark text:name="line-3-8"/><text:s/><text:tab/> <text:tab/>CATKIN_DEPENDS message_runtime ...</text:p>
      <text:p text:style-name="P82"><text:bookmark text:name="line-4-7"/><text:s/><text:tab/> <text:tab/>)</text:p>
      <text:p text:style-name="P64"><text:span text:style-name="T107"><text:tab/>3.3. </text:span>add_message_files(</text:p>
      <text:p text:style-name="P65"><text:tab/><text:tab/>## adding .msg here manually lets Cmake know when it has to reconfigure</text:p>
      <text:p text:style-name="P82"><text:bookmark text:name="line-2-11"/><text:s text:c="2"/><text:tab/><text:tab/>FILES</text:p>
      <text:p text:style-name="P82"><text:bookmark text:name="line-3-10"/><text:s/><text:tab/> <text:tab/><text:span text:style-name="T107">msg_file1</text:span>.msg<text:tab/><text:tab/><text:tab/><text:span text:style-name="T108">#ex. Num.msg</text:span></text:p>
      <text:p text:style-name="P82"><text:tab/><text:tab/>...</text:p>
      <text:p text:style-name="P82"><text:bookmark text:name="line-4-9"/><text:tab/><text:tab/>)</text:p>
      <text:p text:style-name="P82"><text:tab/><text:span text:style-name="T114">3.4. </text:span>generate_messages(</text:p>
      <text:p text:style-name="P82"><text:bookmark text:name="line-2-13"/><text:tab/><text:tab/> <text:s/>DEPENDENCIES</text:p>
      <text:p text:style-name="P82"><text:bookmark text:name="line-3-12"/><text:tab/><text:tab/> <text:s/>std_msgs</text:p>
      <text:p text:style-name="P82"><text:tab/><text:tab/> <text:s/><text:span text:style-name="T116">#plus any other packages with .msg files you use</text:span></text:p>
      <text:p text:style-name="P82"><text:bookmark text:name="line-4-11"/><text:tab/><text:tab/>)</text:p>
      <text:p text:style-name="P88">4. Now <text:span text:style-name="T115">you’re </text:span>ready to generate source files from <text:span text:style-name="T109">the </text:span>msg definition. </text:p>
      <text:p text:style-name="P81"><text:tab/></text:p>
      <text:p text:style-name="P63"/>
      <text:p text:style-name="P132"><text:span text:style-name="T19">srv </text:span><text:span text:style-name="T86">– srv describes a service. Made of </text:span><text:span text:style-name="T19">request</text:span><text:span text:style-name="T86"> and </text:span><text:span text:style-name="T19">response. </text:span><text:span text:style-name="T87">Stored in srv directory of package</text:span></text:p>
      <text:p text:style-name="P146"><text:span text:style-name="T87"><text:tab/>ex. <text:tab/></text:span>int64 A<text:tab/><text:span text:style-name="T87">#request</text:span></text:p>
      <text:p text:style-name="Preformatted_20_Text"><text:bookmark text:name="line-2-3"/><text:tab/><text:tab/>int64 B<text:tab/><text:span text:style-name="T87">#request</text:span></text:p>
      <text:p text:style-name="Preformatted_20_Text"><text:bookmark text:name="line-3-3"/><text:tab/><text:tab/>---</text:p>
      <text:p text:style-name="P52"><text:bookmark text:name="line-4-3"/><text:tab/><text:tab/>int64 Sum<text:tab/><text:span text:style-name="T87">#response</text:span></text:p>
      <text:p text:style-name="P53"><text:tab/>$ rossrv show [srv_name]<text:tab/><text:tab/>#returns the format of the service</text:p>
      <text:p text:style-name="P91">Create new srv file--</text:p>
      <text:p text:style-name="P89">1. write or copy srv file (see above, “Create new msg file” for help)</text:p>
      <text:p text:style-name="P72">2. <text:s/>Exact same as <text:span text:style-name="T131">for msg</text:span></text:p>
      <text:p text:style-name="P72">3. Check CMakeLists.txt for:</text:p>
      <text:p text:style-name="P72"><text:tab/>3.1. Exact same as above </text:p>
      <text:p text:style-name="P73"><text:span text:style-name="T114"><text:tab/>3.2. </text:span><text:span text:style-name="T92">add_</text:span><text:span text:style-name="T91">service</text:span><text:span text:style-name="T92">_files(</text:span></text:p>
      <text:p text:style-name="P83"><text:bookmark text:name="line-2-111"/><text:s text:c="2"/><text:tab/><text:tab/>FILES</text:p>
      <text:p text:style-name="P83"><text:bookmark text:name="line-3-101"/><text:soft-page-break/><text:s/><text:tab/> <text:tab/><text:span text:style-name="T115">srv_file1</text:span>.<text:span text:style-name="T115">srv</text:span><text:tab/><text:tab/><text:tab/><text:span text:style-name="T108">#ex. AddTwoInts.srv</text:span></text:p>
      <text:p text:style-name="P83"><text:tab/><text:tab/>...</text:p>
      <text:p text:style-name="P66"><text:bookmark text:name="line-4-91"/><text:tab/><text:tab/>)</text:p>
      <text:p text:style-name="P67"><text:tab/>3.<text:span text:style-name="T116">3</text:span>. generate_messages(</text:p>
      <text:p text:style-name="P84"><text:bookmark text:name="line-2-131"/><text:tab/><text:tab/> <text:s/>DEPENDENCIES</text:p>
      <text:p text:style-name="P84"><text:bookmark text:name="line-3-121"/><text:tab/><text:tab/> <text:s/>std_msgs</text:p>
      <text:p text:style-name="P84"><text:tab/><text:tab/> <text:s/><text:span text:style-name="T116">#plus any other packages with .msg files you use</text:span></text:p>
      <text:p text:style-name="P67"><text:bookmark text:name="line-4-111"/><text:tab/><text:tab/>)</text:p>
      <text:p text:style-name="P74">4. Now you’re ready to generate source files from the srv definition</text:p>
      <text:p text:style-name="P87"/>
      <text:p text:style-name="P90">Generating Source Files</text:p>
      <text:p text:style-name="P90"><text:tab/><text:span text:style-name="T12">1. Remake the package</text:span></text:p>
      <text:p text:style-name="P94"><text:span text:style-name="T31"><text:tab/><text:tab/></text:span># In your catkin workspace</text:p>
      <text:p text:style-name="Preformatted_20_Text"><text:bookmark text:name="line-2-30"/><text:tab/><text:tab/>$ roscd <text:span text:style-name="T117">[package] <text:tab/># roscd beginner_tutorials</text:span></text:p>
      <text:p text:style-name="Preformatted_20_Text"><text:bookmark text:name="line-3-26"/><text:tab/><text:tab/>$ cd ../..</text:p>
      <text:p text:style-name="Preformatted_20_Text"><text:bookmark text:name="line-4-24"/><text:tab/><text:tab/>$ catkin_make install</text:p>
      <text:p text:style-name="P49"><text:bookmark text:name="line-5-11"/><text:tab/><text:tab/>$ cd -<text:tab/><text:tab/><text:span text:style-name="T117">#cd back to the last spot?</text:span></text:p>
      <text:p text:style-name="P90"/>
      <text:p text:style-name="P90"/>
      <text:p text:style-name="P190">Writing publisher and subscriber <text:span text:style-name="T126">nodes</text:span> (Python)</text:p>
      <text:p text:style-name="P195"><text:tab/><text:a xlink:type="simple" xlink:href="http://wiki.ros.org/ROS/Tutorials/WritingPublisherSubscriber%28python%29" text:style-name="Internet_20_link" text:visited-style-name="Visited_20_Internet_20_Link"><text:span text:style-name="T2">http://wiki.ros.org/ROS/Tutorials/WritingPublisherSubscriber%28python%29</text:span></text:a></text:p>
      <text:p text:style-name="P198"><text:span text:style-name="T7">*</text:span><text:span text:style-name="T13">see ‘ROS basics and conventions’ for naming help</text:span></text:p>
      <text:p text:style-name="P142">Publisher</text:p>
      <text:p text:style-name="P148"><text:span text:style-name="T98">1</text:span><text:span text:style-name="T99"> </text:span><text:bookmark text:name="rospy_tutorials.2BAC8-Tutorials.2BAC8-WritingPublisherSubscriber.CA-c82832e0d612370fe9886563f0b7f5433f6caee1_1"/><text:bookmark text:name="rospy_tutorials.2BAC8-Tutorials.2BAC8-WritingPublisherSubscriber.line-1-5"/><text:span text:style-name="T99">#!/usr/bin/env python<text:tab/><text:tab/><text:tab/><text:tab/><text:tab/><text:tab/><text:tab/><text:tab/></text:span><text:span text:style-name="T98">#**1**</text:span></text:p>
      <text:p text:style-name="P153">2</text:p>
      <text:p text:style-name="P172"><text:a xlink:type="simple" xlink:href="http://wiki.ros.org/ROS/Tutorials/WritingPublisherSubscriber%28python%29#rospy_tutorials.2BAC8-Tutorials.2BAC8-WritingPublisherSubscriber.CA-c82832e0d612370fe9886563f0b7f5433f6caee1_3" text:style-name="Internet_20_link" text:visited-style-name="Visited_20_Internet_20_Link">3</text:a><text:span text:style-name="T93"> </text:span><text:bookmark text:name="rospy_tutorials.2BAC8-Tutorials.2BAC8-WritingPublisherSubscriber.line-3-1"/><text:bookmark text:name="rospy_tutorials.2BAC8-Tutorials.2BAC8-WritingPublisherSubscriber.CA-c82832e0d612370fe9886563f0b7f5433f6caee1_3"/><text:span text:style-name="T93">import rospy<text:tab/><text:tab/><text:tab/><text:tab/><text:tab/><text:tab/><text:tab/><text:tab/><text:tab/></text:span><text:span text:style-name="T94">#**2**</text:span></text:p>
      <text:p text:style-name="P172"><text:a xlink:type="simple" xlink:href="http://wiki.ros.org/ROS/Tutorials/WritingPublisherSubscriber%28python%29#rospy_tutorials.2BAC8-Tutorials.2BAC8-WritingPublisherSubscriber.CA-c82832e0d612370fe9886563f0b7f5433f6caee1_4" text:style-name="Internet_20_link" text:visited-style-name="Visited_20_Internet_20_Link">4</text:a><text:span text:style-name="T93"> </text:span><text:bookmark text:name="rospy_tutorials.2BAC8-Tutorials.2BAC8-WritingPublisherSubscriber.line-4-1"/><text:bookmark text:name="rospy_tutorials.2BAC8-Tutorials.2BAC8-WritingPublisherSubscriber.CA-c82832e0d612370fe9886563f0b7f5433f6caee1_4"/><text:span text:style-name="T93">from std_msgs.msg import String</text:span></text:p>
      <text:p text:style-name="P172"><text:a xlink:type="simple" xlink:href="http://wiki.ros.org/ROS/Tutorials/WritingPublisherSubscriber%28python%29#rospy_tutorials.2BAC8-Tutorials.2BAC8-WritingPublisherSubscriber.CA-c82832e0d612370fe9886563f0b7f5433f6caee1_5" text:style-name="Internet_20_link" text:visited-style-name="Visited_20_Internet_20_Link">5</text:a><text:span text:style-name="T93"> </text:span><text:bookmark text:name="rospy_tutorials.2BAC8-Tutorials.2BAC8-WritingPublisherSubscriber.line-5-1"/><text:bookmark text:name="rospy_tutorials.2BAC8-Tutorials.2BAC8-WritingPublisherSubscriber.CA-c82832e0d612370fe9886563f0b7f5433f6caee1_5"/></text:p>
      <text:p text:style-name="P172"><text:a xlink:type="simple" xlink:href="http://wiki.ros.org/ROS/Tutorials/WritingPublisherSubscriber%28python%29#rospy_tutorials.2BAC8-Tutorials.2BAC8-WritingPublisherSubscriber.CA-c82832e0d612370fe9886563f0b7f5433f6caee1_6" text:style-name="Internet_20_link" text:visited-style-name="Visited_20_Internet_20_Link">6</text:a><text:span text:style-name="T93"> </text:span><text:bookmark text:name="rospy_tutorials.2BAC8-Tutorials.2BAC8-WritingPublisherSubscriber.line-6-1"/><text:bookmark text:name="rospy_tutorials.2BAC8-Tutorials.2BAC8-WritingPublisherSubscriber.CA-c82832e0d612370fe9886563f0b7f5433f6caee1_6"/><text:span text:style-name="T93">def talker():</text:span></text:p>
      <text:p text:style-name="P172"><text:a xlink:type="simple" xlink:href="http://wiki.ros.org/ROS/Tutorials/WritingPublisherSubscriber%28python%29#rospy_tutorials.2BAC8-Tutorials.2BAC8-WritingPublisherSubscriber.CA-c82832e0d612370fe9886563f0b7f5433f6caee1_7" text:style-name="Internet_20_link" text:visited-style-name="Visited_20_Internet_20_Link">7</text:a><text:span text:style-name="T93"> </text:span><text:bookmark text:name="rospy_tutorials.2BAC8-Tutorials.2BAC8-WritingPublisherSubscriber.line-7-1"/><text:bookmark text:name="rospy_tutorials.2BAC8-Tutorials.2BAC8-WritingPublisherSubscriber.CA-c82832e0d612370fe9886563f0b7f5433f6caee1_7"/><text:span text:style-name="T93"><text:s text:c="4"/>pub = rospy.Publisher('chatter', String, queue_size=10)<text:tab/></text:span><text:span text:style-name="T94">#**3**</text:span></text:p>
      <text:p text:style-name="P172"><text:a xlink:type="simple" xlink:href="http://wiki.ros.org/ROS/Tutorials/WritingPublisherSubscriber%28python%29#rospy_tutorials.2BAC8-Tutorials.2BAC8-WritingPublisherSubscriber.CA-c82832e0d612370fe9886563f0b7f5433f6caee1_8" text:style-name="Internet_20_link" text:visited-style-name="Visited_20_Internet_20_Link">8</text:a><text:span text:style-name="T93"> </text:span><text:bookmark text:name="rospy_tutorials.2BAC8-Tutorials.2BAC8-WritingPublisherSubscriber.line-8-1"/><text:bookmark text:name="rospy_tutorials.2BAC8-Tutorials.2BAC8-WritingPublisherSubscriber.CA-c82832e0d612370fe9886563f0b7f5433f6caee1_8"/><text:span text:style-name="T93"><text:s text:c="4"/>rospy.init_node('talker', anonymous=True)<text:tab/><text:tab/><text:tab/><text:tab/></text:span><text:span text:style-name="T94">#**4**</text:span></text:p>
      <text:p text:style-name="P172"><text:a xlink:type="simple" xlink:href="http://wiki.ros.org/ROS/Tutorials/WritingPublisherSubscriber%28python%29#rospy_tutorials.2BAC8-Tutorials.2BAC8-WritingPublisherSubscriber.CA-c82832e0d612370fe9886563f0b7f5433f6caee1_9" text:style-name="Internet_20_link" text:visited-style-name="Visited_20_Internet_20_Link">9</text:a><text:span text:style-name="T93"> </text:span><text:bookmark text:name="rospy_tutorials.2BAC8-Tutorials.2BAC8-WritingPublisherSubscriber.CA-c82832e0d612370fe9886563f0b7f5433f6caee1_9"/><text:bookmark text:name="rospy_tutorials.2BAC8-Tutorials.2BAC8-WritingPublisherSubscriber.line-9-1"/><text:span text:style-name="T93"><text:s text:c="4"/>rate = rospy.Rate(10) # 10hz<text:tab/><text:tab/><text:tab/><text:tab/><text:tab/><text:tab/></text:span><text:span text:style-name="T95">#**5**</text:span></text:p>
      <text:p text:style-name="P175"/>
      <text:p text:style-name="P174"><text:span text:style-name="T95">#</text:span><text:span text:style-name="T93">start loop, check flag to see if we should quit</text:span></text:p>
      <text:p text:style-name="P173"><text:a xlink:type="simple" xlink:href="http://wiki.ros.org/ROS/Tutorials/WritingPublisherSubscriber%28python%29#rospy_tutorials.2BAC8-Tutorials.2BAC8-WritingPublisherSubscriber.CA-c82832e0d612370fe9886563f0b7f5433f6caee1_10" text:style-name="Internet_20_link" text:visited-style-name="Visited_20_Internet_20_Link"><text:span text:style-name="T102">1</text:span></text:a><text:a xlink:type="simple" xlink:href="http://wiki.ros.org/ROS/Tutorials/WritingPublisherSubscriber%28python%29#rospy_tutorials.2BAC8-Tutorials.2BAC8-WritingPublisherSubscriber.CA-c82832e0d612370fe9886563f0b7f5433f6caee1_10" text:style-name="Internet_20_link" text:visited-style-name="Visited_20_Internet_20_Link">0</text:a><text:span text:style-name="T93"> </text:span><text:bookmark text:name="rospy_tutorials.2BAC8-Tutorials.2BAC8-WritingPublisherSubscriber.CA-c82832e0d612370fe9886563f0b7f5433f6caee1_10"/><text:bookmark text:name="rospy_tutorials.2BAC8-Tutorials.2BAC8-WritingPublisherSubscriber.line-10-1"/><text:span text:style-name="T93"><text:s text:c="4"/>while not rospy.is_shutdown():<text:tab/><text:tab/><text:tab/><text:tab/><text:tab/></text:span><text:span text:style-name="T96">#**6**</text:span></text:p>
      <text:p text:style-name="P172"><text:a xlink:type="simple" xlink:href="http://wiki.ros.org/ROS/Tutorials/WritingPublisherSubscriber%28python%29#rospy_tutorials.2BAC8-Tutorials.2BAC8-WritingPublisherSubscriber.CA-c82832e0d612370fe9886563f0b7f5433f6caee1_11" text:style-name="Internet_20_link" text:visited-style-name="Visited_20_Internet_20_Link">11</text:a><text:span text:style-name="T93"> </text:span><text:bookmark text:name="rospy_tutorials.2BAC8-Tutorials.2BAC8-WritingPublisherSubscriber.line-11-1"/><text:bookmark text:name="rospy_tutorials.2BAC8-Tutorials.2BAC8-WritingPublisherSubscriber.CA-c82832e0d612370fe9886563f0b7f5433f6caee1_11"/><text:span text:style-name="T93"><text:s text:c="8"/>hello_str = "hello world %s" % rospy.get_time()</text:span></text:p>
      <text:p text:style-name="P173"><text:a xlink:type="simple" xlink:href="http://wiki.ros.org/ROS/Tutorials/WritingPublisherSubscriber%28python%29#rospy_tutorials.2BAC8-Tutorials.2BAC8-WritingPublisherSubscriber.CA-c82832e0d612370fe9886563f0b7f5433f6caee1_12" text:style-name="Internet_20_link" text:visited-style-name="Visited_20_Internet_20_Link">12</text:a><text:span text:style-name="T93"> </text:span><text:bookmark text:name="rospy_tutorials.2BAC8-Tutorials.2BAC8-WritingPublisherSubscriber.CA-c82832e0d612370fe9886563f0b7f5433f6caee1_12"/><text:bookmark text:name="rospy_tutorials.2BAC8-Tutorials.2BAC8-WritingPublisherSubscriber.line-12-1"/><text:span text:style-name="T93"><text:s text:c="8"/>rospy.loginfo(hello_str)<text:tab/><text:tab/></text:span><text:span text:style-name="T95">#rospy.loginfo(message). </text:span></text:p>
      <text:p text:style-name="P173"><text:span text:style-name="T100"># loginfo </text:span><text:span text:style-name="T98">does print to screen, writes to node’s log file, writes to rosou</text:span><text:span text:style-name="T100">t</text:span></text:p>
      <text:p text:style-name="P173"><text:span text:style-name="T100"># </text:span><text:span text:style-name="T98">(rosout can be seen with rqt_console, good for debugging)</text:span></text:p>
      <text:p text:style-name="P172"><text:a xlink:type="simple" xlink:href="http://wiki.ros.org/ROS/Tutorials/WritingPublisherSubscriber%28python%29#rospy_tutorials.2BAC8-Tutorials.2BAC8-WritingPublisherSubscriber.CA-c82832e0d612370fe9886563f0b7f5433f6caee1_13" text:style-name="Internet_20_link" text:visited-style-name="Visited_20_Internet_20_Link">13</text:a><text:span text:style-name="T93"> </text:span><text:bookmark text:name="rospy_tutorials.2BAC8-Tutorials.2BAC8-WritingPublisherSubscriber.line-13-1"/><text:bookmark text:name="rospy_tutorials.2BAC8-Tutorials.2BAC8-WritingPublisherSubscriber.CA-c82832e0d612370fe9886563f0b7f5433f6caee1_13"/><text:span text:style-name="T93"><text:s text:c="8"/>pub.publish(hello_str)<text:tab/><text:tab/></text:span><text:span text:style-name="T95"># pub.publish(message)</text:span></text:p>
      <text:p text:style-name="P172"><text:a xlink:type="simple" xlink:href="http://wiki.ros.org/ROS/Tutorials/WritingPublisherSubscriber%28python%29#rospy_tutorials.2BAC8-Tutorials.2BAC8-WritingPublisherSubscriber.CA-c82832e0d612370fe9886563f0b7f5433f6caee1_14" text:style-name="Internet_20_link" text:visited-style-name="Visited_20_Internet_20_Link">14</text:a><text:span text:style-name="T93"> </text:span><text:bookmark text:name="rospy_tutorials.2BAC8-Tutorials.2BAC8-WritingPublisherSubscriber.line-14-1"/><text:bookmark text:name="rospy_tutorials.2BAC8-Tutorials.2BAC8-WritingPublisherSubscriber.CA-c82832e0d612370fe9886563f0b7f5433f6caee1_14"/><text:span text:style-name="T93"><text:s text:c="8"/>rate.sleep()<text:tab/> <text:s text:c="3"/></text:span><text:span text:style-name="T95">#can use rospy.sleep() to work with simulated time too</text:span></text:p>
      <text:p text:style-name="P172"><text:a xlink:type="simple" xlink:href="http://wiki.ros.org/ROS/Tutorials/WritingPublisherSubscriber%28python%29#rospy_tutorials.2BAC8-Tutorials.2BAC8-WritingPublisherSubscriber.CA-c82832e0d612370fe9886563f0b7f5433f6caee1_15" text:style-name="Internet_20_link" text:visited-style-name="Visited_20_Internet_20_Link">15</text:a><text:span text:style-name="T93"> </text:span><text:bookmark text:name="rospy_tutorials.2BAC8-Tutorials.2BAC8-WritingPublisherSubscriber.line-15-1"/><text:bookmark text:name="rospy_tutorials.2BAC8-Tutorials.2BAC8-WritingPublisherSubscriber.CA-c82832e0d612370fe9886563f0b7f5433f6caee1_15"/></text:p>
      <text:p text:style-name="P172"><text:a xlink:type="simple" xlink:href="http://wiki.ros.org/ROS/Tutorials/WritingPublisherSubscriber%28python%29#rospy_tutorials.2BAC8-Tutorials.2BAC8-WritingPublisherSubscriber.CA-c82832e0d612370fe9886563f0b7f5433f6caee1_16" text:style-name="Internet_20_link" text:visited-style-name="Visited_20_Internet_20_Link">16</text:a><text:span text:style-name="T93"> </text:span><text:bookmark text:name="rospy_tutorials.2BAC8-Tutorials.2BAC8-WritingPublisherSubscriber.line-16-1"/><text:bookmark text:name="rospy_tutorials.2BAC8-Tutorials.2BAC8-WritingPublisherSubscriber.CA-c82832e0d612370fe9886563f0b7f5433f6caee1_16"/><text:span text:style-name="T93">if __name__ == '__main__':<text:tab/><text:tab/><text:tab/><text:tab/></text:span><text:span text:style-name="T95">#standard Python __main__ check</text:span></text:p>
      <text:p text:style-name="P172"><text:a xlink:type="simple" xlink:href="http://wiki.ros.org/ROS/Tutorials/WritingPublisherSubscriber%28python%29#rospy_tutorials.2BAC8-Tutorials.2BAC8-WritingPublisherSubscriber.CA-c82832e0d612370fe9886563f0b7f5433f6caee1_17" text:style-name="Internet_20_link" text:visited-style-name="Visited_20_Internet_20_Link">17</text:a><text:span text:style-name="T93"> </text:span><text:bookmark text:name="rospy_tutorials.2BAC8-Tutorials.2BAC8-WritingPublisherSubscriber.line-17-1"/><text:bookmark text:name="rospy_tutorials.2BAC8-Tutorials.2BAC8-WritingPublisherSubscriber.CA-c82832e0d612370fe9886563f0b7f5433f6caee1_17"/><text:span text:style-name="T93"><text:s text:c="4"/>try:</text:span></text:p>
      <text:p text:style-name="P172"><text:a xlink:type="simple" xlink:href="http://wiki.ros.org/ROS/Tutorials/WritingPublisherSubscriber%28python%29#rospy_tutorials.2BAC8-Tutorials.2BAC8-WritingPublisherSubscriber.CA-c82832e0d612370fe9886563f0b7f5433f6caee1_18" text:style-name="Internet_20_link" text:visited-style-name="Visited_20_Internet_20_Link">18</text:a><text:span text:style-name="T93"> </text:span><text:bookmark text:name="rospy_tutorials.2BAC8-Tutorials.2BAC8-WritingPublisherSubscriber.line-18-1"/><text:bookmark text:name="rospy_tutorials.2BAC8-Tutorials.2BAC8-WritingPublisherSubscriber.CA-c82832e0d612370fe9886563f0b7f5433f6caee1_18"/><text:span text:style-name="T93"><text:s text:c="8"/>talker()</text:span></text:p>
      <text:p text:style-name="P173"><text:a xlink:type="simple" xlink:href="http://wiki.ros.org/ROS/Tutorials/WritingPublisherSubscriber%28python%29#rospy_tutorials.2BAC8-Tutorials.2BAC8-WritingPublisherSubscriber.CA-c82832e0d612370fe9886563f0b7f5433f6caee1_19" text:style-name="Internet_20_link" text:visited-style-name="Visited_20_Internet_20_Link">19</text:a><text:span text:style-name="T93"> </text:span><text:bookmark text:name="rospy_tutorials.2BAC8-Tutorials.2BAC8-WritingPublisherSubscriber.CA-c82832e0d612370fe9886563f0b7f5433f6caee1_19"/><text:bookmark text:name="rospy_tutorials.2BAC8-Tutorials.2BAC8-WritingPublisherSubscriber.line-19-1"/><text:span text:style-name="T93"><text:s text:c="4"/>except rospy.ROSInterruptException:<text:tab/></text:span></text:p>
      <text:p text:style-name="P176"># above avoids continuing to work when node is shutdown</text:p>
      <text:p text:style-name="P55"><text:a xlink:type="simple" xlink:href="http://wiki.ros.org/ROS/Tutorials/WritingPublisherSubscriber%28python%29#rospy_tutorials.2BAC8-Tutorials.2BAC8-WritingPublisherSubscriber.CA-c82832e0d612370fe9886563f0b7f5433f6caee1_20" text:style-name="Internet_20_link" text:visited-style-name="Visited_20_Internet_20_Link">20</text:a><text:span text:style-name="T97"> </text:span><text:bookmark text:name="rospy_tutorials.2BAC8-Tutorials.2BAC8-WritingPublisherSubscriber.CA-c82832e0d612370fe9886563f0b7f5433f6caee1_20"/><text:bookmark text:name="rospy_tutorials.2BAC8-Tutorials.2BAC8-WritingPublisherSubscriber.line-20-1"/><text:span text:style-name="T97"><text:s/></text:span><text:span text:style-name="T101"><text:s text:c="7"/>pass</text:span></text:p>
      <text:p text:style-name="P143">0. Make the node executable (might have to redo after the script is <text:span text:style-name="T123">resaved?</text:span>)</text:p>
      <text:p text:style-name="P143"><text:tab/>$ chmod <text:s/>+x <text:s/>file_name.py</text:p>
      <text:p text:style-name="P60"><text:soft-page-break/>1. add exactly this to the top of the python script. Every python node will have this. </text:p>
      <text:p text:style-name="P60"><text:tab/><text:span text:style-name="T90">#!/usr/bin/env python</text:span></text:p>
      <text:p text:style-name="P60">2. import rospy</text:p>
      <text:p text:style-name="P60"><text:tab/>--may want to import other things</text:p>
      <text:p text:style-name="P61">3. name publisher</text:p>
      <text:p text:style-name="P61"><text:tab/><text:span text:style-name="T90">pub = rospy.Publisher(‘topic_name’, msg_type, queue_size)</text:span></text:p>
      <text:p text:style-name="P144">4. tell rospy the name of our node. Names can’t have any “ / ” in them (must be base name)</text:p>
      <text:p text:style-name="P69"><text:tab/>rospy.init_node(‘choose_node_name’, anonymous=True)</text:p>
      <text:p text:style-name="P14"><text:span text:style-name="T26"><text:tab/></text:span><text:span text:style-name="T40">-anonymous makes sure the node has unique name by adding numbers to the end of it</text:span></text:p>
      <text:p text:style-name="P22">5. rate = rospy.Rate(10) <text:tab/>#loops at 10hz</text:p>
      <text:p text:style-name="P38">6. Start <text:span text:style-name="T119">loop</text:span></text:p>
      <text:p text:style-name="P38"><text:tab/><text:span text:style-name="T119">--see comments in code example</text:span></text:p>
      <text:p text:style-name="P39">7. include python __main__ check</text:p>
      <text:p text:style-name="P39"><text:tab/>--calls your function in it</text:p>
      <text:p text:style-name="P41">8. Run catkin make</text:p>
      <text:p text:style-name="P41"><text:tab/>$ cd <text:s/>~/catkin_ws</text:p>
      <text:p text:style-name="P41"><text:tab/>$ catkin_make</text:p>
      <text:p text:style-name="P42">9. Before using applications, have to re-source the catkin setup.bash</text:p>
      <text:p text:style-name="P42"><text:tab/>$source ./devel/setup.bash</text:p>
      <text:p text:style-name="P45"/>
      <text:p text:style-name="P44"/>
      <text:p text:style-name="P43">Subscriber</text:p>
      <text:p text:style-name="P40"/>
      <text:p text:style-name="P154"><text:bookmark text:name="rospy_tutorials.2BAC8-Tutorials.2BAC8-WritingPublisherSubscriber.CA-56fb82d4681d7880a3d3a97f7af70cfe17618f86"/><text:a xlink:type="simple" xlink:href="http://wiki.ros.org/ROS/Tutorials/WritingPublisherSubscriber%28python%29#rospy_tutorials.2BAC8-Tutorials.2BAC8-WritingPublisherSubscriber.CA-56fb82d4681d7880a3d3a97f7af70cfe17618f86_1" text:style-name="Internet_20_link" text:visited-style-name="Visited_20_Internet_20_Link"><text:s text:c="3"/>1</text:a> <text:bookmark text:name="rospy_tutorials.2BAC8-Tutorials.2BAC8-WritingPublisherSubscriber.CA-56fb82d4681d7880a3d3a97f7af70cfe17618f86_1"/><text:bookmark text:name="rospy_tutorials.2BAC8-Tutorials.2BAC8-WritingPublisherSubscriber.line-1-28"/>#!/usr/bin/env python</text:p>
      <text:p text:style-name="P171"><text:a xlink:type="simple" xlink:href="http://wiki.ros.org/ROS/Tutorials/WritingPublisherSubscriber%28python%29#rospy_tutorials.2BAC8-Tutorials.2BAC8-WritingPublisherSubscriber.CA-56fb82d4681d7880a3d3a97f7af70cfe17618f86_2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2" text:style-name="Internet_20_link" text:visited-style-name="Visited_20_Internet_20_Link">2</text:a><text:span text:style-name="T120"> </text:span><text:bookmark text:name="rospy_tutorials.2BAC8-Tutorials.2BAC8-WritingPublisherSubscriber.CA-56fb82d4681d7880a3d3a97f7af70cfe17618f86_2"/><text:bookmark text:name="rospy_tutorials.2BAC8-Tutorials.2BAC8-WritingPublisherSubscriber.line-2-21"/><text:span text:style-name="T120">import rospy</text:span></text:p>
      <text:p text:style-name="P171"><text:a xlink:type="simple" xlink:href="http://wiki.ros.org/ROS/Tutorials/WritingPublisherSubscriber%28python%29#rospy_tutorials.2BAC8-Tutorials.2BAC8-WritingPublisherSubscriber.CA-56fb82d4681d7880a3d3a97f7af70cfe17618f86_3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3" text:style-name="Internet_20_link" text:visited-style-name="Visited_20_Internet_20_Link">3</text:a><text:span text:style-name="T120"> </text:span><text:bookmark text:name="rospy_tutorials.2BAC8-Tutorials.2BAC8-WritingPublisherSubscriber.CA-56fb82d4681d7880a3d3a97f7af70cfe17618f86_3"/><text:bookmark text:name="rospy_tutorials.2BAC8-Tutorials.2BAC8-WritingPublisherSubscriber.line-3-15"/><text:span text:style-name="T120">from std_msgs.msg import String</text:span></text:p>
      <text:p text:style-name="P171"><text:a xlink:type="simple" xlink:href="http://wiki.ros.org/ROS/Tutorials/WritingPublisherSubscriber%28python%29#rospy_tutorials.2BAC8-Tutorials.2BAC8-WritingPublisherSubscriber.CA-56fb82d4681d7880a3d3a97f7af70cfe17618f86_4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4" text:style-name="Internet_20_link" text:visited-style-name="Visited_20_Internet_20_Link">4</text:a><text:span text:style-name="T120"> </text:span><text:bookmark text:name="rospy_tutorials.2BAC8-Tutorials.2BAC8-WritingPublisherSubscriber.line-4-14"/><text:bookmark text:name="rospy_tutorials.2BAC8-Tutorials.2BAC8-WritingPublisherSubscriber.CA-56fb82d4681d7880a3d3a97f7af70cfe17618f86_4"/></text:p>
      <text:p text:style-name="P171"><text:a xlink:type="simple" xlink:href="http://wiki.ros.org/ROS/Tutorials/WritingPublisherSubscriber%28python%29#rospy_tutorials.2BAC8-Tutorials.2BAC8-WritingPublisherSubscriber.CA-56fb82d4681d7880a3d3a97f7af70cfe17618f86_5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5" text:style-name="Internet_20_link" text:visited-style-name="Visited_20_Internet_20_Link">5</text:a><text:span text:style-name="T120"> </text:span><text:bookmark text:name="rospy_tutorials.2BAC8-Tutorials.2BAC8-WritingPublisherSubscriber.CA-56fb82d4681d7880a3d3a97f7af70cfe17618f86_5"/><text:bookmark text:name="rospy_tutorials.2BAC8-Tutorials.2BAC8-WritingPublisherSubscriber.line-5-13"/><text:span text:style-name="T120">def callback(data):</text:span></text:p>
      <text:p text:style-name="P171"><text:a xlink:type="simple" xlink:href="http://wiki.ros.org/ROS/Tutorials/WritingPublisherSubscriber%28python%29#rospy_tutorials.2BAC8-Tutorials.2BAC8-WritingPublisherSubscriber.CA-56fb82d4681d7880a3d3a97f7af70cfe17618f86_6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6" text:style-name="Internet_20_link" text:visited-style-name="Visited_20_Internet_20_Link">6</text:a><text:span text:style-name="T120"> </text:span><text:bookmark text:name="rospy_tutorials.2BAC8-Tutorials.2BAC8-WritingPublisherSubscriber.line-6-10"/><text:bookmark text:name="rospy_tutorials.2BAC8-Tutorials.2BAC8-WritingPublisherSubscriber.CA-56fb82d4681d7880a3d3a97f7af70cfe17618f86_6"/><text:span text:style-name="T120"><text:s text:c="4"/>rospy.loginfo(rospy.get_caller_id() + "I heard %s", data.data)</text:span></text:p>
      <text:p text:style-name="P171"><text:a xlink:type="simple" xlink:href="http://wiki.ros.org/ROS/Tutorials/WritingPublisherSubscriber%28python%29#rospy_tutorials.2BAC8-Tutorials.2BAC8-WritingPublisherSubscriber.CA-56fb82d4681d7880a3d3a97f7af70cfe17618f86_7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7" text:style-name="Internet_20_link" text:visited-style-name="Visited_20_Internet_20_Link">7</text:a><text:span text:style-name="T120"> </text:span><text:bookmark text:name="rospy_tutorials.2BAC8-Tutorials.2BAC8-WritingPublisherSubscriber.line-7-8"/><text:bookmark text:name="rospy_tutorials.2BAC8-Tutorials.2BAC8-WritingPublisherSubscriber.CA-56fb82d4681d7880a3d3a97f7af70cfe17618f86_7"/><text:span text:style-name="T120"><text:s text:c="4"/></text:span></text:p>
      <text:p text:style-name="P171"><text:a xlink:type="simple" xlink:href="http://wiki.ros.org/ROS/Tutorials/WritingPublisherSubscriber%28python%29#rospy_tutorials.2BAC8-Tutorials.2BAC8-WritingPublisherSubscriber.CA-56fb82d4681d7880a3d3a97f7af70cfe17618f86_8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8" text:style-name="Internet_20_link" text:visited-style-name="Visited_20_Internet_20_Link">8</text:a><text:span text:style-name="T120"> </text:span><text:bookmark text:name="rospy_tutorials.2BAC8-Tutorials.2BAC8-WritingPublisherSubscriber.CA-56fb82d4681d7880a3d3a97f7af70cfe17618f86_8"/><text:bookmark text:name="rospy_tutorials.2BAC8-Tutorials.2BAC8-WritingPublisherSubscriber.line-8-7"/><text:span text:style-name="T120">def listener():</text:span></text:p>
      <text:p text:style-name="P171"><text:a xlink:type="simple" xlink:href="http://wiki.ros.org/ROS/Tutorials/WritingPublisherSubscriber%28python%29#rospy_tutorials.2BAC8-Tutorials.2BAC8-WritingPublisherSubscriber.CA-56fb82d4681d7880a3d3a97f7af70cfe17618f86_9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9" text:style-name="Internet_20_link" text:visited-style-name="Visited_20_Internet_20_Link">9</text:a><text:span text:style-name="T120"> </text:span><text:bookmark text:name="rospy_tutorials.2BAC8-Tutorials.2BAC8-WritingPublisherSubscriber.line-9-7"/><text:bookmark text:name="rospy_tutorials.2BAC8-Tutorials.2BAC8-WritingPublisherSubscriber.CA-56fb82d4681d7880a3d3a97f7af70cfe17618f86_9"/></text:p>
      <text:p text:style-name="P171"><text:a xlink:type="simple" xlink:href="http://wiki.ros.org/ROS/Tutorials/WritingPublisherSubscriber%28python%29#rospy_tutorials.2BAC8-Tutorials.2BAC8-WritingPublisherSubscriber.CA-56fb82d4681d7880a3d3a97f7af70cfe17618f86_10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0" text:style-name="Internet_20_link" text:visited-style-name="Visited_20_Internet_20_Link">10</text:a><text:span text:style-name="T120"> </text:span><text:bookmark text:name="rospy_tutorials.2BAC8-Tutorials.2BAC8-WritingPublisherSubscriber.line-10-4"/><text:bookmark text:name="rospy_tutorials.2BAC8-Tutorials.2BAC8-WritingPublisherSubscriber.CA-56fb82d4681d7880a3d3a97f7af70cfe17618f86_10"/><text:span text:style-name="T120"><text:s text:c="4"/># In ROS, nodes are uniquely named. If two nodes with the same</text:span></text:p>
      <text:p text:style-name="P171"><text:a xlink:type="simple" xlink:href="http://wiki.ros.org/ROS/Tutorials/WritingPublisherSubscriber%28python%29#rospy_tutorials.2BAC8-Tutorials.2BAC8-WritingPublisherSubscriber.CA-56fb82d4681d7880a3d3a97f7af70cfe17618f86_11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1" text:style-name="Internet_20_link" text:visited-style-name="Visited_20_Internet_20_Link">11</text:a><text:span text:style-name="T120"> </text:span><text:bookmark text:name="rospy_tutorials.2BAC8-Tutorials.2BAC8-WritingPublisherSubscriber.line-11-3"/><text:bookmark text:name="rospy_tutorials.2BAC8-Tutorials.2BAC8-WritingPublisherSubscriber.CA-56fb82d4681d7880a3d3a97f7af70cfe17618f86_11"/><text:span text:style-name="T120"><text:s text:c="4"/># name are launched, the previous one is kicked off. The</text:span></text:p>
      <text:p text:style-name="P171"><text:a xlink:type="simple" xlink:href="http://wiki.ros.org/ROS/Tutorials/WritingPublisherSubscriber%28python%29#rospy_tutorials.2BAC8-Tutorials.2BAC8-WritingPublisherSubscriber.CA-56fb82d4681d7880a3d3a97f7af70cfe17618f86_12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2" text:style-name="Internet_20_link" text:visited-style-name="Visited_20_Internet_20_Link">12</text:a><text:span text:style-name="T120"> </text:span><text:bookmark text:name="rospy_tutorials.2BAC8-Tutorials.2BAC8-WritingPublisherSubscriber.line-12-3"/><text:bookmark text:name="rospy_tutorials.2BAC8-Tutorials.2BAC8-WritingPublisherSubscriber.CA-56fb82d4681d7880a3d3a97f7af70cfe17618f86_12"/><text:span text:style-name="T120"><text:s text:c="4"/># anonymous=True flag means that rospy will choose a unique</text:span></text:p>
      <text:p text:style-name="P171"><text:a xlink:type="simple" xlink:href="http://wiki.ros.org/ROS/Tutorials/WritingPublisherSubscriber%28python%29#rospy_tutorials.2BAC8-Tutorials.2BAC8-WritingPublisherSubscriber.CA-56fb82d4681d7880a3d3a97f7af70cfe17618f86_13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3" text:style-name="Internet_20_link" text:visited-style-name="Visited_20_Internet_20_Link">13</text:a><text:span text:style-name="T120"> </text:span><text:bookmark text:name="rospy_tutorials.2BAC8-Tutorials.2BAC8-WritingPublisherSubscriber.line-13-3"/><text:bookmark text:name="rospy_tutorials.2BAC8-Tutorials.2BAC8-WritingPublisherSubscriber.CA-56fb82d4681d7880a3d3a97f7af70cfe17618f86_13"/><text:span text:style-name="T120"><text:s text:c="4"/># name for our 'listener' node so that multiple listeners can</text:span></text:p>
      <text:p text:style-name="P171"><text:a xlink:type="simple" xlink:href="http://wiki.ros.org/ROS/Tutorials/WritingPublisherSubscriber%28python%29#rospy_tutorials.2BAC8-Tutorials.2BAC8-WritingPublisherSubscriber.CA-56fb82d4681d7880a3d3a97f7af70cfe17618f86_14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4" text:style-name="Internet_20_link" text:visited-style-name="Visited_20_Internet_20_Link">14</text:a><text:span text:style-name="T120"> </text:span><text:bookmark text:name="rospy_tutorials.2BAC8-Tutorials.2BAC8-WritingPublisherSubscriber.line-14-3"/><text:bookmark text:name="rospy_tutorials.2BAC8-Tutorials.2BAC8-WritingPublisherSubscriber.CA-56fb82d4681d7880a3d3a97f7af70cfe17618f86_14"/><text:span text:style-name="T120"><text:s text:c="4"/># run simultaneously.</text:span></text:p>
      <text:p text:style-name="P171"><text:a xlink:type="simple" xlink:href="http://wiki.ros.org/ROS/Tutorials/WritingPublisherSubscriber%28python%29#rospy_tutorials.2BAC8-Tutorials.2BAC8-WritingPublisherSubscriber.CA-56fb82d4681d7880a3d3a97f7af70cfe17618f86_15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5" text:style-name="Internet_20_link" text:visited-style-name="Visited_20_Internet_20_Link">15</text:a><text:span text:style-name="T120"> </text:span><text:bookmark text:name="rospy_tutorials.2BAC8-Tutorials.2BAC8-WritingPublisherSubscriber.line-15-3"/><text:bookmark text:name="rospy_tutorials.2BAC8-Tutorials.2BAC8-WritingPublisherSubscriber.CA-56fb82d4681d7880a3d3a97f7af70cfe17618f86_15"/><text:span text:style-name="T120"><text:s text:c="4"/>rospy.init_node('listener', anonymous=True)</text:span></text:p>
      <text:p text:style-name="P177"><text:span text:style-name="T120">#the subscriber is based on a callback </text:span><text:span text:style-name="T121">function</text:span><text:span text:style-name="T120"> (“call later”) to listen for messages</text:span></text:p>
      <text:p text:style-name="P171"><text:a xlink:type="simple" xlink:href="http://wiki.ros.org/ROS/Tutorials/WritingPublisherSubscriber%28python%29#rospy_tutorials.2BAC8-Tutorials.2BAC8-WritingPublisherSubscriber.CA-56fb82d4681d7880a3d3a97f7af70cfe17618f86_16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6" text:style-name="Internet_20_link" text:visited-style-name="Visited_20_Internet_20_Link">16</text:a><text:span text:style-name="T120"> </text:span><text:bookmark text:name="rospy_tutorials.2BAC8-Tutorials.2BAC8-WritingPublisherSubscriber.line-16-3"/><text:bookmark text:name="rospy_tutorials.2BAC8-Tutorials.2BAC8-WritingPublisherSubscriber.CA-56fb82d4681d7880a3d3a97f7af70cfe17618f86_16"/></text:p>
      <text:p text:style-name="P171"><text:a xlink:type="simple" xlink:href="http://wiki.ros.org/ROS/Tutorials/WritingPublisherSubscriber%28python%29#rospy_tutorials.2BAC8-Tutorials.2BAC8-WritingPublisherSubscriber.CA-56fb82d4681d7880a3d3a97f7af70cfe17618f86_17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7" text:style-name="Internet_20_link" text:visited-style-name="Visited_20_Internet_20_Link">17</text:a><text:span text:style-name="T120"> </text:span><text:bookmark text:name="rospy_tutorials.2BAC8-Tutorials.2BAC8-WritingPublisherSubscriber.line-17-3"/><text:bookmark text:name="rospy_tutorials.2BAC8-Tutorials.2BAC8-WritingPublisherSubscriber.CA-56fb82d4681d7880a3d3a97f7af70cfe17618f86_17"/><text:span text:style-name="T120"><text:s text:c="4"/>rospy.Subscriber("chatter", String, callback)</text:span></text:p>
      <text:p text:style-name="P171"><text:a xlink:type="simple" xlink:href="http://wiki.ros.org/ROS/Tutorials/WritingPublisherSubscriber%28python%29#rospy_tutorials.2BAC8-Tutorials.2BAC8-WritingPublisherSubscriber.CA-56fb82d4681d7880a3d3a97f7af70cfe17618f86_18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8" text:style-name="Internet_20_link" text:visited-style-name="Visited_20_Internet_20_Link">18</text:a><text:span text:style-name="T120"> </text:span><text:bookmark text:name="rospy_tutorials.2BAC8-Tutorials.2BAC8-WritingPublisherSubscriber.line-18-2"/><text:bookmark text:name="rospy_tutorials.2BAC8-Tutorials.2BAC8-WritingPublisherSubscriber.CA-56fb82d4681d7880a3d3a97f7af70cfe17618f86_18"/></text:p>
      <text:p text:style-name="P171"><text:a xlink:type="simple" xlink:href="http://wiki.ros.org/ROS/Tutorials/WritingPublisherSubscriber%28python%29#rospy_tutorials.2BAC8-Tutorials.2BAC8-WritingPublisherSubscriber.CA-56fb82d4681d7880a3d3a97f7af70cfe17618f86_19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9" text:style-name="Internet_20_link" text:visited-style-name="Visited_20_Internet_20_Link">19</text:a><text:span text:style-name="T120"> </text:span><text:bookmark text:name="rospy_tutorials.2BAC8-Tutorials.2BAC8-WritingPublisherSubscriber.line-19-2"/><text:bookmark text:name="rospy_tutorials.2BAC8-Tutorials.2BAC8-WritingPublisherSubscriber.CA-56fb82d4681d7880a3d3a97f7af70cfe17618f86_19"/><text:span text:style-name="T120"><text:s text:c="4"/># spin() simply keeps python from exiting until this node is stopped</text:span></text:p>
      <text:p text:style-name="P171"><text:a xlink:type="simple" xlink:href="http://wiki.ros.org/ROS/Tutorials/WritingPublisherSubscriber%28python%29#rospy_tutorials.2BAC8-Tutorials.2BAC8-WritingPublisherSubscriber.CA-56fb82d4681d7880a3d3a97f7af70cfe17618f86_20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0" text:style-name="Internet_20_link" text:visited-style-name="Visited_20_Internet_20_Link">20</text:a><text:span text:style-name="T120"> </text:span><text:bookmark text:name="rospy_tutorials.2BAC8-Tutorials.2BAC8-WritingPublisherSubscriber.line-20-2"/><text:bookmark text:name="rospy_tutorials.2BAC8-Tutorials.2BAC8-WritingPublisherSubscriber.CA-56fb82d4681d7880a3d3a97f7af70cfe17618f86_20"/><text:span text:style-name="T120"><text:s text:c="4"/>rospy.spin()</text:span></text:p>
      <text:p text:style-name="P171"><text:a xlink:type="simple" xlink:href="http://wiki.ros.org/ROS/Tutorials/WritingPublisherSubscriber%28python%29#rospy_tutorials.2BAC8-Tutorials.2BAC8-WritingPublisherSubscriber.CA-56fb82d4681d7880a3d3a97f7af70cfe17618f86_21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1" text:style-name="Internet_20_link" text:visited-style-name="Visited_20_Internet_20_Link">21</text:a><text:span text:style-name="T120"> </text:span><text:bookmark text:name="rospy_tutorials.2BAC8-Tutorials.2BAC8-WritingPublisherSubscriber.line-21-1"/><text:bookmark text:name="rospy_tutorials.2BAC8-Tutorials.2BAC8-WritingPublisherSubscriber.CA-56fb82d4681d7880a3d3a97f7af70cfe17618f86_21"/></text:p>
      <text:p text:style-name="P171"><text:a xlink:type="simple" xlink:href="http://wiki.ros.org/ROS/Tutorials/WritingPublisherSubscriber%28python%29#rospy_tutorials.2BAC8-Tutorials.2BAC8-WritingPublisherSubscriber.CA-56fb82d4681d7880a3d3a97f7af70cfe17618f86_22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2" text:style-name="Internet_20_link" text:visited-style-name="Visited_20_Internet_20_Link">22</text:a><text:span text:style-name="T120"> </text:span><text:bookmark text:name="rospy_tutorials.2BAC8-Tutorials.2BAC8-WritingPublisherSubscriber.CA-56fb82d4681d7880a3d3a97f7af70cfe17618f86_22"/><text:bookmark text:name="rospy_tutorials.2BAC8-Tutorials.2BAC8-WritingPublisherSubscriber.line-22-1"/><text:span text:style-name="T120">if __name__ == '__main__':</text:span></text:p>
      <text:p text:style-name="P54"><text:a xlink:type="simple" xlink:href="http://wiki.ros.org/ROS/Tutorials/WritingPublisherSubscriber%28python%29#rospy_tutorials.2BAC8-Tutorials.2BAC8-WritingPublisherSubscriber.CA-56fb82d4681d7880a3d3a97f7af70cfe17618f86_23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3" text:style-name="Internet_20_link" text:visited-style-name="Visited_20_Internet_20_Link">23</text:a><text:span text:style-name="T120"> </text:span><text:bookmark text:name="rospy_tutorials.2BAC8-Tutorials.2BAC8-WritingPublisherSubscriber.line-23-1"/><text:bookmark text:name="rospy_tutorials.2BAC8-Tutorials.2BAC8-WritingPublisherSubscriber.CA-56fb82d4681d7880a3d3a97f7af70cfe17618f86_23"/><text:span text:style-name="T120"><text:s text:c="4"/>listener()</text:span></text:p>
      <text:p text:style-name="P154"/>
      <text:h text:style-name="P180" text:outline-level="1"><text:bookmark text:name="Writing_a_Simple_Service_and_Client_.28Python.29"/>Writing a Simple Service and Client (Python)</text:h>
      <text:p text:style-name="P155"><text:tab/><text:a xlink:type="simple" xlink:href="http://wiki.ros.org/ROS/Tutorials/WritingServiceClient%28python%29" text:style-name="Internet_20_link" text:visited-style-name="Visited_20_Internet_20_Link">http://wiki.ros.org/ROS/Tutorials/WritingServiceClient%28python%29</text:a></text:p>
      <text:p text:style-name="P197"><text:soft-page-break/><text:span text:style-name="T7">*</text:span><text:span text:style-name="T13">see ‘ROS basics and conventions’ for naming help</text:span></text:p>
      <text:p text:style-name="P155"/>
      <text:p text:style-name="P166">Service Node</text:p>
      <text:p text:style-name="P157">1. Write script <text:span text:style-name="T125">(see example in beginner_tutorials: <text:s/>add_two_ints_server.py)</text:span></text:p>
      <text:p text:style-name="P157"><text:tab/>a. declare node </text:p>
      <text:p text:style-name="P157"><text:tab/><text:tab/>ex. Rospy.init_node(‘add_two_ints_server’)</text:p>
      <text:p text:style-name="P157"><text:tab/>b. declare service <text:span text:style-name="T124">(see example)</text:span></text:p>
      <text:p text:style-name="P157"><text:tab/><text:tab/> <text:s text:c="5"/>S = rospy.Service( ‘service_name’, <text:s/>service_type, <text:s/>function)</text:p>
      <text:p text:style-name="P157"><text:tab/><text:tab/>ex. S = rospy.Service(‘add_two_ints’, AddTwoInts, handle_add_two_ints)</text:p>
      <text:p text:style-name="P157"><text:tab/><text:tab/><text:tab/></text:p>
      <text:p text:style-name="P157">2. make executable</text:p>
      <text:p text:style-name="P157"><text:tab/>$ chmod <text:s/>+x <text:s/>scripts/add_two_ints_server.py</text:p>
      <text:p text:style-name="P156"/>
      <text:p text:style-name="P166">Client Node</text:p>
      <text:p text:style-name="P158">1. Write script (see example in beginner_tutorials: <text:s/>add_two_ints_client.py)</text:p>
      <text:p text:style-name="P158"/>
      <text:p text:style-name="P149"><text:bookmark text:name="rospy_tutorials.2BAC8-Tutorials.2BAC8-WritingServiceClient.CA-369fedb1315e4507f4b59d2e3b2a137ae63ab235"/><text:a xlink:type="simple" xlink:href="http://wiki.ros.org/ROS/Tutorials/WritingServiceClient%28python%29#rospy_tutorials.2BAC8-Tutorials.2BAC8-WritingServiceClient.CA-369fedb1315e4507f4b59d2e3b2a137ae63ab235_1" text:style-name="Internet_20_link" text:visited-style-name="Visited_20_Internet_20_Link"><text:s text:c="3"/>1</text:a><text:span text:style-name="T32"> </text:span><text:bookmark text:name="rospy_tutorials.2BAC8-Tutorials.2BAC8-WritingServiceClient.CA-369fedb1315e4507f4b59d2e3b2a137ae63ab235_1"/><text:bookmark text:name="rospy_tutorials.2BAC8-Tutorials.2BAC8-WritingServiceClient.line-1-16"/><text:span text:style-name="T32">#!/usr/bin/env python<text:tab/><text:tab/><text:tab/><text:tab/><text:tab/><text:tab/><text:tab/></text:span><text:span text:style-name="T33">#always need this</text:span><text:bookmark text:name="rospy_tutorials.2BAC8-Tutorials.2BAC8-WritingServiceClient.CA-369fedb1315e4507f4b59d2e3b2a137ae63ab235_2"/><text:bookmark text:name="rospy_tutorials.2BAC8-Tutorials.2BAC8-WritingServiceClient.line-2-8"/></text:p>
      <text:p text:style-name="P171"><text:a xlink:type="simple" xlink:href="http://wiki.ros.org/ROS/Tutorials/WritingServiceClient%28python%29#rospy_tutorials.2BAC8-Tutorials.2BAC8-WritingServiceClient.CA-369fedb1315e4507f4b59d2e3b2a137ae63ab235_3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3" text:style-name="Internet_20_link" text:visited-style-name="Visited_20_Internet_20_Link">3</text:a><text:span text:style-name="T120"> </text:span><text:bookmark text:name="rospy_tutorials.2BAC8-Tutorials.2BAC8-WritingServiceClient.CA-369fedb1315e4507f4b59d2e3b2a137ae63ab235_3"/><text:bookmark text:name="rospy_tutorials.2BAC8-Tutorials.2BAC8-WritingServiceClient.line-3-8"/><text:span text:style-name="T120">import sys</text:span></text:p>
      <text:p text:style-name="P171"><text:a xlink:type="simple" xlink:href="http://wiki.ros.org/ROS/Tutorials/WritingServiceClient%28python%29#rospy_tutorials.2BAC8-Tutorials.2BAC8-WritingServiceClient.CA-369fedb1315e4507f4b59d2e3b2a137ae63ab235_4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4" text:style-name="Internet_20_link" text:visited-style-name="Visited_20_Internet_20_Link">4</text:a><text:span text:style-name="T120"> </text:span><text:bookmark text:name="rospy_tutorials.2BAC8-Tutorials.2BAC8-WritingServiceClient.CA-369fedb1315e4507f4b59d2e3b2a137ae63ab235_4"/><text:bookmark text:name="rospy_tutorials.2BAC8-Tutorials.2BAC8-WritingServiceClient.line-4-8"/><text:span text:style-name="T120">import rospy</text:span></text:p>
      <text:p text:style-name="P171"><text:a xlink:type="simple" xlink:href="http://wiki.ros.org/ROS/Tutorials/WritingServiceClient%28python%29#rospy_tutorials.2BAC8-Tutorials.2BAC8-WritingServiceClient.CA-369fedb1315e4507f4b59d2e3b2a137ae63ab235_5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5" text:style-name="Internet_20_link" text:visited-style-name="Visited_20_Internet_20_Link">5</text:a><text:span text:style-name="T120"> </text:span><text:bookmark text:name="rospy_tutorials.2BAC8-Tutorials.2BAC8-WritingServiceClient.CA-369fedb1315e4507f4b59d2e3b2a137ae63ab235_5"/><text:bookmark text:name="rospy_tutorials.2BAC8-Tutorials.2BAC8-WritingServiceClient.line-5-8"/><text:span text:style-name="T120">from beginner_tutorials.srv import *</text:span></text:p>
      <text:p text:style-name="P171"><text:a xlink:type="simple" xlink:href="http://wiki.ros.org/ROS/Tutorials/WritingServiceClient%28python%29#rospy_tutorials.2BAC8-Tutorials.2BAC8-WritingServiceClient.CA-369fedb1315e4507f4b59d2e3b2a137ae63ab235_6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6" text:style-name="Internet_20_link" text:visited-style-name="Visited_20_Internet_20_Link">6</text:a><text:span text:style-name="T120"> </text:span><text:bookmark text:name="rospy_tutorials.2BAC8-Tutorials.2BAC8-WritingServiceClient.line-6-7"/><text:bookmark text:name="rospy_tutorials.2BAC8-Tutorials.2BAC8-WritingServiceClient.CA-369fedb1315e4507f4b59d2e3b2a137ae63ab235_6"/></text:p>
      <text:p text:style-name="P171"><text:a xlink:type="simple" xlink:href="http://wiki.ros.org/ROS/Tutorials/WritingServiceClient%28python%29#rospy_tutorials.2BAC8-Tutorials.2BAC8-WritingServiceClient.CA-369fedb1315e4507f4b59d2e3b2a137ae63ab235_7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7" text:style-name="Internet_20_link" text:visited-style-name="Visited_20_Internet_20_Link">7</text:a><text:span text:style-name="T120"> </text:span><text:bookmark text:name="rospy_tutorials.2BAC8-Tutorials.2BAC8-WritingServiceClient.CA-369fedb1315e4507f4b59d2e3b2a137ae63ab235_7"/><text:bookmark text:name="rospy_tutorials.2BAC8-Tutorials.2BAC8-WritingServiceClient.line-7-7"/><text:span text:style-name="T120">def add_two_ints_client(x, y):</text:span></text:p>
      <text:p text:style-name="P171"><text:a xlink:type="simple" xlink:href="http://wiki.ros.org/ROS/Tutorials/WritingServiceClient%28python%29#rospy_tutorials.2BAC8-Tutorials.2BAC8-WritingServiceClient.CA-369fedb1315e4507f4b59d2e3b2a137ae63ab235_8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8" text:style-name="Internet_20_link" text:visited-style-name="Visited_20_Internet_20_Link">8</text:a><text:span text:style-name="T120"> </text:span><text:bookmark text:name="rospy_tutorials.2BAC8-Tutorials.2BAC8-WritingServiceClient.line-8-7"/><text:bookmark text:name="rospy_tutorials.2BAC8-Tutorials.2BAC8-WritingServiceClient.CA-369fedb1315e4507f4b59d2e3b2a137ae63ab235_8"/><text:span text:style-name="T120"><text:s text:c="4"/>rospy.wait_for_service('add_two_ints')<text:tab/> </text:span><text:span text:style-name="T122">#blocks the service until #add_two_ints is available</text:span></text:p>
      <text:p text:style-name="P171"><text:a xlink:type="simple" xlink:href="http://wiki.ros.org/ROS/Tutorials/WritingServiceClient%28python%29#rospy_tutorials.2BAC8-Tutorials.2BAC8-WritingServiceClient.CA-369fedb1315e4507f4b59d2e3b2a137ae63ab235_9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9" text:style-name="Internet_20_link" text:visited-style-name="Visited_20_Internet_20_Link">9</text:a><text:span text:style-name="T120"> </text:span><text:bookmark text:name="rospy_tutorials.2BAC8-Tutorials.2BAC8-WritingServiceClient.line-9-7"/><text:bookmark text:name="rospy_tutorials.2BAC8-Tutorials.2BAC8-WritingServiceClient.CA-369fedb1315e4507f4b59d2e3b2a137ae63ab235_9"/><text:span text:style-name="T120"><text:s text:c="4"/>try:</text:span></text:p>
      <text:p text:style-name="P178">#create a handle for the service</text:p>
      <text:p text:style-name="P171"><text:a xlink:type="simple" xlink:href="http://wiki.ros.org/ROS/Tutorials/WritingServiceClient%28python%29#rospy_tutorials.2BAC8-Tutorials.2BAC8-WritingServiceClient.CA-369fedb1315e4507f4b59d2e3b2a137ae63ab235_10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0" text:style-name="Internet_20_link" text:visited-style-name="Visited_20_Internet_20_Link">10</text:a><text:span text:style-name="T120"> </text:span><text:bookmark text:name="rospy_tutorials.2BAC8-Tutorials.2BAC8-WritingServiceClient.CA-369fedb1315e4507f4b59d2e3b2a137ae63ab235_10"/><text:bookmark text:name="rospy_tutorials.2BAC8-Tutorials.2BAC8-WritingServiceClient.line-10-7"/><text:span text:style-name="T120"><text:s text:c="8"/>add_two_ints = rospy.ServiceProxy('add_two_ints', AddTwoInts)</text:span></text:p>
      <text:p text:style-name="P178">#call the handle like a normal function</text:p>
      <text:p text:style-name="P171"><text:a xlink:type="simple" xlink:href="http://wiki.ros.org/ROS/Tutorials/WritingServiceClient%28python%29#rospy_tutorials.2BAC8-Tutorials.2BAC8-WritingServiceClient.CA-369fedb1315e4507f4b59d2e3b2a137ae63ab235_11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1" text:style-name="Internet_20_link" text:visited-style-name="Visited_20_Internet_20_Link">11</text:a><text:span text:style-name="T120"> </text:span><text:bookmark text:name="rospy_tutorials.2BAC8-Tutorials.2BAC8-WritingServiceClient.CA-369fedb1315e4507f4b59d2e3b2a137ae63ab235_11"/><text:bookmark text:name="rospy_tutorials.2BAC8-Tutorials.2BAC8-WritingServiceClient.line-11-7"/><text:span text:style-name="T120"><text:s text:c="8"/>resp1 = add_two_ints(x, y)</text:span></text:p>
      <text:p text:style-name="P171"><text:a xlink:type="simple" xlink:href="http://wiki.ros.org/ROS/Tutorials/WritingServiceClient%28python%29#rospy_tutorials.2BAC8-Tutorials.2BAC8-WritingServiceClient.CA-369fedb1315e4507f4b59d2e3b2a137ae63ab235_12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2" text:style-name="Internet_20_link" text:visited-style-name="Visited_20_Internet_20_Link">12</text:a><text:span text:style-name="T120"> </text:span><text:bookmark text:name="rospy_tutorials.2BAC8-Tutorials.2BAC8-WritingServiceClient.CA-369fedb1315e4507f4b59d2e3b2a137ae63ab235_12"/><text:bookmark text:name="rospy_tutorials.2BAC8-Tutorials.2BAC8-WritingServiceClient.line-12-7"/><text:span text:style-name="T120"><text:s text:c="8"/>return resp1.sum</text:span></text:p>
      <text:p text:style-name="P179">#since the type of the service is AddTwoInts, it generates the AddTwoIntsRequest (or we can pass in our own). The return is AddTwoIntsResponse object.</text:p>
      <text:p text:style-name="P171"><text:a xlink:type="simple" xlink:href="http://wiki.ros.org/ROS/Tutorials/WritingServiceClient%28python%29#rospy_tutorials.2BAC8-Tutorials.2BAC8-WritingServiceClient.CA-369fedb1315e4507f4b59d2e3b2a137ae63ab235_13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3" text:style-name="Internet_20_link" text:visited-style-name="Visited_20_Internet_20_Link">13</text:a><text:span text:style-name="T120"> </text:span><text:bookmark text:name="rospy_tutorials.2BAC8-Tutorials.2BAC8-WritingServiceClient.line-13-6"/><text:bookmark text:name="rospy_tutorials.2BAC8-Tutorials.2BAC8-WritingServiceClient.CA-369fedb1315e4507f4b59d2e3b2a137ae63ab235_13"/><text:span text:style-name="T120"><text:s text:c="4"/>except rospy.ServiceException, e:</text:span></text:p>
      <text:p text:style-name="P171"><text:a xlink:type="simple" xlink:href="http://wiki.ros.org/ROS/Tutorials/WritingServiceClient%28python%29#rospy_tutorials.2BAC8-Tutorials.2BAC8-WritingServiceClient.CA-369fedb1315e4507f4b59d2e3b2a137ae63ab235_14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4" text:style-name="Internet_20_link" text:visited-style-name="Visited_20_Internet_20_Link">14</text:a><text:span text:style-name="T120"> </text:span><text:bookmark text:name="rospy_tutorials.2BAC8-Tutorials.2BAC8-WritingServiceClient.CA-369fedb1315e4507f4b59d2e3b2a137ae63ab235_14"/><text:bookmark text:name="rospy_tutorials.2BAC8-Tutorials.2BAC8-WritingServiceClient.line-14-6"/><text:span text:style-name="T120"><text:s text:c="8"/>print "Service call failed: %s"%e</text:span></text:p>
      <text:p text:style-name="P171"><text:a xlink:type="simple" xlink:href="http://wiki.ros.org/ROS/Tutorials/WritingServiceClient%28python%29#rospy_tutorials.2BAC8-Tutorials.2BAC8-WritingServiceClient.CA-369fedb1315e4507f4b59d2e3b2a137ae63ab235_15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5" text:style-name="Internet_20_link" text:visited-style-name="Visited_20_Internet_20_Link">15</text:a><text:span text:style-name="T120"> </text:span><text:bookmark text:name="rospy_tutorials.2BAC8-Tutorials.2BAC8-WritingServiceClient.line-15-6"/><text:bookmark text:name="rospy_tutorials.2BAC8-Tutorials.2BAC8-WritingServiceClient.CA-369fedb1315e4507f4b59d2e3b2a137ae63ab235_15"/></text:p>
      <text:p text:style-name="P171"><text:a xlink:type="simple" xlink:href="http://wiki.ros.org/ROS/Tutorials/WritingServiceClient%28python%29#rospy_tutorials.2BAC8-Tutorials.2BAC8-WritingServiceClient.CA-369fedb1315e4507f4b59d2e3b2a137ae63ab235_16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6" text:style-name="Internet_20_link" text:visited-style-name="Visited_20_Internet_20_Link">16</text:a><text:span text:style-name="T120"> </text:span><text:bookmark text:name="rospy_tutorials.2BAC8-Tutorials.2BAC8-WritingServiceClient.CA-369fedb1315e4507f4b59d2e3b2a137ae63ab235_16"/><text:bookmark text:name="rospy_tutorials.2BAC8-Tutorials.2BAC8-WritingServiceClient.line-16-6"/><text:span text:style-name="T120">def usage():</text:span></text:p>
      <text:p text:style-name="P171"><text:a xlink:type="simple" xlink:href="http://wiki.ros.org/ROS/Tutorials/WritingServiceClient%28python%29#rospy_tutorials.2BAC8-Tutorials.2BAC8-WritingServiceClient.CA-369fedb1315e4507f4b59d2e3b2a137ae63ab235_17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7" text:style-name="Internet_20_link" text:visited-style-name="Visited_20_Internet_20_Link">17</text:a><text:span text:style-name="T120"> </text:span><text:bookmark text:name="rospy_tutorials.2BAC8-Tutorials.2BAC8-WritingServiceClient.line-17-6"/><text:bookmark text:name="rospy_tutorials.2BAC8-Tutorials.2BAC8-WritingServiceClient.CA-369fedb1315e4507f4b59d2e3b2a137ae63ab235_17"/><text:span text:style-name="T120"><text:s text:c="4"/>return "%s [x y]"%sys.argv[0]</text:span></text:p>
      <text:p text:style-name="P171"><text:a xlink:type="simple" xlink:href="http://wiki.ros.org/ROS/Tutorials/WritingServiceClient%28python%29#rospy_tutorials.2BAC8-Tutorials.2BAC8-WritingServiceClient.CA-369fedb1315e4507f4b59d2e3b2a137ae63ab235_18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8" text:style-name="Internet_20_link" text:visited-style-name="Visited_20_Internet_20_Link">18</text:a><text:span text:style-name="T120"> </text:span><text:bookmark text:name="rospy_tutorials.2BAC8-Tutorials.2BAC8-WritingServiceClient.line-18-4"/><text:bookmark text:name="rospy_tutorials.2BAC8-Tutorials.2BAC8-WritingServiceClient.CA-369fedb1315e4507f4b59d2e3b2a137ae63ab235_18"/></text:p>
      <text:p text:style-name="P171"><text:a xlink:type="simple" xlink:href="http://wiki.ros.org/ROS/Tutorials/WritingServiceClient%28python%29#rospy_tutorials.2BAC8-Tutorials.2BAC8-WritingServiceClient.CA-369fedb1315e4507f4b59d2e3b2a137ae63ab235_19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9" text:style-name="Internet_20_link" text:visited-style-name="Visited_20_Internet_20_Link">19</text:a><text:span text:style-name="T120"> </text:span><text:bookmark text:name="rospy_tutorials.2BAC8-Tutorials.2BAC8-WritingServiceClient.CA-369fedb1315e4507f4b59d2e3b2a137ae63ab235_19"/><text:bookmark text:name="rospy_tutorials.2BAC8-Tutorials.2BAC8-WritingServiceClient.line-19-4"/><text:span text:style-name="T120">if __name__ == "__main__":</text:span></text:p>
      <text:p text:style-name="P171"><text:a xlink:type="simple" xlink:href="http://wiki.ros.org/ROS/Tutorials/WritingServiceClient%28python%29#rospy_tutorials.2BAC8-Tutorials.2BAC8-WritingServiceClient.CA-369fedb1315e4507f4b59d2e3b2a137ae63ab235_20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0" text:style-name="Internet_20_link" text:visited-style-name="Visited_20_Internet_20_Link">20</text:a><text:span text:style-name="T120"> </text:span><text:bookmark text:name="rospy_tutorials.2BAC8-Tutorials.2BAC8-WritingServiceClient.line-20-4"/><text:bookmark text:name="rospy_tutorials.2BAC8-Tutorials.2BAC8-WritingServiceClient.CA-369fedb1315e4507f4b59d2e3b2a137ae63ab235_20"/><text:span text:style-name="T120"><text:s text:c="4"/>if len(sys.argv) == 3:</text:span></text:p>
      <text:p text:style-name="P171"><text:a xlink:type="simple" xlink:href="http://wiki.ros.org/ROS/Tutorials/WritingServiceClient%28python%29#rospy_tutorials.2BAC8-Tutorials.2BAC8-WritingServiceClient.CA-369fedb1315e4507f4b59d2e3b2a137ae63ab235_21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1" text:style-name="Internet_20_link" text:visited-style-name="Visited_20_Internet_20_Link">21</text:a><text:span text:style-name="T120"> </text:span><text:bookmark text:name="rospy_tutorials.2BAC8-Tutorials.2BAC8-WritingServiceClient.CA-369fedb1315e4507f4b59d2e3b2a137ae63ab235_21"/><text:bookmark text:name="rospy_tutorials.2BAC8-Tutorials.2BAC8-WritingServiceClient.line-21-2"/><text:span text:style-name="T120"><text:s text:c="8"/>x = int(sys.argv[1])</text:span></text:p>
      <text:p text:style-name="P171"><text:a xlink:type="simple" xlink:href="http://wiki.ros.org/ROS/Tutorials/WritingServiceClient%28python%29#rospy_tutorials.2BAC8-Tutorials.2BAC8-WritingServiceClient.CA-369fedb1315e4507f4b59d2e3b2a137ae63ab235_22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2" text:style-name="Internet_20_link" text:visited-style-name="Visited_20_Internet_20_Link">22</text:a><text:span text:style-name="T120"> </text:span><text:bookmark text:name="rospy_tutorials.2BAC8-Tutorials.2BAC8-WritingServiceClient.CA-369fedb1315e4507f4b59d2e3b2a137ae63ab235_22"/><text:bookmark text:name="rospy_tutorials.2BAC8-Tutorials.2BAC8-WritingServiceClient.line-22-2"/><text:span text:style-name="T120"><text:s text:c="8"/>y = int(sys.argv[2])</text:span></text:p>
      <text:p text:style-name="P171"><text:a xlink:type="simple" xlink:href="http://wiki.ros.org/ROS/Tutorials/WritingServiceClient%28python%29#rospy_tutorials.2BAC8-Tutorials.2BAC8-WritingServiceClient.CA-369fedb1315e4507f4b59d2e3b2a137ae63ab235_23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3" text:style-name="Internet_20_link" text:visited-style-name="Visited_20_Internet_20_Link">23</text:a><text:span text:style-name="T120"> </text:span><text:bookmark text:name="rospy_tutorials.2BAC8-Tutorials.2BAC8-WritingServiceClient.line-23-2"/><text:bookmark text:name="rospy_tutorials.2BAC8-Tutorials.2BAC8-WritingServiceClient.CA-369fedb1315e4507f4b59d2e3b2a137ae63ab235_23"/><text:span text:style-name="T120"><text:s text:c="4"/>else:</text:span></text:p>
      <text:p text:style-name="P171"><text:a xlink:type="simple" xlink:href="http://wiki.ros.org/ROS/Tutorials/WritingServiceClient%28python%29#rospy_tutorials.2BAC8-Tutorials.2BAC8-WritingServiceClient.CA-369fedb1315e4507f4b59d2e3b2a137ae63ab235_24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4" text:style-name="Internet_20_link" text:visited-style-name="Visited_20_Internet_20_Link">24</text:a><text:span text:style-name="T120"> </text:span><text:bookmark text:name="rospy_tutorials.2BAC8-Tutorials.2BAC8-WritingServiceClient.CA-369fedb1315e4507f4b59d2e3b2a137ae63ab235_24"/><text:bookmark text:name="rospy_tutorials.2BAC8-Tutorials.2BAC8-WritingServiceClient.line-24-2"/><text:span text:style-name="T120"><text:s text:c="8"/>print usage()</text:span></text:p>
      <text:p text:style-name="P171"><text:a xlink:type="simple" xlink:href="http://wiki.ros.org/ROS/Tutorials/WritingServiceClient%28python%29#rospy_tutorials.2BAC8-Tutorials.2BAC8-WritingServiceClient.CA-369fedb1315e4507f4b59d2e3b2a137ae63ab235_25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5" text:style-name="Internet_20_link" text:visited-style-name="Visited_20_Internet_20_Link">25</text:a><text:span text:style-name="T120"> </text:span><text:bookmark text:name="rospy_tutorials.2BAC8-Tutorials.2BAC8-WritingServiceClient.CA-369fedb1315e4507f4b59d2e3b2a137ae63ab235_25"/><text:bookmark text:name="rospy_tutorials.2BAC8-Tutorials.2BAC8-WritingServiceClient.line-25-2"/><text:span text:style-name="T120"><text:s text:c="8"/>sys.exit(1)</text:span></text:p>
      <text:p text:style-name="P171"><text:a xlink:type="simple" xlink:href="http://wiki.ros.org/ROS/Tutorials/WritingServiceClient%28python%29#rospy_tutorials.2BAC8-Tutorials.2BAC8-WritingServiceClient.CA-369fedb1315e4507f4b59d2e3b2a137ae63ab235_26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6" text:style-name="Internet_20_link" text:visited-style-name="Visited_20_Internet_20_Link">26</text:a><text:span text:style-name="T120"> </text:span><text:bookmark text:name="rospy_tutorials.2BAC8-Tutorials.2BAC8-WritingServiceClient.line-26-2"/><text:bookmark text:name="rospy_tutorials.2BAC8-Tutorials.2BAC8-WritingServiceClient.CA-369fedb1315e4507f4b59d2e3b2a137ae63ab235_26"/><text:span text:style-name="T120"><text:s text:c="4"/>print "Requesting %s+%s"%(x, y)</text:span></text:p>
      <text:p text:style-name="P54"><text:a xlink:type="simple" xlink:href="http://wiki.ros.org/ROS/Tutorials/WritingServiceClient%28python%29#rospy_tutorials.2BAC8-Tutorials.2BAC8-WritingServiceClient.CA-369fedb1315e4507f4b59d2e3b2a137ae63ab235_27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7" text:style-name="Internet_20_link" text:visited-style-name="Visited_20_Internet_20_Link">27</text:a><text:span text:style-name="T120"> </text:span><text:bookmark text:name="rospy_tutorials.2BAC8-Tutorials.2BAC8-WritingServiceClient.line-27-2"/><text:bookmark text:name="rospy_tutorials.2BAC8-Tutorials.2BAC8-WritingServiceClient.CA-369fedb1315e4507f4b59d2e3b2a137ae63ab235_27"/><text:span text:style-name="T120"><text:s text:c="4"/>print "%s + %s = %s"%(x, y, add_two_ints_client(x, y))</text:span></text:p>
      <text:p text:style-name="P158"/>
      <text:p text:style-name="P158"><text:tab/>a. Call the service</text:p>
      <text:p text:style-name="P158"><text:tab/><text:tab/>rospy.wait_for_service(‘service_name’)</text:p>
      <text:p text:style-name="P158"><text:tab/>b. make a handle for the service</text:p>
      <text:p text:style-name="P158"><text:tab/><text:tab/>add_two_ints = rospy.ServiceProxy(‘add_two_ints’, <text:s/>AddTwoInts)</text:p>
      <text:p text:style-name="P156"><text:soft-page-break/><text:tab/><text:span text:style-name="T125">c. Then use the handle like a normal function</text:span></text:p>
      <text:p text:style-name="P156"><text:tab/><text:tab/><text:span text:style-name="T125">resp1 = add_two_ints(x, y)</text:span></text:p>
      <text:p text:style-name="P156"><text:tab/><text:tab/><text:span text:style-name="T125">return resp1.sum</text:span></text:p>
      <text:p text:style-name="P156"/>
      <text:p text:style-name="P170">Using a Simple Action Server (python)</text:p>
      <text:p text:style-name="P165">- see 7.2 <text:s/><text:a xlink:type="simple" xlink:href="http://wiki.ros.org/actionlib" text:style-name="Internet_20_link" text:visited-style-name="Visited_20_Internet_20_Link">http://wiki.ros.org/actionlib</text:a> </text:p>
      <text:p text:style-name="P150"><text:span text:style-name="T34">-for api details, see </text:span><text:a xlink:type="simple" xlink:href="https://docs.ros.org/api/actionlib/html/classactionlib_1_1simple__action__server_1_1SimpleActionServer.html" text:style-name="Internet_20_link" text:visited-style-name="Visited_20_Internet_20_Link"><text:span text:style-name="T35">https://docs.ros.org/api/actionlib/html/classactionlib_1_1simple__action__server_1_1SimpleActionServer.html</text:span></text:a></text:p>
      <text:p text:style-name="P186"/>
      <text:p text:style-name="P186"><text:span text:style-name="T166">-Example given that we have defined DoDishes.action in the ‘chores’ package:</text:span></text:p>
      <text:p text:style-name="P186"/>
      <text:p text:style-name="P150"><text:bookmark text:name="CA-9af8a5bbdb45032b7050bf14bb323d4e7d597398"/><text:span text:style-name="T149">#! /usr/bin/env python</text:span><text:bookmark text:name="line-2-10"/><text:bookmark text:name="CA-9af8a5bbdb45032b7050bf14bb323d4e7d597398_2"/></text:p>
      <text:p text:style-name="P191"><text:bookmark text:name="CA-9af8a5bbdb45032b7050bf14bb323d4e7d597398_3"/><text:bookmark text:name="line-3-81"/><text:span text:style-name="T158">import</text:span> <text:span text:style-name="T160">roslib</text:span></text:p>
      <text:p text:style-name="P191"><text:bookmark text:name="CA-9af8a5bbdb45032b7050bf14bb323d4e7d597398_4"/><text:bookmark text:name="line-4-6"/><text:span text:style-name="T160">roslib</text:span>.<text:span text:style-name="T160">load_manifest</text:span>(<text:span text:style-name="T162">'my_pkg_name'</text:span>)</text:p>
      <text:p text:style-name="P191"><text:bookmark text:name="CA-9af8a5bbdb45032b7050bf14bb323d4e7d597398_5"/><text:bookmark text:name="line-5-5"/><text:span text:style-name="T158">import</text:span> <text:span text:style-name="T160">rospy</text:span></text:p>
      <text:p text:style-name="P194"><text:bookmark text:name="CA-9af8a5bbdb45032b7050bf14bb323d4e7d597398_6"/><text:bookmark text:name="line-6-5"/><text:span text:style-name="T147">import</text:span><text:span text:style-name="T146"> </text:span><text:span text:style-name="T148">actionlib</text:span><text:bookmark text:name="line-7-5"/><text:bookmark text:name="CA-9af8a5bbdb45032b7050bf14bb323d4e7d597398_7"/></text:p>
      <text:p text:style-name="P191"><text:bookmark text:name="CA-9af8a5bbdb45032b7050bf14bb323d4e7d597398_8"/><text:bookmark text:name="line-8-5"/><text:span text:style-name="T158">from</text:span> <text:span text:style-name="T160">chores.msg</text:span> <text:span text:style-name="T158">import</text:span> <text:span text:style-name="T160">DoDishesAction</text:span></text:p>
      <text:p text:style-name="P194"><text:bookmark text:name="CA-9af8a5bbdb45032b7050bf14bb323d4e7d597398_9"/><text:bookmark text:name="line-9-4"/></text:p>
      <text:p text:style-name="P191"><text:bookmark text:name="CA-9af8a5bbdb45032b7050bf14bb323d4e7d597398_10"/><text:bookmark text:name="line-10-4"/><text:span text:style-name="T158">class</text:span> <text:span text:style-name="T160">DoDishesServer</text:span>:</text:p>
      <text:p text:style-name="P192"><text:bookmark text:name="CA-9af8a5bbdb45032b7050bf14bb323d4e7d597398_11"/><text:bookmark text:name="line-11-4"/><text:s text:c="2"/><text:span text:style-name="T159">def</text:span><text:span text:style-name="T164"> </text:span><text:span text:style-name="T161">__init__</text:span><text:span text:style-name="T164">(</text:span><text:span text:style-name="T159">self</text:span><text:span text:style-name="T164">):</text:span></text:p>
      <text:p text:style-name="P193"><text:span text:style-name="T164">#this creates a DoDishes action server named ‘do_dishes’</text:span></text:p>
      <text:p text:style-name="P192"><text:bookmark text:name="CA-9af8a5bbdb45032b7050bf14bb323d4e7d597398_12"/><text:bookmark text:name="line-12-4"/><text:s text:c="4"/><text:span text:style-name="T159">self</text:span><text:span text:style-name="T164">.</text:span><text:span text:style-name="T161">server</text:span><text:span text:style-name="T164"> = </text:span><text:span text:style-name="T161">actionlib</text:span><text:span text:style-name="T164">.</text:span><text:span text:style-name="T161">SimpleActionServer</text:span><text:span text:style-name="T164">(</text:span><text:span text:style-name="T163">'do_dishes'</text:span><text:span text:style-name="T164">, </text:span><text:span text:style-name="T161">DoDishesAction</text:span><text:span text:style-name="T164">, </text:span><text:span text:style-name="T159">self</text:span><text:span text:style-name="T164">.</text:span><text:span text:style-name="T161">execute</text:span><text:span text:style-name="T164">, </text:span><text:span text:style-name="T159">False</text:span><text:span text:style-name="T164">)</text:span></text:p>
      <text:p text:style-name="P192"><text:bookmark text:name="CA-9af8a5bbdb45032b7050bf14bb323d4e7d597398_13"/><text:bookmark text:name="line-13-4"/><text:s text:c="4"/><text:span text:style-name="T159">self</text:span><text:span text:style-name="T164">.</text:span><text:span text:style-name="T161">server</text:span><text:span text:style-name="T164">.</text:span><text:span text:style-name="T161">start</text:span><text:span text:style-name="T164">()</text:span></text:p>
      <text:p text:style-name="P194"><text:bookmark text:name="CA-9af8a5bbdb45032b7050bf14bb323d4e7d597398_14"/><text:bookmark text:name="line-14-4"/></text:p>
      <text:p text:style-name="P192"><text:bookmark text:name="CA-9af8a5bbdb45032b7050bf14bb323d4e7d597398_15"/><text:bookmark text:name="line-15-4"/><text:s text:c="2"/><text:span text:style-name="T159">def</text:span><text:span text:style-name="T164"> </text:span><text:span text:style-name="T161">execute</text:span><text:span text:style-name="T164">(</text:span><text:span text:style-name="T159">self</text:span><text:span text:style-name="T164">, </text:span><text:span text:style-name="T161">goal</text:span><text:span text:style-name="T164">):</text:span></text:p>
      <text:p text:style-name="P192"><text:bookmark text:name="CA-9af8a5bbdb45032b7050bf14bb323d4e7d597398_16"/><text:bookmark text:name="line-16-4"/><text:s text:c="4"/><text:span text:style-name="T165"># Do lots of awesome groundbreaking robot stuff here</text:span></text:p>
      <text:p text:style-name="P192"><text:bookmark text:name="CA-9af8a5bbdb45032b7050bf14bb323d4e7d597398_17"/><text:bookmark text:name="line-17-4"/><text:s text:c="4"/><text:span text:style-name="T159">self</text:span><text:span text:style-name="T164">.</text:span><text:span text:style-name="T161">server</text:span><text:span text:style-name="T164">.</text:span><text:span text:style-name="T161">set_succeeded</text:span><text:span text:style-name="T164">()</text:span></text:p>
      <text:p text:style-name="P194"><text:bookmark text:name="CA-9af8a5bbdb45032b7050bf14bb323d4e7d597398_18"/><text:bookmark text:name="line-18-4"/></text:p>
      <text:p text:style-name="P194"><text:bookmark text:name="CA-9af8a5bbdb45032b7050bf14bb323d4e7d597398_19"/><text:bookmark text:name="line-19-3"/></text:p>
      <text:p text:style-name="P191"><text:bookmark text:name="CA-9af8a5bbdb45032b7050bf14bb323d4e7d597398_20"/><text:bookmark text:name="line-20-2"/><text:span text:style-name="T158">if</text:span> <text:span text:style-name="T160">__name__</text:span> == <text:span text:style-name="T162">'__main__'</text:span>:</text:p>
      <text:p text:style-name="P192"><text:bookmark text:name="CA-9af8a5bbdb45032b7050bf14bb323d4e7d597398_21"/><text:bookmark text:name="line-21-1"/><text:s text:c="2"/><text:span text:style-name="T161">rospy</text:span><text:span text:style-name="T164">.</text:span><text:span text:style-name="T161">init_node</text:span><text:span text:style-name="T164">(</text:span><text:span text:style-name="T163">'do_dishes_server'</text:span><text:span text:style-name="T164">)</text:span></text:p>
      <text:p text:style-name="P192"><text:bookmark text:name="CA-9af8a5bbdb45032b7050bf14bb323d4e7d597398_22"/><text:bookmark text:name="line-22-1"/><text:s text:c="2"/><text:span text:style-name="T161">server</text:span><text:span text:style-name="T164"> = </text:span><text:span text:style-name="T161">DoDishesServer</text:span><text:span text:style-name="T164">()</text:span></text:p>
      <text:p text:style-name="P192"><text:bookmark text:name="CA-9af8a5bbdb45032b7050bf14bb323d4e7d597398_23"/><text:bookmark text:name="line-23-1"/><text:s text:c="2"/><text:span text:style-name="T161">rospy</text:span><text:span text:style-name="T164">.</text:span><text:span text:style-name="T161">spin</text:span><text:span text:style-name="T164">()</text:span></text:p>
      <text:p text:style-name="P186"/>
      <text:p text:style-name="P156"/>
      <text:p text:style-name="P156"/>
      <text:p text:style-name="P169">Recording and playing back data <text:span text:style-name="T127">(bag file)</text:span></text:p>
      <text:p text:style-name="P159"><text:tab/><text:a xlink:type="simple" xlink:href="http://wiki.ros.org/ROS/Tutorials/Recording%20and%20playing%20back%20data" text:style-name="Internet_20_link" text:visited-style-name="Visited_20_Internet_20_Link">http://wiki.ros.org/ROS/Tutorials/Recording%20and%20playing%20back%20data</text:a></text:p>
      <text:p text:style-name="P156"><text:span text:style-name="T126">-R</text:span>ecord data from a running ROS system into a .bag file, then play back the data to produce similar behavior in a running system.</text:p>
      <text:p text:style-name="P156">- <text:span text:style-name="T129">commands that are timing-sensitive might not be replayed perfectly. It will get you close, but don’t expect too much</text:span></text:p>
      <text:p text:style-name="P156"/>
      <text:p text:style-name="P160">0. rosrun everything we want</text:p>
      <text:p text:style-name="P160">1. See all running topics<text:tab/></text:p>
      <text:p text:style-name="P160"><text:tab/>$ rostopic list -v</text:p>
      <text:p text:style-name="P160">2. Make temporary directory </text:p>
      <text:p text:style-name="P160"><text:tab/>$ mkdir <text:s/>~/bagfiles</text:p>
      <text:p text:style-name="P160"><text:tab/>$ cd <text:s/>~/bagfiles</text:p>
      <text:p text:style-name="P161">3. Record topics</text:p>
      <text:p text:style-name="P160"><text:soft-page-break/><text:tab/>$ rosbag <text:s/>record <text:s/>-a<text:tab/><text:tab/><text:tab/><text:tab/><text:tab/><text:tab/><text:tab/><text:span text:style-name="T128">#record all topics</text:span></text:p>
      <text:p text:style-name="P160"><text:tab/><text:span text:style-name="T128">$ rosbag <text:s/>record <text:s/>-O subset <text:s text:c="2"/>/turtle1/cmd_vel <text:s text:c="2"/>/turtle1/pose<text:tab/>#record only topics in <text:tab/><text:tab/><text:tab/><text:tab/><text:tab/><text:tab/><text:tab/><text:tab/><text:tab/><text:tab/><text:tab/><text:tab/>subset.bag</text:span></text:p>
      <text:p text:style-name="P162">4. Playback topics</text:p>
      <text:p text:style-name="P162"><text:tab/>$ rosbag <text:s/>play &lt;bagfile.bag&gt;<text:tab/><text:tab/>#playback at normal speed</text:p>
      <text:p text:style-name="P162"><text:tab/>$ rosbag play <text:s/>-r 2 <text:s/>&lt;bagfile.bag&gt;<text:tab/>#playback at double speed</text:p>
      <text:p text:style-name="P162"/>
      <text:p text:style-name="P162"/>
      <text:p text:style-name="P168">Simulators and etc (next steps)</text:p>
      <text:p text:style-name="P163"><text:tab/><text:a xlink:type="simple" xlink:href="http://wiki.ros.org/ROS/Tutorials/WhereNext" text:style-name="Internet_20_link" text:visited-style-name="Visited_20_Internet_20_Link"><text:span text:style-name="T130">http://wiki.ros.org/ROS/Tutorials/WhereNext</text:span></text:a></text:p>
      <text:p text:style-name="P164">TODO – add a section on actions</text:p>
      <text:p text:style-name="P163"/>
      <text:p text:style-name="P167"/>
      <text:p text:style-name="P33"><text:span text:style-name="T64"><text:tab/></text:span><text:span text:style-name="T65">Understanding ROS nodes</text:span></text:p>
      <text:p text:style-name="P2"><text:span text:style-name="T14">packages</text:span> – software unit of ROS code. Each package can contain <text:span text:style-name="T85">nodes, </text:span>libraries, executables, scripts, etc</text:p>
      <text:p text:style-name="P19"><text:span text:style-name="T14">manifests</text:span> – (package.xml): description of a package. Defines dependencies between packages, holds <text:tab/>meta info</text:p>
      <text:p text:style-name="P12"><text:span text:style-name="T14">node</text:span> – executable that uses ROS to communicate with other nodes. Executable in ROS package. Can <text:tab/>publish or subscribe to topic, also can provide or use a <text:span text:style-name="T14">service</text:span></text:p>
      <text:p text:style-name="P12"><text:span text:style-name="T14">topic </text:span>– nodes <text:span text:style-name="T61">publish </text:span>messages to a topic and subscribe to a topic to <text:span text:style-name="T61">receive</text:span><text:span text:style-name="T57"> </text:span>messages</text:p>
      <text:p text:style-name="P12"><text:span text:style-name="T14">message </text:span>– ROS data type for subscribing or publishing</text:p>
      <text:p text:style-name="P12"><text:span text:style-name="T14">master</text:span> – helps nodes find each other (name service for ROS )</text:p>
      <text:p text:style-name="P12">rosout – like stdout/stderr</text:p>
      <text:p text:style-name="P12"><text:span text:style-name="T14">roscore</text:span> – master + rosout + parameter server <text:s/>(parameter server coming later)</text:p>
      <text:p text:style-name="P12">rospy and roscpp – <text:s/>client librar<text:span text:style-name="T68">ies</text:span>, allows it to communicate cross-language with python/cpp nodes</text:p>
      <text:p text:style-name="P16"/>
      <text:p text:style-name="P17"/>
      <text:p text:style-name="P17"/>
      <text:p text:style-name="P30">Managing your environment</text:p>
      <text:p text:style-name="P3">-during installation you have to source one of several setup.*sh files</text:p>
      <text:p text:style-name="P3">-check environment variables like ROS_ROOT and ROS_PACKAGE_PATH with </text:p>
      <text:p text:style-name="P3"><text:tab/>$ printenv | grep ROS</text:p>
      <text:p text:style-name="P3"/>
      <text:p text:style-name="P6"><text:tab/>Creating catkin workspace</text:p>
      <text:p text:style-name="P6">-<text:span text:style-name="T2">create and build catkin workspace</text:span></text:p>
      <text:p text:style-name="P145">$ mkdir -p ~/catkin_ws/src<text:tab/><text:span text:style-name="T103">#can skip this step after the first time</text:span></text:p>
      <text:p text:style-name="P152"><text:bookmark text:name="ROS.2BAC8-Tutorials.2BAC8-catkin.2BAC8-CreateWorkspace.line-2-1"/>$ cd ~/catkin_ws/</text:p>
      <text:p text:style-name="P50"><text:bookmark text:name="ROS.2BAC8-Tutorials.2BAC8-catkin.2BAC8-CreateWorkspace.line-3-1"/>$ catkin_make</text:p>
      <text:p text:style-name="P50"><text:span text:style-name="T30">The </text:span><text:a xlink:type="simple" xlink:href="http://wiki.ros.org/catkin/commands/catkin_make" text:style-name="Internet_20_link" text:visited-style-name="Visited_20_Internet_20_Link"><text:span text:style-name="T30">catkin_make</text:span></text:a><text:span text:style-name="T30"> command is a convenience tool for working with </text:span><text:a xlink:type="simple" xlink:href="http://wiki.ros.org/catkin/workspaces" text:style-name="Internet_20_link" text:visited-style-name="Visited_20_Internet_20_Link"><text:span text:style-name="T30">catkin workspaces</text:span></text:a><text:span text:style-name="T30">. Running it the first time in your workspace, it will create a </text:span><text:span text:style-name="Teletype"><text:span text:style-name="T30">CMakeLists.txt</text:span></text:span><text:span text:style-name="T30"> link in your 'src' folder. </text:span></text:p>
      <text:p text:style-name="P106"><text:span text:style-name="T29">To make sure your workspace </text:span><text:span text:style-name="T42">is properly overlayed </text:span><text:span text:style-name="T2">by the setup script, make sure </text:span><text:span text:style-name="Teletype"><text:span text:style-name="T2">ROS_PACKAGE_PATH</text:span></text:span><text:span text:style-name="T2"> environment variable includes the directory you're in. </text:span><text:bookmark text:name="ROS.2BAC8-Tutorials.2BAC8-catkin.2BAC8-CreateWorkspace.line-24"/><text:bookmark text:name="ROS.2BAC8-Tutorials.2BAC8-catkin.2BAC8-CreateWorkspace.line-25"/></text:p>
      <text:p text:style-name="P147"><text:bookmark text:name="ROS.2BAC8-Tutorials.2BAC8-catkin.2BAC8-CreateWorkspace.line-26"/><text:bookmark text:name="ROS.2BAC8-Tutorials.2BAC8-catkin.2BAC8-CreateWorkspace.line-1-4"/><text:bookmark text:name="ROS.2BAC8-Tutorials.2BAC8-catkin.2BAC8-CreateWorkspace.line-28"/><text:bookmark text:name="ROS.2BAC8-Tutorials.2BAC8-catkin.2BAC8-CreateWorkspace.line-27"/>$ echo $ROS_PACKAGE_PATH</text:p>
      <text:p text:style-name="P51"><text:span text:style-name="T52">&gt;&gt; </text:span>/home/youruser/catkin_ws/src:/opt/ros/kinetic/share</text:p>
      <text:p text:style-name="P32"><text:soft-page-break/>Create a package</text:p>
      <text:p text:style-name="P111"><text:tab/>Package must have 1. CmakeLists.txt <text:s/>2. package.xml –with meta info about the file <text:s/>3. be in its own folder (No nested packages)</text:p>
      <text:p text:style-name="P111">ex. basic catkin workspace</text:p>
      <text:p text:style-name="P101"><text:span text:style-name="T44"><text:tab/></text:span><text:span text:style-name="T43">workspace</text:span><text:span text:style-name="T45">1</text:span><text:span text:style-name="T43">_folder/ <text:s text:c="6"/><text:tab/>- - </text:span><text:span text:style-name="T44">workspace</text:span></text:p>
      <text:p text:style-name="P152"><text:bookmark text:name="ROS.2BAC8-Tutorials.2BAC8-catkin.2BAC8-CreatingPackage.line-2-2"/><text:s/><text:tab/> <text:s text:c="3"/>src/ <text:s text:c="14"/>-- SOURCE SPACE</text:p>
      <text:p text:style-name="P152"><text:bookmark text:name="ROS.2BAC8-Tutorials.2BAC8-catkin.2BAC8-CreatingPackage.line-3-2"/><text:s text:c="3"/><text:tab/><text:tab/>CMakeLists.txt <text:s text:c="2"/>-- 'Toplevel' CMake file, provided by catkin<text:bookmark text:name="ROS.2BAC8-Tutorials.2BAC8-catkin.2BAC8-CreatingPackage.line-4-1"/> </text:p>
      <text:p text:style-name="P152"/>
      <text:p text:style-name="P152"><text:tab/><text:tab/>package_1/</text:p>
      <text:p text:style-name="P152"><text:bookmark text:name="ROS.2BAC8-Tutorials.2BAC8-catkin.2BAC8-CreatingPackage.line-5-1"/><text:tab/> <text:s text:c="7"/>CMakeLists.txt <text:s text:c="4"/>-- CMakeLists.txt file for package_1</text:p>
      <text:p text:style-name="P152"><text:bookmark text:name="ROS.2BAC8-Tutorials.2BAC8-catkin.2BAC8-CreatingPackage.line-6-1"/><text:s text:c="5"/><text:tab/><text:tab/> <text:s/>package.xml <text:s text:c="7"/>-- Package manifest for package_1</text:p>
      <text:p text:style-name="P152"><text:bookmark text:name="ROS.2BAC8-Tutorials.2BAC8-catkin.2BAC8-CreatingPackage.line-7-1"/><text:s text:c="3"/><text:tab/><text:tab/> ...</text:p>
      <text:p text:style-name="P152"><text:bookmark text:name="ROS.2BAC8-Tutorials.2BAC8-catkin.2BAC8-CreatingPackage.line-8-1"/><text:s text:c="4"/><text:tab/><text:tab/>package_n/</text:p>
      <text:p text:style-name="P152"><text:bookmark text:name="ROS.2BAC8-Tutorials.2BAC8-catkin.2BAC8-CreatingPackage.line-9-1"/><text:s text:c="4"/><text:tab/><text:tab/> <text:s/>CMakeLists.txt <text:s text:c="4"/>-- CMakeLists.txt file for package_n</text:p>
      <text:p text:style-name="P50"><text:bookmark text:name="ROS.2BAC8-Tutorials.2BAC8-catkin.2BAC8-CreatingPackage.line-10-1"/><text:s text:c="6"/><text:tab/> <text:s/>package.xml <text:s text:c="7"/>-- Package manifest for package_n</text:p>
      <text:p text:style-name="P112">1. change to source space directory of workspace</text:p>
      <text:p text:style-name="P151"><text:span text:style-name="T43"><text:tab/></text:span><text:span text:style-name="T54">$ cd ~/catkin_ws/src</text:span></text:p>
      <text:p text:style-name="P100"><text:span text:style-name="T46">2. </text:span><text:span text:style-name="T43">Now use the </text:span><text:span text:style-name="Teletype"><text:span text:style-name="T43">catkin_create_pkg</text:span></text:span><text:span text:style-name="T43"> script to create a new package called 'beginner_tutorials' which depends on std_msgs, roscpp, and rospy: </text:span><text:bookmark text:name="ROS.2BAC8-Tutorials.2BAC8-catkin.2BAC8-CreatingPackage.line-51"/><text:bookmark text:name="ROS.2BAC8-Tutorials.2BAC8-catkin.2BAC8-CreatingPackage.line-50"/></text:p>
      <text:p text:style-name="P50"><text:bookmark text:name="ROS.2BAC8-Tutorials.2BAC8-catkin.2BAC8-CreatingPackage.line-1-4"/><text:bookmark text:name="ROS.2BAC8-Tutorials.2BAC8-catkin.2BAC8-CreatingPackage.line-52"/><text:bookmark text:name="ROS.2BAC8-Tutorials.2BAC8-catkin.2BAC8-CreatingPackage.line-53"/><text:tab/>$ catkin_create_pkg beginner_tutorials std_msgs rospy roscpp</text:p>
      <text:p text:style-name="P108"><text:bookmark text:name="ROS.2BAC8-Tutorials.2BAC8-catkin.2BAC8-CreatingPackage.line-55"/><text:bookmark text:name="ROS.2BAC8-Tutorials.2BAC8-catkin.2BAC8-CreatingPackage.line-54"/>This will create a <text:span text:style-name="Teletype">beginner_tutorials</text:span> folder which contains a <text:a xlink:type="simple" xlink:href="http://wiki.ros.org/catkin/package.xml" text:style-name="Internet_20_link" text:visited-style-name="Visited_20_Internet_20_Link">package.xml</text:a> and a <text:a xlink:type="simple" xlink:href="http://wiki.ros.org/catkin/CMakeLists.txt" text:style-name="Internet_20_link" text:visited-style-name="Visited_20_Internet_20_Link">CMakeLists.txt</text:a>, which have been partially filled out with the information you gave <text:span text:style-name="Teletype">catkin_create_pkg</text:span>. </text:p>
      <text:p text:style-name="P100"><text:span text:style-name="T46">3. </text:span><text:span text:style-name="T43">Now you need to build the packages in the catkin workspace: </text:span><text:bookmark text:name="ROS.2BAC8-Tutorials.2BAC8-catkin.2BAC8-CreatingPackage.line-70"/><text:bookmark text:name="ROS.2BAC8-Tutorials.2BAC8-catkin.2BAC8-CreatingPackage.line-69"/></text:p>
      <text:p text:style-name="P152"><text:bookmark text:name="ROS.2BAC8-Tutorials.2BAC8-catkin.2BAC8-CreatingPackage.line-1-6"/><text:bookmark text:name="ROS.2BAC8-Tutorials.2BAC8-catkin.2BAC8-CreatingPackage.line-71"/><text:bookmark text:name="ROS.2BAC8-Tutorials.2BAC8-catkin.2BAC8-CreatingPackage.line-72"/><text:bookmark text:name="ROS.2BAC8-Tutorials.2BAC8-catkin.2BAC8-CreatingPackage.line-73"/>$ cd ~/catkin_ws</text:p>
      <text:p text:style-name="P50"><text:bookmark text:name="ROS.2BAC8-Tutorials.2BAC8-catkin.2BAC8-CreatingPackage.line-2-5"/>$ catkin_make<text:bookmark text:name="ROS.2BAC8-Tutorials.2BAC8-catkin.2BAC8-CreatingPackage.line-77"/><text:bookmark text:name="ROS.2BAC8-Tutorials.2BAC8-catkin.2BAC8-CreatingPackage.line-76"/></text:p>
      <text:p text:style-name="P108"><text:span text:style-name="T53">4. </text:span>To add the workspace to your ROS environment you need to source the generated setup file: <text:bookmark text:name="ROS.2BAC8-Tutorials.2BAC8-catkin.2BAC8-CreatingPackage.line-79"/><text:bookmark text:name="ROS.2BAC8-Tutorials.2BAC8-catkin.2BAC8-CreatingPackage.line-78"/></text:p>
      <text:p text:style-name="P50"><text:bookmark text:name="ROS.2BAC8-Tutorials.2BAC8-catkin.2BAC8-CreatingPackage.line-1-7"/><text:bookmark text:name="ROS.2BAC8-Tutorials.2BAC8-catkin.2BAC8-CreatingPackage.line-80"/><text:bookmark text:name="ROS.2BAC8-Tutorials.2BAC8-catkin.2BAC8-CreatingPackage.line-81"/>$ . ~/catkin_ws/devel/setup.bash</text:p>
      <text:p text:style-name="P105"><text:span text:style-name="T47"><text:tab/></text:span><text:span text:style-name="T48">Package dependencies</text:span></text:p>
      <text:p text:style-name="P5">First order dependencies- ones we provide (std_msgs, rospy, roscpp above). Also stored in package.xml</text:p>
      <text:p text:style-name="P7"><text:span text:style-name="T3"><text:tab/></text:span>$ rospack depends1 beginner_tutorials </text:p>
      <text:list xml:id="list3857918748161671199" text:style-name="L1">
        <text:list-header>
          <text:p text:style-name="P185"><text:bookmark text:name="ROS.2BAC8-Tutorials.2BAC8-catkin.2BAC8-CreatingPackage.line-1-9"/><text:bookmark text:name="ROS.2BAC8-Tutorials.2BAC8-catkin.2BAC8-CreatingPackage.line-91"/><text:bookmark text:name="ROS.2BAC8-Tutorials.2BAC8-catkin.2BAC8-CreatingPackage.line-92"/><text:bookmark text:name="ROS.2BAC8-Tutorials.2BAC8-catkin.2BAC8-CreatingPackage.line-93"/><text:bookmark text:name="ROS.2BAC8-Tutorials.2BAC8-catkin.2BAC8-CreatingPackage.line-94"/><text:bookmark text:name="ROS.2BAC8-Tutorials.2BAC8-catkin.2BAC8-CreatingPackage.line-95"/><text:span text:style-name="T55">&gt;&gt; <text:tab/></text:span>roscpp</text:p>
          <text:list>
            <text:list-header>
              <text:p text:style-name="P185"><text:bookmark text:name="ROS.2BAC8-Tutorials.2BAC8-catkin.2BAC8-CreatingPackage.line-2-6"/>rospy</text:p>
              <text:p text:style-name="P189"><text:bookmark text:name="ROS.2BAC8-Tutorials.2BAC8-catkin.2BAC8-CreatingPackage.line-3-3"/>std_msgs</text:p>
            </text:list-header>
          </text:list>
        </text:list-header>
      </text:list>
      <text:p text:style-name="P5">overall dependencies – ros will recursively find all dependencies. </text:p>
      <text:p text:style-name="P5"><text:tab/>ex. Will go through roscpp, rospy, and std_msgs to find everything they depend on too</text:p>
      <text:p text:style-name="P5"><text:tab/><text:tab/><text:tab/></text:p>
      <text:p text:style-name="P5"><text:tab/><text:span text:style-name="T27">Building a ROS Package</text:span></text:p>
      <text:p text:style-name="P10"><text:span text:style-name="T14">catkin_make</text:span> combines cmake and make from standard cmake workflow</text:p>
      <text:p text:style-name="P10"><text:tab/>#in a catkin workspace</text:p>
      <text:p text:style-name="P10"><text:tab/>$ catkin_make <text:s text:c="2"/>#thats all you need</text:p>
      <text:p text:style-name="P10"><text:soft-page-break/><text:tab/>… <text:span text:style-name="T56">(gives output from cmake and make)</text:span></text:p>
      <text:p text:style-name="P10"/>
      <text:p text:style-name="P10"><text:tab/><text:span text:style-name="T56">~/catkin_ws$ <text:s/>ls </text:span></text:p>
      <text:p text:style-name="P10"><text:tab/><text:span text:style-name="T56">&gt;&gt; build <text:s/>devel <text:s/>src</text:span></text:p>
      <text:p text:style-name="P10"/>
      <text:p text:style-name="P11">build- where cmake and make are called to configure packages. </text:p>
      <text:p text:style-name="P47">devel-- devel space, where my executables and libraries go before installing packages</text:p>
      <text:p text:style-name="P47"/>
      <text:p text:style-name="P29">Linux Notes</text:p>
      <text:p text:style-name="P36">apt-cache search ros-kinetic | <text:span text:style-name="T14">grep </text:span>python</text:p>
      <text:p text:style-name="P35"><text:tab/>-<text:span text:style-name="T1">grep searches the output for the words “python” and highlights it</text:span></text:p>
      <text:p text:style-name="P9"><text:span text:style-name="T14">pwd</text:span> – print working directory</text:p>
      <text:p text:style-name="P48"><text:span text:style-name="T14">cat </text:span>– show file<text:tab/><text:tab/>$ cat package.xml</text:p>
      <text:p text:style-name="P48"/>
      <text:p text:style-name="P181">Transfer file from one user to another</text:p>
      <text:p text:style-name="P183"><text:span text:style-name="Source_20_Text"><text:span text:style-name="T137">cp <text:s/>file_</text:span></text:span><text:span text:style-name="Source_20_Text"><text:span text:style-name="T138">name </text:span></text:span><text:span text:style-name="Source_20_Text"><text:span text:style-name="T137"><text:s/>/tmp/</text:span></text:span></text:p>
      <text:p text:style-name="P183"><text:span text:style-name="Source_20_Text"><text:span text:style-name="T135">chmod <text:s/>a+r <text:s/>/tmp/file_</text:span></text:span><text:span text:style-name="Source_20_Text"><text:span text:style-name="T136">name</text:span></text:span></text:p>
      <text:p text:style-name="P184"><text:span text:style-name="Source_20_Text"><text:span text:style-name="T135">sudo <text:s/>-u <text:s/></text:span></text:span><text:span text:style-name="Source_20_Text"><text:span text:style-name="T136">user_two </text:span></text:span><text:span text:style-name="Source_20_Text"><text:span text:style-name="T135"><text:s/>cp /tmp/file <text:s/>~</text:span></text:span><text:span text:style-name="Source_20_Text"><text:span text:style-name="T136">user_two</text:span></text:span></text:p>
      <text:p text:style-name="P184"><text:span text:style-name="Source_20_Text"><text:span text:style-name="T135">rm /tmp/file_</text:span></text:span><text:span text:style-name="Source_20_Text"><text:span text:style-name="T136">name</text:span></text:span></text:p>
      <text:p text:style-name="P1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courier" svg:font-family="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7:36:19.915854746</meta:creation-date>
    <dc:date>2020-01-21T11:32:29.904128184</dc:date>
    <meta:editing-duration>P22DT4H4M55S</meta:editing-duration>
    <meta:editing-cycles>100</meta:editing-cycles>
    <meta:generator>LibreOffice/5.1.6.2$Linux_AARCH64 LibreOffice_project/10m0$Build-2</meta:generator>
    <meta:document-statistic meta:table-count="0" meta:image-count="0" meta:object-count="0" meta:page-count="12" meta:paragraph-count="439" meta:word-count="2888" meta:character-count="20290" meta:non-whitespace-character-count="16714"/>
  </office:meta>
</office:document-meta>
</file>